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5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26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Neutral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ce3" style:family="table-cell" style:parent-style-name="Good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ce7" style:family="table-cell" style:parent-style-name="Good" style:data-style-name="N0">
      <style:table-cell-properties fo:background-color="transparent" style:vertical-align="automatic"/>
      <style:text-properties style:use-window-font-color="true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ce1"/>
        <table:table-column table:style-name="co2" table:default-cell-style-name="ce1"/>
        <table:table-column table:style-name="co1" table:default-cell-style-name="ce1"/>
        <table:table-column table:style-name="co2" table:number-columns-repeated="1011" table:default-cell-style-name="ce1"/>
        <table:table-row table:style-name="ro1">
          <table:table-cell office:value-type="float" office:value="0.302028954029083" calcext:value-type="float">
            <text:p>0.302028954029083</text:p>
          </table:table-cell>
          <table:table-cell office:value-type="float" office:value="0.356197625398636" calcext:value-type="float">
            <text:p>0.356197625398636</text:p>
          </table:table-cell>
          <table:table-cell table:number-columns-repeated="2"/>
          <table:table-cell office:value-type="float" office:value="0.325582772493362" calcext:value-type="float">
            <text:p>0.325582772493362</text:p>
          </table:table-cell>
          <table:table-cell office:value-type="float" office:value="0.651407361030579" calcext:value-type="float">
            <text:p>0.651407361030579</text:p>
          </table:table-cell>
          <table:table-cell table:style-name="ce2" table:formula="of:=([.E1]-[.A1])/[.A1]%" office:value-type="float" office:value="7.79852995882353" calcext:value-type="float">
            <text:p>7.79852995882353</text:p>
          </table:table-cell>
          <table:table-cell table:style-name="ce2" table:formula="of:=([.F1]-[.B1])/[.B1]%" office:value-type="float" office:value="82.8780751420116" calcext:value-type="float">
            <text:p>82.8780751420116</text:p>
          </table:table-cell>
          <table:table-cell office:value-type="float" office:value="0.000203391173272394" calcext:value-type="float">
            <text:p>0.000203391173272</text:p>
          </table:table-cell>
          <table:table-cell office:value-type="float" office:value="-0.00156347674783319" calcext:value-type="float">
            <text:p>-0.001563476747833</text:p>
          </table:table-cell>
          <table:table-cell table:style-name="ce2" table:formula="of:=([.I1]-[.E1])/[.E1]%" office:value-type="float" office:value="-99.9375301181587" calcext:value-type="float">
            <text:p>-99.9375301181587</text:p>
          </table:table-cell>
          <table:table-cell table:style-name="ce2" table:formula="of:=([.J1]-[.F1])/[.F1]%" office:value-type="float" office:value="-100.240015210353" calcext:value-type="float">
            <text:p>-100.240015210353</text:p>
          </table:table-cell>
          <table:table-cell office:value-type="float" office:value="0.000203391173272394" calcext:value-type="float">
            <text:p>0.000203391173272</text:p>
          </table:table-cell>
          <table:table-cell office:value-type="float" office:value="-0.00156347674783319" calcext:value-type="float">
            <text:p>-0.001563476747833</text:p>
          </table:table-cell>
          <table:table-cell table:style-name="ce3" table:formula="of:=([.M1]-[.I1])/[.I1]%" office:value-type="float" office:value="0" calcext:value-type="float">
            <text:p>0</text:p>
          </table:table-cell>
          <table:table-cell table:style-name="ce3" table:formula="of:=([.N1]-[.J1])/[.J1]%" office:value-type="float" office:value="-0" calcext:value-type="float">
            <text:p>0</text:p>
          </table:table-cell>
          <table:table-cell table:formula="of:=([.O1] +[.O26]+[.O51]+[.O76]+[.O101])" office:value-type="float" office:value="-0.000000000000461881290985899" calcext:value-type="float">
            <text:p>-4.61881290985899E-13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0000000000461881290985899" calcext:value-type="float">
            <text:p>-4.61881290985899E-13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-0.655957341194153" calcext:value-type="float">
            <text:p>-0.655957341194153</text:p>
          </table:table-cell>
          <table:table-cell office:value-type="float" office:value="-0.616950631141663" calcext:value-type="float">
            <text:p>-0.616950631141663</text:p>
          </table:table-cell>
          <table:table-cell table:number-columns-repeated="2"/>
          <table:table-cell office:value-type="float" office:value="-0.929185330867767" calcext:value-type="float">
            <text:p>-0.929185330867767</text:p>
          </table:table-cell>
          <table:table-cell office:value-type="float" office:value="-0.788343906402588" calcext:value-type="float">
            <text:p>-0.788343906402588</text:p>
          </table:table-cell>
          <table:table-cell table:style-name="ce2" table:formula="of:=([.E2]-[.A2])/[.A2]%" office:value-type="float" office:value="41.6533168416425" calcext:value-type="float">
            <text:p>41.6533168416425</text:p>
          </table:table-cell>
          <table:table-cell table:style-name="ce2" table:formula="of:=([.F2]-[.B2])/[.B2]%" office:value-type="float" office:value="27.7807115528454" calcext:value-type="float">
            <text:p>27.7807115528454</text:p>
          </table:table-cell>
          <table:table-cell office:value-type="float" office:value="-1.66973376274109" calcext:value-type="float">
            <text:p>-1.66973376274109</text:p>
          </table:table-cell>
          <table:table-cell office:value-type="float" office:value="-1.41514015197754" calcext:value-type="float">
            <text:p>-1.41514015197754</text:p>
          </table:table-cell>
          <table:table-cell table:style-name="ce2" table:formula="of:=([.I2]-[.E2])/[.E2]%" office:value-type="float" office:value="79.6986787535402" calcext:value-type="float">
            <text:p>79.6986787535402</text:p>
          </table:table-cell>
          <table:table-cell table:style-name="ce2" table:formula="of:=([.J2]-[.F2])/[.F2]%" office:value-type="float" office:value="79.5079711385327" calcext:value-type="float">
            <text:p>79.5079711385327</text:p>
          </table:table-cell>
          <table:table-cell office:value-type="float" office:value="-1.66565299034119" calcext:value-type="float">
            <text:p>-1.66565299034119</text:p>
          </table:table-cell>
          <table:table-cell office:value-type="float" office:value="-1.46592819690704" calcext:value-type="float">
            <text:p>-1.46592819690704</text:p>
          </table:table-cell>
          <table:table-cell table:style-name="ce3" table:formula="of:=([.M2]-[.I2])/[.I2]%" office:value-type="float" office:value="-0.244396591298742" calcext:value-type="float">
            <text:p>-0.244396591298742</text:p>
          </table:table-cell>
          <table:table-cell table:style-name="ce3" table:formula="of:=([.N2]-[.J2])/[.J2]%" office:value-type="float" office:value="3.58890565422311" calcext:value-type="float">
            <text:p>3.58890565422311</text:p>
          </table:table-cell>
          <table:table-cell table:formula="of:=([.O2] +[.O27]+[.O52]+[.O77]+[.O102])" office:value-type="float" office:value="-183.60175747561" calcext:value-type="float">
            <text:p>-183.60175747561</text:p>
          </table:table-cell>
          <table:table-cell/>
          <table:table-cell table:style-name="ce7" office:value-type="float" office:value="-0.244396591298742" calcext:value-type="float">
            <text:p>-0.244396591298742</text:p>
          </table:table-cell>
          <table:table-cell office:value-type="float" office:value="-7.20886335519953" calcext:value-type="float">
            <text:p>-7.20886335519953</text:p>
          </table:table-cell>
          <table:table-cell office:value-type="float" office:value="-3.60988619952288" calcext:value-type="float">
            <text:p>-3.60988619952288</text:p>
          </table:table-cell>
          <table:table-cell office:value-type="float" office:value="-172.148271899587" calcext:value-type="float">
            <text:p>-172.148271899587</text:p>
          </table:table-cell>
          <table:table-cell office:value-type="float" office:value="-0.390339430001777" calcext:value-type="float">
            <text:p>-0.390339430001777</text:p>
          </table:table-cell>
          <table:table-cell table:number-columns-repeated="1001"/>
        </table:table-row>
        <table:table-row table:style-name="ro1">
          <table:table-cell office:value-type="float" office:value="-0.386279910802841" calcext:value-type="float">
            <text:p>-0.386279910802841</text:p>
          </table:table-cell>
          <table:table-cell office:value-type="float" office:value="0.401776731014252" calcext:value-type="float">
            <text:p>0.401776731014252</text:p>
          </table:table-cell>
          <table:table-cell table:number-columns-repeated="2"/>
          <table:table-cell office:value-type="float" office:value="0.548940300941467" calcext:value-type="float">
            <text:p>0.548940300941467</text:p>
          </table:table-cell>
          <table:table-cell office:value-type="float" office:value="-0.84202641248703" calcext:value-type="float">
            <text:p>-0.84202641248703</text:p>
          </table:table-cell>
          <table:table-cell table:style-name="ce2" table:formula="of:=([.E3]-[.A3])/[.A3]%" office:value-type="float" office:value="-242.109461452591" calcext:value-type="float">
            <text:p>-242.109461452591</text:p>
          </table:table-cell>
          <table:table-cell table:style-name="ce2" table:formula="of:=([.F3]-[.B3])/[.B3]%" office:value-type="float" office:value="-309.57570398898" calcext:value-type="float">
            <text:p>-309.57570398898</text:p>
          </table:table-cell>
          <table:table-cell office:value-type="float" office:value="2.39549422264099" calcext:value-type="float">
            <text:p>2.39549422264099</text:p>
          </table:table-cell>
          <table:table-cell office:value-type="float" office:value="-3.68405032157898" calcext:value-type="float">
            <text:p>-3.68405032157898</text:p>
          </table:table-cell>
          <table:table-cell table:style-name="ce2" table:formula="of:=([.I3]-[.E3])/[.E3]%" office:value-type="float" office:value="336.385198633179" calcext:value-type="float">
            <text:p>336.385198633179</text:p>
          </table:table-cell>
          <table:table-cell table:style-name="ce2" table:formula="of:=([.J3]-[.F3])/[.F3]%" office:value-type="float" office:value="337.52194312975" calcext:value-type="float">
            <text:p>337.52194312975</text:p>
          </table:table-cell>
          <table:table-cell office:value-type="float" office:value="3.98817896842957" calcext:value-type="float">
            <text:p>3.98817896842957</text:p>
          </table:table-cell>
          <table:table-cell office:value-type="float" office:value="-6.19731330871582" calcext:value-type="float">
            <text:p>-6.19731330871582</text:p>
          </table:table-cell>
          <table:table-cell table:style-name="ce3" table:formula="of:=([.M3]-[.I3])/[.I3]%" office:value-type="float" office:value="66.4866869949145" calcext:value-type="float">
            <text:p>66.4866869949145</text:p>
          </table:table-cell>
          <table:table-cell table:style-name="ce3" table:formula="of:=([.N3]-[.J3])/[.J3]%" office:value-type="float" office:value="68.2201047150642" calcext:value-type="float">
            <text:p>68.2201047150642</text:p>
          </table:table-cell>
          <table:table-cell table:formula="of:=([.O3] +[.O28]+[.O53]+[.O78]+[.O103])" office:value-type="float" office:value="284.931344395993" calcext:value-type="float">
            <text:p>284.931344395993</text:p>
          </table:table-cell>
          <table:table-cell/>
          <table:table-cell table:style-name="ce7" office:value-type="float" office:value="66.4866869949145" calcext:value-type="float">
            <text:p>66.4866869949145</text:p>
          </table:table-cell>
          <table:table-cell office:value-type="float" office:value="208.112444325519" calcext:value-type="float">
            <text:p>208.112444325519</text:p>
          </table:table-cell>
          <table:table-cell office:value-type="float" office:value="3.98178338066397" calcext:value-type="float">
            <text:p>3.98178338066397</text:p>
          </table:table-cell>
          <table:table-cell office:value-type="float" office:value="35.3055507135325" calcext:value-type="float">
            <text:p>35.3055507135325</text:p>
          </table:table-cell>
          <table:table-cell office:value-type="float" office:value="-28.955121018637" calcext:value-type="float">
            <text:p>-28.955121018637</text:p>
          </table:table-cell>
          <table:table-cell table:number-columns-repeated="1001"/>
        </table:table-row>
        <table:table-row table:style-name="ro1">
          <table:table-cell office:value-type="float" office:value="-0.472953319549561" calcext:value-type="float">
            <text:p>-0.472953319549561</text:p>
          </table:table-cell>
          <table:table-cell office:value-type="float" office:value="0.430182635784149" calcext:value-type="float">
            <text:p>0.430182635784149</text:p>
          </table:table-cell>
          <table:table-cell table:number-columns-repeated="2"/>
          <table:table-cell office:value-type="float" office:value="-1.06096410751343" calcext:value-type="float">
            <text:p>-1.06096410751343</text:p>
          </table:table-cell>
          <table:table-cell office:value-type="float" office:value="0.785271227359772" calcext:value-type="float">
            <text:p>0.785271227359772</text:p>
          </table:table-cell>
          <table:table-cell table:style-name="ce2" table:formula="of:=([.E4]-[.A4])/[.A4]%" office:value-type="float" office:value="124.327447056273" calcext:value-type="float">
            <text:p>124.327447056273</text:p>
          </table:table-cell>
          <table:table-cell table:style-name="ce2" table:formula="of:=([.F4]-[.B4])/[.B4]%" office:value-type="float" office:value="82.5436830866865" calcext:value-type="float">
            <text:p>82.5436830866865</text:p>
          </table:table-cell>
          <table:table-cell office:value-type="float" office:value="-2.68264746665955" calcext:value-type="float">
            <text:p>-2.68264746665955</text:p>
          </table:table-cell>
          <table:table-cell office:value-type="float" office:value="1.44922089576721" calcext:value-type="float">
            <text:p>1.44922089576721</text:p>
          </table:table-cell>
          <table:table-cell table:style-name="ce2" table:formula="of:=([.I4]-[.E4])/[.E4]%" office:value-type="float" office:value="152.849973685428" calcext:value-type="float">
            <text:p>152.849973685428</text:p>
          </table:table-cell>
          <table:table-cell table:style-name="ce2" table:formula="of:=([.J4]-[.F4])/[.F4]%" office:value-type="float" office:value="84.5503623811307" calcext:value-type="float">
            <text:p>84.5503623811307</text:p>
          </table:table-cell>
          <table:table-cell office:value-type="float" office:value="-2.73654460906982" calcext:value-type="float">
            <text:p>-2.73654460906982</text:p>
          </table:table-cell>
          <table:table-cell office:value-type="float" office:value="1.46615397930145" calcext:value-type="float">
            <text:p>1.46615397930145</text:p>
          </table:table-cell>
          <table:table-cell table:style-name="ce3" table:formula="of:=([.M4]-[.I4])/[.I4]%" office:value-type="float" office:value="2.00910268979127" calcext:value-type="float">
            <text:p>2.00910268979127</text:p>
          </table:table-cell>
          <table:table-cell table:style-name="ce3" table:formula="of:=([.N4]-[.J4])/[.J4]%" office:value-type="float" office:value="1.16842667558131" calcext:value-type="float">
            <text:p>1.16842667558131</text:p>
          </table:table-cell>
          <table:table-cell table:formula="of:=([.O4] +[.O29]+[.O54]+[.O79]+[.O104])" office:value-type="float" office:value="115.069766568619" calcext:value-type="float">
            <text:p>115.069766568619</text:p>
          </table:table-cell>
          <table:table-cell/>
          <table:table-cell table:style-name="ce7" office:value-type="float" office:value="2.00910268979127" calcext:value-type="float">
            <text:p>2.00910268979127</text:p>
          </table:table-cell>
          <table:table-cell office:value-type="float" office:value="1.3596243744431" calcext:value-type="float">
            <text:p>1.3596243744431</text:p>
          </table:table-cell>
          <table:table-cell office:value-type="float" office:value="121.034440510579" calcext:value-type="float">
            <text:p>121.034440510579</text:p>
          </table:table-cell>
          <table:table-cell office:value-type="float" office:value="-12.3998082655855" calcext:value-type="float">
            <text:p>-12.3998082655855</text:p>
          </table:table-cell>
          <table:table-cell office:value-type="float" office:value="3.06640725939138" calcext:value-type="float">
            <text:p>3.06640725939138</text:p>
          </table:table-cell>
          <table:table-cell table:number-columns-repeated="1001"/>
        </table:table-row>
        <table:table-row table:style-name="ro1">
          <table:table-cell office:value-type="float" office:value="0.304173707962036" calcext:value-type="float">
            <text:p>0.304173707962036</text:p>
          </table:table-cell>
          <table:table-cell office:value-type="float" office:value="0.361864149570465" calcext:value-type="float">
            <text:p>0.361864149570465</text:p>
          </table:table-cell>
          <table:table-cell table:number-columns-repeated="2"/>
          <table:table-cell office:value-type="float" office:value="0.265550822019577" calcext:value-type="float">
            <text:p>0.265550822019577</text:p>
          </table:table-cell>
          <table:table-cell office:value-type="float" office:value="0.447215914726257" calcext:value-type="float">
            <text:p>0.447215914726257</text:p>
          </table:table-cell>
          <table:table-cell table:style-name="ce2" table:formula="of:=([.E5]-[.A5])/[.A5]%" office:value-type="float" office:value="-12.6976411607802" calcext:value-type="float">
            <text:p>-12.6976411607802</text:p>
          </table:table-cell>
          <table:table-cell table:style-name="ce2" table:formula="of:=([.F5]-[.B5])/[.B5]%" office:value-type="float" office:value="23.5866872297533" calcext:value-type="float">
            <text:p>23.5866872297533</text:p>
          </table:table-cell>
          <table:table-cell office:value-type="float" office:value="0.00125849258620292" calcext:value-type="float">
            <text:p>0.001258492586203</text:p>
          </table:table-cell>
          <table:table-cell office:value-type="float" office:value="-0.00146989163476974" calcext:value-type="float">
            <text:p>-0.00146989163477</text:p>
          </table:table-cell>
          <table:table-cell table:style-name="ce2" table:formula="of:=([.I5]-[.E5])/[.E5]%" office:value-type="float" office:value="-99.526082210316" calcext:value-type="float">
            <text:p>-99.526082210316</text:p>
          </table:table-cell>
          <table:table-cell table:style-name="ce2" table:formula="of:=([.J5]-[.F5])/[.F5]%" office:value-type="float" office:value="-100.328676056994" calcext:value-type="float">
            <text:p>-100.328676056994</text:p>
          </table:table-cell>
          <table:table-cell office:value-type="float" office:value="0.00125849258620292" calcext:value-type="float">
            <text:p>0.001258492586203</text:p>
          </table:table-cell>
          <table:table-cell office:value-type="float" office:value="-0.00146989163476974" calcext:value-type="float">
            <text:p>-0.00146989163477</text:p>
          </table:table-cell>
          <table:table-cell table:style-name="ce3" table:formula="of:=([.M5]-[.I5])/[.I5]%" office:value-type="float" office:value="0" calcext:value-type="float">
            <text:p>0</text:p>
          </table:table-cell>
          <table:table-cell table:style-name="ce3" table:formula="of:=([.N5]-[.J5])/[.J5]%" office:value-type="float" office:value="-0" calcext:value-type="float">
            <text:p>0</text:p>
          </table:table-cell>
          <table:table-cell table:formula="of:=([.O5] +[.O30]+[.O55]+[.O80]+[.O105])" office:value-type="float" office:value="0" calcext:value-type="float">
            <text:p>0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number-columns-repeated="4" office:value-type="float" office:value="-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-0.420897454023361" calcext:value-type="float">
            <text:p>-0.420897454023361</text:p>
          </table:table-cell>
          <table:table-cell office:value-type="float" office:value="0.272765249013901" calcext:value-type="float">
            <text:p>0.272765249013901</text:p>
          </table:table-cell>
          <table:table-cell table:number-columns-repeated="2"/>
          <table:table-cell office:value-type="float" office:value="-0.065207913517952" calcext:value-type="float">
            <text:p>-0.065207913517952</text:p>
          </table:table-cell>
          <table:table-cell office:value-type="float" office:value="-0.102664843201637" calcext:value-type="float">
            <text:p>-0.102664843201637</text:p>
          </table:table-cell>
          <table:table-cell table:style-name="ce2" table:formula="of:=([.E6]-[.A6])/[.A6]%" office:value-type="float" office:value="-84.5074107969461" calcext:value-type="float">
            <text:p>-84.5074107969461</text:p>
          </table:table-cell>
          <table:table-cell table:style-name="ce2" table:formula="of:=([.F6]-[.B6])/[.B6]%" office:value-type="float" office:value="-137.638534810717" calcext:value-type="float">
            <text:p>-137.638534810717</text:p>
          </table:table-cell>
          <table:table-cell office:value-type="float" office:value="-0.065207913517952" calcext:value-type="float">
            <text:p>-0.065207913517952</text:p>
          </table:table-cell>
          <table:table-cell office:value-type="float" office:value="-0.102664843201637" calcext:value-type="float">
            <text:p>-0.102664843201637</text:p>
          </table:table-cell>
          <table:table-cell table:style-name="ce2" table:formula="of:=([.I6]-[.E6])/[.E6]%" office:value-type="float" office:value="-0" calcext:value-type="float">
            <text:p>0</text:p>
          </table:table-cell>
          <table:table-cell table:style-name="ce2" table:formula="of:=([.J6]-[.F6])/[.F6]%" office:value-type="float" office:value="-0" calcext:value-type="float">
            <text:p>0</text:p>
          </table:table-cell>
          <table:table-cell office:value-type="float" office:value="-0.065207913517952" calcext:value-type="float">
            <text:p>-0.065207913517952</text:p>
          </table:table-cell>
          <table:table-cell office:value-type="float" office:value="-0.102664843201637" calcext:value-type="float">
            <text:p>-0.102664843201637</text:p>
          </table:table-cell>
          <table:table-cell table:style-name="ce3" table:formula="of:=([.M6]-[.I6])/[.I6]%" office:value-type="float" office:value="-0" calcext:value-type="float">
            <text:p>0</text:p>
          </table:table-cell>
          <table:table-cell table:style-name="ce3" table:formula="of:=([.N6]-[.J6])/[.J6]%" office:value-type="float" office:value="-0" calcext:value-type="float">
            <text:p>0</text:p>
          </table:table-cell>
          <table:table-cell table:formula="of:=([.O6] +[.O31]+[.O56]+[.O81]+[.O106])" office:value-type="float" office:value="0" calcext:value-type="float">
            <text:p>0</text:p>
          </table:table-cell>
          <table:table-cell/>
          <table:table-cell table:style-name="ce7" office:value-type="float" office:value="-0" calcext:value-type="float">
            <text:p>0</text:p>
          </table:table-cell>
          <table:table-cell table:number-columns-repeated="4" office:value-type="float" office:value="-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-0.374029010534286" calcext:value-type="float">
            <text:p>-0.374029010534286</text:p>
          </table:table-cell>
          <table:table-cell office:value-type="float" office:value="0.325455635786057" calcext:value-type="float">
            <text:p>0.325455635786057</text:p>
          </table:table-cell>
          <table:table-cell table:number-columns-repeated="2"/>
          <table:table-cell office:value-type="float" office:value="-0.000697237148415297" calcext:value-type="float">
            <text:p>-0.000697237148415</text:p>
          </table:table-cell>
          <table:table-cell office:value-type="float" office:value="-0.101843260228634" calcext:value-type="float">
            <text:p>-0.101843260228634</text:p>
          </table:table-cell>
          <table:table-cell table:style-name="ce2" table:formula="of:=([.E7]-[.A7])/[.A7]%" office:value-type="float" office:value="-99.8135874146716" calcext:value-type="float">
            <text:p>-99.8135874146716</text:p>
          </table:table-cell>
          <table:table-cell table:style-name="ce2" table:formula="of:=([.F7]-[.B7])/[.B7]%" office:value-type="float" office:value="-131.292517022376" calcext:value-type="float">
            <text:p>-131.292517022376</text:p>
          </table:table-cell>
          <table:table-cell office:value-type="float" office:value="-0.000697237148415297" calcext:value-type="float">
            <text:p>-0.000697237148415</text:p>
          </table:table-cell>
          <table:table-cell office:value-type="float" office:value="-0.101843260228634" calcext:value-type="float">
            <text:p>-0.101843260228634</text:p>
          </table:table-cell>
          <table:table-cell table:style-name="ce2" table:formula="of:=([.I7]-[.E7])/[.E7]%" office:value-type="float" office:value="-0" calcext:value-type="float">
            <text:p>0</text:p>
          </table:table-cell>
          <table:table-cell table:style-name="ce2" table:formula="of:=([.J7]-[.F7])/[.F7]%" office:value-type="float" office:value="-0" calcext:value-type="float">
            <text:p>0</text:p>
          </table:table-cell>
          <table:table-cell office:value-type="float" office:value="-0.000697237148415297" calcext:value-type="float">
            <text:p>-0.000697237148415</text:p>
          </table:table-cell>
          <table:table-cell office:value-type="float" office:value="-0.101843260228634" calcext:value-type="float">
            <text:p>-0.101843260228634</text:p>
          </table:table-cell>
          <table:table-cell table:style-name="ce3" table:formula="of:=([.M7]-[.I7])/[.I7]%" office:value-type="float" office:value="-0" calcext:value-type="float">
            <text:p>0</text:p>
          </table:table-cell>
          <table:table-cell table:style-name="ce3" table:formula="of:=([.N7]-[.J7])/[.J7]%" office:value-type="float" office:value="-0" calcext:value-type="float">
            <text:p>0</text:p>
          </table:table-cell>
          <table:table-cell table:formula="of:=([.O7] +[.O32]+[.O57]+[.O82]+[.O107])" office:value-type="float" office:value="0" calcext:value-type="float">
            <text:p>0</text:p>
          </table:table-cell>
          <table:table-cell/>
          <table:table-cell table:style-name="ce7" office:value-type="float" office:value="-0" calcext:value-type="float">
            <text:p>0</text:p>
          </table:table-cell>
          <table:table-cell table:number-columns-repeated="4" office:value-type="float" office:value="-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.30529773235321" calcext:value-type="float">
            <text:p>0.30529773235321</text:p>
          </table:table-cell>
          <table:table-cell office:value-type="float" office:value="0.359141409397125" calcext:value-type="float">
            <text:p>0.359141409397125</text:p>
          </table:table-cell>
          <table:table-cell table:number-columns-repeated="2"/>
          <table:table-cell office:value-type="float" office:value="0.473738223314285" calcext:value-type="float">
            <text:p>0.473738223314285</text:p>
          </table:table-cell>
          <table:table-cell office:value-type="float" office:value="0.601533830165863" calcext:value-type="float">
            <text:p>0.601533830165863</text:p>
          </table:table-cell>
          <table:table-cell table:style-name="ce2" table:formula="of:=([.E8]-[.A8])/[.A8]%" office:value-type="float" office:value="55.172532616849" calcext:value-type="float">
            <text:p>55.172532616849</text:p>
          </table:table-cell>
          <table:table-cell table:style-name="ce2" table:formula="of:=([.F8]-[.B8])/[.B8]%" office:value-type="float" office:value="67.4921951149079" calcext:value-type="float">
            <text:p>67.4921951149079</text:p>
          </table:table-cell>
          <table:table-cell office:value-type="float" office:value="0.0000380584206141066" calcext:value-type="float">
            <text:p>3.80584206141066E-05</text:p>
          </table:table-cell>
          <table:table-cell office:value-type="float" office:value="-0.000125267411931418" calcext:value-type="float">
            <text:p>-0.000125267411931</text:p>
          </table:table-cell>
          <table:table-cell table:style-name="ce2" table:formula="of:=([.I8]-[.E8])/[.E8]%" office:value-type="float" office:value="-99.9919663605888" calcext:value-type="float">
            <text:p>-99.9919663605888</text:p>
          </table:table-cell>
          <table:table-cell table:style-name="ce2" table:formula="of:=([.J8]-[.F8])/[.F8]%" office:value-type="float" office:value="-100.020824666153" calcext:value-type="float">
            <text:p>-100.020824666153</text:p>
          </table:table-cell>
          <table:table-cell office:value-type="float" office:value="0.0000380584206141066" calcext:value-type="float">
            <text:p>3.80584206141066E-05</text:p>
          </table:table-cell>
          <table:table-cell office:value-type="float" office:value="-0.000125267411931418" calcext:value-type="float">
            <text:p>-0.000125267411931</text:p>
          </table:table-cell>
          <table:table-cell table:style-name="ce3" table:formula="of:=([.M8]-[.I8])/[.I8]%" office:value-type="float" office:value="0" calcext:value-type="float">
            <text:p>0</text:p>
          </table:table-cell>
          <table:table-cell table:style-name="ce3" table:formula="of:=([.N8]-[.J8])/[.J8]%" office:value-type="float" office:value="-0" calcext:value-type="float">
            <text:p>0</text:p>
          </table:table-cell>
          <table:table-cell table:formula="of:=([.O8] +[.O33]+[.O58]+[.O83]+[.O108])" office:value-type="float" office:value="0" calcext:value-type="float">
            <text:p>0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number-columns-repeated="4" office:value-type="float" office:value="-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.4554163813591" calcext:value-type="float">
            <text:p>0.4554163813591</text:p>
          </table:table-cell>
          <table:table-cell office:value-type="float" office:value="-0.688235819339752" calcext:value-type="float">
            <text:p>-0.688235819339752</text:p>
          </table:table-cell>
          <table:table-cell table:number-columns-repeated="2"/>
          <table:table-cell office:value-type="float" office:value="0.879890441894531" calcext:value-type="float">
            <text:p>0.879890441894531</text:p>
          </table:table-cell>
          <table:table-cell office:value-type="float" office:value="-1.11827266216278" calcext:value-type="float">
            <text:p>-1.11827266216278</text:p>
          </table:table-cell>
          <table:table-cell table:style-name="ce2" table:formula="of:=([.E9]-[.A9])/[.A9]%" office:value-type="float" office:value="93.2057075480404" calcext:value-type="float">
            <text:p>93.2057075480404</text:p>
          </table:table-cell>
          <table:table-cell table:style-name="ce2" table:formula="of:=([.F9]-[.B9])/[.B9]%" office:value-type="float" office:value="62.4839380251347" calcext:value-type="float">
            <text:p>62.4839380251347</text:p>
          </table:table-cell>
          <table:table-cell office:value-type="float" office:value="1.43319034576416" calcext:value-type="float">
            <text:p>1.43319034576416</text:p>
          </table:table-cell>
          <table:table-cell office:value-type="float" office:value="-1.9321300983429" calcext:value-type="float">
            <text:p>-1.9321300983429</text:p>
          </table:table-cell>
          <table:table-cell table:style-name="ce2" table:formula="of:=([.I9]-[.E9])/[.E9]%" office:value-type="float" office:value="62.8828178515378" calcext:value-type="float">
            <text:p>62.8828178515378</text:p>
          </table:table-cell>
          <table:table-cell table:style-name="ce2" table:formula="of:=([.J9]-[.F9])/[.F9]%" office:value-type="float" office:value="72.7780856777886" calcext:value-type="float">
            <text:p>72.7780856777886</text:p>
          </table:table-cell>
          <table:table-cell office:value-type="float" office:value="1.48921227455139" calcext:value-type="float">
            <text:p>1.48921227455139</text:p>
          </table:table-cell>
          <table:table-cell office:value-type="float" office:value="-1.96495246887207" calcext:value-type="float">
            <text:p>-1.96495246887207</text:p>
          </table:table-cell>
          <table:table-cell table:style-name="ce3" table:formula="of:=([.M9]-[.I9])/[.I9]%" office:value-type="float" office:value="3.90889660628864" calcext:value-type="float">
            <text:p>3.90889660628864</text:p>
          </table:table-cell>
          <table:table-cell table:style-name="ce3" table:formula="of:=([.N9]-[.J9])/[.J9]%" office:value-type="float" office:value="1.69876606949608" calcext:value-type="float">
            <text:p>1.69876606949608</text:p>
          </table:table-cell>
          <table:table-cell table:formula="of:=([.O9] +[.O34]+[.O59]+[.O84]+[.O109])" office:value-type="float" office:value="168.467998423944" calcext:value-type="float">
            <text:p>168.467998423944</text:p>
          </table:table-cell>
          <table:table-cell/>
          <table:table-cell table:style-name="ce7" office:value-type="float" office:value="3.90889660628864" calcext:value-type="float">
            <text:p>3.90889660628864</text:p>
          </table:table-cell>
          <table:table-cell office:value-type="float" office:value="-4.56355278831005" calcext:value-type="float">
            <text:p>-4.56355278831005</text:p>
          </table:table-cell>
          <table:table-cell office:value-type="float" office:value="4.60704024359409" calcext:value-type="float">
            <text:p>4.60704024359409</text:p>
          </table:table-cell>
          <table:table-cell office:value-type="float" office:value="164.195190876048" calcext:value-type="float">
            <text:p>164.195190876048</text:p>
          </table:table-cell>
          <table:table-cell office:value-type="float" office:value="0.320423486322811" calcext:value-type="float">
            <text:p>0.320423486322811</text:p>
          </table:table-cell>
          <table:table-cell table:number-columns-repeated="1001"/>
        </table:table-row>
        <table:table-row table:style-name="ro1">
          <table:table-cell office:value-type="float" office:value="-0.655489444732666" calcext:value-type="float">
            <text:p>-0.655489444732666</text:p>
          </table:table-cell>
          <table:table-cell office:value-type="float" office:value="-0.615710496902466" calcext:value-type="float">
            <text:p>-0.615710496902466</text:p>
          </table:table-cell>
          <table:table-cell table:number-columns-repeated="2"/>
          <table:table-cell office:value-type="float" office:value="-1.34433364868164" calcext:value-type="float">
            <text:p>-1.34433364868164</text:p>
          </table:table-cell>
          <table:table-cell office:value-type="float" office:value="-1.1864161491394" calcext:value-type="float">
            <text:p>-1.1864161491394</text:p>
          </table:table-cell>
          <table:table-cell table:style-name="ce2" table:formula="of:=([.E10]-[.A10])/[.A10]%" office:value-type="float" office:value="105.088527280544" calcext:value-type="float">
            <text:p>105.088527280544</text:p>
          </table:table-cell>
          <table:table-cell table:style-name="ce2" table:formula="of:=([.F10]-[.B10])/[.B10]%" office:value-type="float" office:value="92.6905834979362" calcext:value-type="float">
            <text:p>92.6905834979362</text:p>
          </table:table-cell>
          <table:table-cell office:value-type="float" office:value="-1.19028425216675" calcext:value-type="float">
            <text:p>-1.19028425216675</text:p>
          </table:table-cell>
          <table:table-cell office:value-type="float" office:value="-2.61281180381775" calcext:value-type="float">
            <text:p>-2.61281180381775</text:p>
          </table:table-cell>
          <table:table-cell table:style-name="ce2" table:formula="of:=([.I10]-[.E10])/[.E10]%" office:value-type="float" office:value="-11.4591639260064" calcext:value-type="float">
            <text:p>-11.4591639260064</text:p>
          </table:table-cell>
          <table:table-cell table:style-name="ce2" table:formula="of:=([.J10]-[.F10])/[.F10]%" office:value-type="float" office:value="120.227262222705" calcext:value-type="float">
            <text:p>120.227262222705</text:p>
          </table:table-cell>
          <table:table-cell office:value-type="float" office:value="-1.19028425216675" calcext:value-type="float">
            <text:p>-1.19028425216675</text:p>
          </table:table-cell>
          <table:table-cell office:value-type="float" office:value="-2.61281180381775" calcext:value-type="float">
            <text:p>-2.61281180381775</text:p>
          </table:table-cell>
          <table:table-cell table:style-name="ce3" table:formula="of:=([.M10]-[.I10])/[.I10]%" office:value-type="float" office:value="-0" calcext:value-type="float">
            <text:p>0</text:p>
          </table:table-cell>
          <table:table-cell table:style-name="ce3" table:formula="of:=([.N10]-[.J10])/[.J10]%" office:value-type="float" office:value="-0" calcext:value-type="float">
            <text:p>0</text:p>
          </table:table-cell>
          <table:table-cell table:formula="of:=([.O10] +[.O35]+[.O60]+[.O85]+[.O110])" office:value-type="float" office:value="0" calcext:value-type="float">
            <text:p>0</text:p>
          </table:table-cell>
          <table:table-cell/>
          <table:table-cell table:style-name="ce7" office:value-type="float" office:value="-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-0.474816679954529" calcext:value-type="float">
            <text:p>-0.474816679954529</text:p>
          </table:table-cell>
          <table:table-cell office:value-type="float" office:value="0.42761641740799" calcext:value-type="float">
            <text:p>0.42761641740799</text:p>
          </table:table-cell>
          <table:table-cell table:number-columns-repeated="2"/>
          <table:table-cell office:value-type="float" office:value="-1.00395596027374" calcext:value-type="float">
            <text:p>-1.00395596027374</text:p>
          </table:table-cell>
          <table:table-cell office:value-type="float" office:value="0.733688235282898" calcext:value-type="float">
            <text:p>0.733688235282898</text:p>
          </table:table-cell>
          <table:table-cell table:style-name="ce2" table:formula="of:=([.E11]-[.A11])/[.A11]%" office:value-type="float" office:value="111.440752327801" calcext:value-type="float">
            <text:p>111.440752327801</text:p>
          </table:table-cell>
          <table:table-cell table:style-name="ce2" table:formula="of:=([.F11]-[.B11])/[.B11]%" office:value-type="float" office:value="71.5762551237326" calcext:value-type="float">
            <text:p>71.5762551237326</text:p>
          </table:table-cell>
          <table:table-cell office:value-type="float" office:value="-0.0924768298864365" calcext:value-type="float">
            <text:p>-0.092476829886437</text:p>
          </table:table-cell>
          <table:table-cell office:value-type="float" office:value="-0.120535798370838" calcext:value-type="float">
            <text:p>-0.120535798370838</text:p>
          </table:table-cell>
          <table:table-cell table:style-name="ce2" table:formula="of:=([.I11]-[.E11])/[.E11]%" office:value-type="float" office:value="-90.7887563254048" calcext:value-type="float">
            <text:p>-90.7887563254048</text:p>
          </table:table-cell>
          <table:table-cell table:style-name="ce2" table:formula="of:=([.J11]-[.F11])/[.F11]%" office:value-type="float" office:value="-116.428748966427" calcext:value-type="float">
            <text:p>-116.428748966427</text:p>
          </table:table-cell>
          <table:table-cell office:value-type="float" office:value="-0.0924768298864365" calcext:value-type="float">
            <text:p>-0.092476829886437</text:p>
          </table:table-cell>
          <table:table-cell office:value-type="float" office:value="-0.120535798370838" calcext:value-type="float">
            <text:p>-0.120535798370838</text:p>
          </table:table-cell>
          <table:table-cell table:style-name="ce3" table:formula="of:=([.M11]-[.I11])/[.I11]%" office:value-type="float" office:value="-0" calcext:value-type="float">
            <text:p>0</text:p>
          </table:table-cell>
          <table:table-cell table:style-name="ce3" table:formula="of:=([.N11]-[.J11])/[.J11]%" office:value-type="float" office:value="-0" calcext:value-type="float">
            <text:p>0</text:p>
          </table:table-cell>
          <table:table-cell table:formula="of:=([.O11] +[.O36]+[.O61]+[.O86]+[.O111])" office:value-type="float" office:value="0" calcext:value-type="float">
            <text:p>0</text:p>
          </table:table-cell>
          <table:table-cell/>
          <table:table-cell table:style-name="ce7" office:value-type="float" office:value="-0" calcext:value-type="float">
            <text:p>0</text:p>
          </table:table-cell>
          <table:table-cell table:number-columns-repeated="4" office:value-type="float" office:value="-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.607200860977173" calcext:value-type="float">
            <text:p>0.607200860977173</text:p>
          </table:table-cell>
          <table:table-cell office:value-type="float" office:value="-0.669451475143433" calcext:value-type="float">
            <text:p>-0.669451475143433</text:p>
          </table:table-cell>
          <table:table-cell table:number-columns-repeated="2"/>
          <table:table-cell office:value-type="float" office:value="1.51050472259521" calcext:value-type="float">
            <text:p>1.51050472259521</text:p>
          </table:table-cell>
          <table:table-cell office:value-type="float" office:value="-1.71541786193848" calcext:value-type="float">
            <text:p>-1.71541786193848</text:p>
          </table:table-cell>
          <table:table-cell table:style-name="ce2" table:formula="of:=([.E12]-[.A12])/[.A12]%" office:value-type="float" office:value="148.765247164562" calcext:value-type="float">
            <text:p>148.765247164562</text:p>
          </table:table-cell>
          <table:table-cell table:style-name="ce2" table:formula="of:=([.F12]-[.B12])/[.B12]%" office:value-type="float" office:value="156.242300694153" calcext:value-type="float">
            <text:p>156.242300694153</text:p>
          </table:table-cell>
          <table:table-cell office:value-type="float" office:value="2.79811310768127" calcext:value-type="float">
            <text:p>2.79811310768127</text:p>
          </table:table-cell>
          <table:table-cell office:value-type="float" office:value="-3.2578501701355" calcext:value-type="float">
            <text:p>-3.2578501701355</text:p>
          </table:table-cell>
          <table:table-cell table:style-name="ce2" table:formula="of:=([.I12]-[.E12])/[.E12]%" office:value-type="float" office:value="85.2435855264202" calcext:value-type="float">
            <text:p>85.2435855264202</text:p>
          </table:table-cell>
          <table:table-cell table:style-name="ce2" table:formula="of:=([.J12]-[.F12])/[.F12]%" office:value-type="float" office:value="89.9158358100584" calcext:value-type="float">
            <text:p>89.9158358100584</text:p>
          </table:table-cell>
          <table:table-cell office:value-type="float" office:value="2.96190452575684" calcext:value-type="float">
            <text:p>2.96190452575684</text:p>
          </table:table-cell>
          <table:table-cell office:value-type="float" office:value="-3.64465403556824" calcext:value-type="float">
            <text:p>-3.64465403556824</text:p>
          </table:table-cell>
          <table:table-cell table:style-name="ce3" table:formula="of:=([.M12]-[.I12])/[.I12]%" office:value-type="float" office:value="5.85363821161954" calcext:value-type="float">
            <text:p>5.85363821161954</text:p>
          </table:table-cell>
          <table:table-cell table:style-name="ce3" table:formula="of:=([.N12]-[.J12])/[.J12]%" office:value-type="float" office:value="11.8729789656548" calcext:value-type="float">
            <text:p>11.8729789656548</text:p>
          </table:table-cell>
          <table:table-cell table:formula="of:=([.O12] +[.O37]+[.O62]+[.O87]+[.O112])" office:value-type="float" office:value="-46.3609599210108" calcext:value-type="float">
            <text:p>-46.3609599210108</text:p>
          </table:table-cell>
          <table:table-cell/>
          <table:table-cell table:style-name="ce7" office:value-type="float" office:value="5.85363821161954" calcext:value-type="float">
            <text:p>5.85363821161954</text:p>
          </table:table-cell>
          <table:table-cell office:value-type="float" office:value="-136.184466102582" calcext:value-type="float">
            <text:p>-136.184466102582</text:p>
          </table:table-cell>
          <table:table-cell office:value-type="float" office:value="16.3813037959423" calcext:value-type="float">
            <text:p>16.3813037959423</text:p>
          </table:table-cell>
          <table:table-cell office:value-type="float" office:value="22.8754833946406" calcext:value-type="float">
            <text:p>22.8754833946406</text:p>
          </table:table-cell>
          <table:table-cell office:value-type="float" office:value="44.7130807793686" calcext:value-type="float">
            <text:p>44.7130807793686</text:p>
          </table:table-cell>
          <table:table-cell table:number-columns-repeated="1001"/>
        </table:table-row>
        <table:table-row table:style-name="ro1">
          <table:table-cell office:value-type="float" office:value="-0.638578593730927" calcext:value-type="float">
            <text:p>-0.638578593730927</text:p>
          </table:table-cell>
          <table:table-cell office:value-type="float" office:value="-0.738421082496643" calcext:value-type="float">
            <text:p>-0.738421082496643</text:p>
          </table:table-cell>
          <table:table-cell table:number-columns-repeated="2"/>
          <table:table-cell office:value-type="float" office:value="-1.29187905788422" calcext:value-type="float">
            <text:p>-1.29187905788422</text:p>
          </table:table-cell>
          <table:table-cell office:value-type="float" office:value="-1.39559328556061" calcext:value-type="float">
            <text:p>-1.39559328556061</text:p>
          </table:table-cell>
          <table:table-cell table:style-name="ce2" table:formula="of:=([.E13]-[.A13])/[.A13]%" office:value-type="float" office:value="102.305412453047" calcext:value-type="float">
            <text:p>102.305412453047</text:p>
          </table:table-cell>
          <table:table-cell table:style-name="ce2" table:formula="of:=([.F13]-[.B13])/[.B13]%" office:value-type="float" office:value="88.9969447841371" calcext:value-type="float">
            <text:p>88.9969447841371</text:p>
          </table:table-cell>
          <table:table-cell office:value-type="float" office:value="-3.25230741500854" calcext:value-type="float">
            <text:p>-3.25230741500854</text:p>
          </table:table-cell>
          <table:table-cell office:value-type="float" office:value="-3.42328691482544" calcext:value-type="float">
            <text:p>-3.42328691482544</text:p>
          </table:table-cell>
          <table:table-cell table:style-name="ce2" table:formula="of:=([.I13]-[.E13])/[.E13]%" office:value-type="float" office:value="151.750146049664" calcext:value-type="float">
            <text:p>151.750146049664</text:p>
          </table:table-cell>
          <table:table-cell table:style-name="ce2" table:formula="of:=([.J13]-[.F13])/[.F13]%" office:value-type="float" office:value="145.292589914568" calcext:value-type="float">
            <text:p>145.292589914568</text:p>
          </table:table-cell>
          <table:table-cell office:value-type="float" office:value="-3.88147187232971" calcext:value-type="float">
            <text:p>-3.88147187232971</text:p>
          </table:table-cell>
          <table:table-cell office:value-type="float" office:value="-4.01497364044189" calcext:value-type="float">
            <text:p>-4.01497364044189</text:p>
          </table:table-cell>
          <table:table-cell table:style-name="ce3" table:formula="of:=([.M13]-[.I13])/[.I13]%" office:value-type="float" office:value="19.3451718130255" calcext:value-type="float">
            <text:p>19.3451718130255</text:p>
          </table:table-cell>
          <table:table-cell table:style-name="ce3" table:formula="of:=([.N13]-[.J13])/[.J13]%" office:value-type="float" office:value="17.2841698735213" calcext:value-type="float">
            <text:p>17.2841698735213</text:p>
          </table:table-cell>
          <table:table-cell table:formula="of:=([.O13] +[.O38]+[.O63]+[.O88]+[.O113])" office:value-type="float" office:value="-28.7984467219923" calcext:value-type="float">
            <text:p>-28.7984467219923</text:p>
          </table:table-cell>
          <table:table-cell/>
          <table:table-cell table:style-name="ce7" office:value-type="float" office:value="19.3451718130255" calcext:value-type="float">
            <text:p>19.3451718130255</text:p>
          </table:table-cell>
          <table:table-cell office:value-type="float" office:value="-37.0355295463885" calcext:value-type="float">
            <text:p>-37.0355295463885</text:p>
          </table:table-cell>
          <table:table-cell office:value-type="float" office:value="15.8622345748577" calcext:value-type="float">
            <text:p>15.8622345748577</text:p>
          </table:table-cell>
          <table:table-cell office:value-type="float" office:value="-43.7928659713861" calcext:value-type="float">
            <text:p>-43.7928659713861</text:p>
          </table:table-cell>
          <table:table-cell office:value-type="float" office:value="16.8225424078991" calcext:value-type="float">
            <text:p>16.8225424078991</text:p>
          </table:table-cell>
          <table:table-cell table:number-columns-repeated="1001"/>
        </table:table-row>
        <table:table-row table:style-name="ro1">
          <table:table-cell office:value-type="float" office:value="0.305455893278122" calcext:value-type="float">
            <text:p>0.305455893278122</text:p>
          </table:table-cell>
          <table:table-cell office:value-type="float" office:value="0.361561387777328" calcext:value-type="float">
            <text:p>0.361561387777328</text:p>
          </table:table-cell>
          <table:table-cell table:number-columns-repeated="2"/>
          <table:table-cell office:value-type="float" office:value="0.469097375869751" calcext:value-type="float">
            <text:p>0.469097375869751</text:p>
          </table:table-cell>
          <table:table-cell office:value-type="float" office:value="0.618347764015198" calcext:value-type="float">
            <text:p>0.618347764015198</text:p>
          </table:table-cell>
          <table:table-cell table:style-name="ce2" table:formula="of:=([.E14]-[.A14])/[.A14]%" office:value-type="float" office:value="53.5728680286522" calcext:value-type="float">
            <text:p>53.5728680286522</text:p>
          </table:table-cell>
          <table:table-cell table:style-name="ce2" table:formula="of:=([.F14]-[.B14])/[.B14]%" office:value-type="float" office:value="71.0215152719833" calcext:value-type="float">
            <text:p>71.0215152719833</text:p>
          </table:table-cell>
          <table:table-cell office:value-type="float" office:value="0.97575855255127" calcext:value-type="float">
            <text:p>0.97575855255127</text:p>
          </table:table-cell>
          <table:table-cell office:value-type="float" office:value="1.25510454177856" calcext:value-type="float">
            <text:p>1.25510454177856</text:p>
          </table:table-cell>
          <table:table-cell table:style-name="ce2" table:formula="of:=([.I14]-[.E14])/[.E14]%" office:value-type="float" office:value="108.007676602778" calcext:value-type="float">
            <text:p>108.007676602778</text:p>
          </table:table-cell>
          <table:table-cell table:style-name="ce2" table:formula="of:=([.J14]-[.F14])/[.F14]%" office:value-type="float" office:value="102.977129508584" calcext:value-type="float">
            <text:p>102.977129508584</text:p>
          </table:table-cell>
          <table:table-cell office:value-type="float" office:value="0.970682084560394" calcext:value-type="float">
            <text:p>0.970682084560394</text:p>
          </table:table-cell>
          <table:table-cell office:value-type="float" office:value="1.24429976940155" calcext:value-type="float">
            <text:p>1.24429976940155</text:p>
          </table:table-cell>
          <table:table-cell table:style-name="ce3" table:formula="of:=([.M14]-[.I14])/[.I14]%" office:value-type="float" office:value="-0.520258621110968" calcext:value-type="float">
            <text:p>-0.520258621110968</text:p>
          </table:table-cell>
          <table:table-cell table:style-name="ce3" table:formula="of:=([.N14]-[.J14])/[.J14]%" office:value-type="float" office:value="-0.860866327652571" calcext:value-type="float">
            <text:p>-0.860866327652571</text:p>
          </table:table-cell>
          <table:table-cell table:formula="of:=([.O14] +[.O39]+[.O64]+[.O89]+[.O114])" office:value-type="float" office:value="-128.792943297858" calcext:value-type="float">
            <text:p>-128.792943297858</text:p>
          </table:table-cell>
          <table:table-cell/>
          <table:table-cell table:style-name="ce7" office:value-type="float" office:value="-0.520258621110968" calcext:value-type="float">
            <text:p>-0.520258621110968</text:p>
          </table:table-cell>
          <table:table-cell office:value-type="float" office:value="-58.3780569858365" calcext:value-type="float">
            <text:p>-58.3780569858365</text:p>
          </table:table-cell>
          <table:table-cell office:value-type="float" office:value="0.143955627896727" calcext:value-type="float">
            <text:p>0.143955627896727</text:p>
          </table:table-cell>
          <table:table-cell office:value-type="float" office:value="-70.330266522758" calcext:value-type="float">
            <text:p>-70.330266522758</text:p>
          </table:table-cell>
          <table:table-cell office:value-type="float" office:value="0.291683203950405" calcext:value-type="float">
            <text:p>0.291683203950405</text:p>
          </table:table-cell>
          <table:table-cell table:number-columns-repeated="1001"/>
        </table:table-row>
        <table:table-row table:style-name="ro1">
          <table:table-cell office:value-type="float" office:value="-0.459696471691132" calcext:value-type="float">
            <text:p>-0.459696471691132</text:p>
          </table:table-cell>
          <table:table-cell office:value-type="float" office:value="0.415105164051056" calcext:value-type="float">
            <text:p>0.415105164051056</text:p>
          </table:table-cell>
          <table:table-cell table:number-columns-repeated="2"/>
          <table:table-cell office:value-type="float" office:value="-0.703705847263336" calcext:value-type="float">
            <text:p>-0.703705847263336</text:p>
          </table:table-cell>
          <table:table-cell office:value-type="float" office:value="0.461533665657043" calcext:value-type="float">
            <text:p>0.461533665657043</text:p>
          </table:table-cell>
          <table:table-cell table:style-name="ce2" table:formula="of:=([.E15]-[.A15])/[.A15]%" office:value-type="float" office:value="53.0805413133893" calcext:value-type="float">
            <text:p>53.0805413133893</text:p>
          </table:table-cell>
          <table:table-cell table:style-name="ce2" table:formula="of:=([.F15]-[.B15])/[.B15]%" office:value-type="float" office:value="11.1847564489169" calcext:value-type="float">
            <text:p>11.1847564489169</text:p>
          </table:table-cell>
          <table:table-cell office:value-type="float" office:value="0.0000256122930295533" calcext:value-type="float">
            <text:p>2.56122930295533E-05</text:p>
          </table:table-cell>
          <table:table-cell office:value-type="float" office:value="-0.0350044444203377" calcext:value-type="float">
            <text:p>-0.035004444420338</text:p>
          </table:table-cell>
          <table:table-cell table:style-name="ce2" table:formula="of:=([.I15]-[.E15])/[.E15]%" office:value-type="float" office:value="-100.003639630554" calcext:value-type="float">
            <text:p>-100.003639630554</text:p>
          </table:table-cell>
          <table:table-cell table:style-name="ce2" table:formula="of:=([.J15]-[.F15])/[.F15]%" office:value-type="float" office:value="-107.584375100894" calcext:value-type="float">
            <text:p>-107.584375100894</text:p>
          </table:table-cell>
          <table:table-cell office:value-type="float" office:value="0.0000256122930295533" calcext:value-type="float">
            <text:p>2.56122930295533E-05</text:p>
          </table:table-cell>
          <table:table-cell office:value-type="float" office:value="-0.0350044444203377" calcext:value-type="float">
            <text:p>-0.035004444420338</text:p>
          </table:table-cell>
          <table:table-cell table:style-name="ce3" table:formula="of:=([.M15]-[.I15])/[.I15]%" office:value-type="float" office:value="0" calcext:value-type="float">
            <text:p>0</text:p>
          </table:table-cell>
          <table:table-cell table:style-name="ce3" table:formula="of:=([.N15]-[.J15])/[.J15]%" office:value-type="float" office:value="-0" calcext:value-type="float">
            <text:p>0</text:p>
          </table:table-cell>
          <table:table-cell table:formula="of:=([.O15] +[.O40]+[.O65]+[.O90]+[.O115])" office:value-type="float" office:value="0" calcext:value-type="float">
            <text:p>0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number-columns-repeated="4" office:value-type="float" office:value="-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.0265358611941338" calcext:value-type="float">
            <text:p>0.026535861194134</text:p>
          </table:table-cell>
          <table:table-cell office:value-type="float" office:value="-0.0766501054167748" calcext:value-type="float">
            <text:p>-0.076650105416775</text:p>
          </table:table-cell>
          <table:table-cell table:number-columns-repeated="2"/>
          <table:table-cell office:value-type="float" office:value="0.0265358611941338" calcext:value-type="float">
            <text:p>0.026535861194134</text:p>
          </table:table-cell>
          <table:table-cell office:value-type="float" office:value="-0.0766501054167748" calcext:value-type="float">
            <text:p>-0.076650105416775</text:p>
          </table:table-cell>
          <table:table-cell table:style-name="ce2" table:formula="of:=([.E16]-[.A16])/[.A16]%" office:value-type="float" office:value="0" calcext:value-type="float">
            <text:p>0</text:p>
          </table:table-cell>
          <table:table-cell table:style-name="ce2" table:formula="of:=([.F16]-[.B16])/[.B16]%" office:value-type="float" office:value="-0" calcext:value-type="float">
            <text:p>0</text:p>
          </table:table-cell>
          <table:table-cell office:value-type="float" office:value="0.0265358611941338" calcext:value-type="float">
            <text:p>0.026535861194134</text:p>
          </table:table-cell>
          <table:table-cell office:value-type="float" office:value="-0.0766501054167748" calcext:value-type="float">
            <text:p>-0.076650105416775</text:p>
          </table:table-cell>
          <table:table-cell table:style-name="ce2" table:formula="of:=([.I16]-[.E16])/[.E16]%" office:value-type="float" office:value="0" calcext:value-type="float">
            <text:p>0</text:p>
          </table:table-cell>
          <table:table-cell table:style-name="ce2" table:formula="of:=([.J16]-[.F16])/[.F16]%" office:value-type="float" office:value="-0" calcext:value-type="float">
            <text:p>0</text:p>
          </table:table-cell>
          <table:table-cell office:value-type="float" office:value="0.0265358611941338" calcext:value-type="float">
            <text:p>0.026535861194134</text:p>
          </table:table-cell>
          <table:table-cell office:value-type="float" office:value="-0.0766501054167748" calcext:value-type="float">
            <text:p>-0.076650105416775</text:p>
          </table:table-cell>
          <table:table-cell table:style-name="ce3" table:formula="of:=([.M16]-[.I16])/[.I16]%" office:value-type="float" office:value="0" calcext:value-type="float">
            <text:p>0</text:p>
          </table:table-cell>
          <table:table-cell table:style-name="ce3" table:formula="of:=([.N16]-[.J16])/[.J16]%" office:value-type="float" office:value="-0" calcext:value-type="float">
            <text:p>0</text:p>
          </table:table-cell>
          <table:table-cell table:formula="of:=([.O16] +[.O41]+[.O66]+[.O91]+[.O116])" office:value-type="float" office:value="0" calcext:value-type="float">
            <text:p>0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number-columns-repeated="4" office:value-type="float" office:value="-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-0.434984087944031" calcext:value-type="float">
            <text:p>-0.434984087944031</text:p>
          </table:table-cell>
          <table:table-cell office:value-type="float" office:value="0.383087784051895" calcext:value-type="float">
            <text:p>0.383087784051895</text:p>
          </table:table-cell>
          <table:table-cell table:number-columns-repeated="2"/>
          <table:table-cell office:value-type="float" office:value="0.000590624287724495" calcext:value-type="float">
            <text:p>0.000590624287724</text:p>
          </table:table-cell>
          <table:table-cell office:value-type="float" office:value="-0.118321403861046" calcext:value-type="float">
            <text:p>-0.118321403861046</text:p>
          </table:table-cell>
          <table:table-cell table:style-name="ce2" table:formula="of:=([.E17]-[.A17])/[.A17]%" office:value-type="float" office:value="-100.135780665108" calcext:value-type="float">
            <text:p>-100.135780665108</text:p>
          </table:table-cell>
          <table:table-cell table:style-name="ce2" table:formula="of:=([.F17]-[.B17])/[.B17]%" office:value-type="float" office:value="-130.886237772859" calcext:value-type="float">
            <text:p>-130.886237772859</text:p>
          </table:table-cell>
          <table:table-cell office:value-type="float" office:value="0.000590624287724495" calcext:value-type="float">
            <text:p>0.000590624287724</text:p>
          </table:table-cell>
          <table:table-cell office:value-type="float" office:value="-0.118321403861046" calcext:value-type="float">
            <text:p>-0.118321403861046</text:p>
          </table:table-cell>
          <table:table-cell table:style-name="ce2" table:formula="of:=([.I17]-[.E17])/[.E17]%" office:value-type="float" office:value="0" calcext:value-type="float">
            <text:p>0</text:p>
          </table:table-cell>
          <table:table-cell table:style-name="ce2" table:formula="of:=([.J17]-[.F17])/[.F17]%" office:value-type="float" office:value="-0" calcext:value-type="float">
            <text:p>0</text:p>
          </table:table-cell>
          <table:table-cell office:value-type="float" office:value="0.000590624287724495" calcext:value-type="float">
            <text:p>0.000590624287724</text:p>
          </table:table-cell>
          <table:table-cell office:value-type="float" office:value="-0.118321403861046" calcext:value-type="float">
            <text:p>-0.118321403861046</text:p>
          </table:table-cell>
          <table:table-cell table:style-name="ce3" table:formula="of:=([.M17]-[.I17])/[.I17]%" office:value-type="float" office:value="0" calcext:value-type="float">
            <text:p>0</text:p>
          </table:table-cell>
          <table:table-cell table:style-name="ce3" table:formula="of:=([.N17]-[.J17])/[.J17]%" office:value-type="float" office:value="-0" calcext:value-type="float">
            <text:p>0</text:p>
          </table:table-cell>
          <table:table-cell table:formula="of:=([.O17] +[.O42]+[.O67]+[.O92]+[.O117])" office:value-type="float" office:value="0" calcext:value-type="float">
            <text:p>0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.551888525485992" calcext:value-type="float">
            <text:p>0.551888525485992</text:p>
          </table:table-cell>
          <table:table-cell office:value-type="float" office:value="-0.687718331813812" calcext:value-type="float">
            <text:p>-0.687718331813812</text:p>
          </table:table-cell>
          <table:table-cell table:number-columns-repeated="2"/>
          <table:table-cell office:value-type="float" office:value="0.68136990070343" calcext:value-type="float">
            <text:p>0.68136990070343</text:p>
          </table:table-cell>
          <table:table-cell office:value-type="float" office:value="-1.4889851808548" calcext:value-type="float">
            <text:p>-1.4889851808548</text:p>
          </table:table-cell>
          <table:table-cell table:style-name="ce2" table:formula="of:=([.E18]-[.A18])/[.A18]%" office:value-type="float" office:value="23.4615088442756" calcext:value-type="float">
            <text:p>23.4615088442756</text:p>
          </table:table-cell>
          <table:table-cell table:style-name="ce2" table:formula="of:=([.F18]-[.B18])/[.B18]%" office:value-type="float" office:value="116.510904533793" calcext:value-type="float">
            <text:p>116.510904533793</text:p>
          </table:table-cell>
          <table:table-cell office:value-type="float" office:value="0.658270835876465" calcext:value-type="float">
            <text:p>0.658270835876465</text:p>
          </table:table-cell>
          <table:table-cell office:value-type="float" office:value="-1.5120815038681" calcext:value-type="float">
            <text:p>-1.5120815038681</text:p>
          </table:table-cell>
          <table:table-cell table:style-name="ce2" table:formula="of:=([.I18]-[.E18])/[.E18]%" office:value-type="float" office:value="-3.39009175531797" calcext:value-type="float">
            <text:p>-3.39009175531797</text:p>
          </table:table-cell>
          <table:table-cell table:style-name="ce2" table:formula="of:=([.J18]-[.F18])/[.F18]%" office:value-type="float" office:value="1.55114525720423" calcext:value-type="float">
            <text:p>1.55114525720423</text:p>
          </table:table-cell>
          <table:table-cell office:value-type="float" office:value="0.658270835876465" calcext:value-type="float">
            <text:p>0.658270835876465</text:p>
          </table:table-cell>
          <table:table-cell office:value-type="float" office:value="-1.5120815038681" calcext:value-type="float">
            <text:p>-1.5120815038681</text:p>
          </table:table-cell>
          <table:table-cell table:style-name="ce3" table:formula="of:=([.M18]-[.I18])/[.I18]%" office:value-type="float" office:value="0" calcext:value-type="float">
            <text:p>0</text:p>
          </table:table-cell>
          <table:table-cell table:style-name="ce3" table:formula="of:=([.N18]-[.J18])/[.J18]%" office:value-type="float" office:value="-0" calcext:value-type="float">
            <text:p>0</text:p>
          </table:table-cell>
          <table:table-cell table:formula="of:=([.O18] +[.O43]+[.O68]+[.O93]+[.O118])" office:value-type="float" office:value="0" calcext:value-type="float">
            <text:p>0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-0.521712958812714" calcext:value-type="float">
            <text:p>-0.521712958812714</text:p>
          </table:table-cell>
          <table:table-cell office:value-type="float" office:value="0.638280987739563" calcext:value-type="float">
            <text:p>0.638280987739563</text:p>
          </table:table-cell>
          <table:table-cell table:number-columns-repeated="2"/>
          <table:table-cell office:value-type="float" office:value="-0.820055663585663" calcext:value-type="float">
            <text:p>-0.820055663585663</text:p>
          </table:table-cell>
          <table:table-cell office:value-type="float" office:value="0.951294779777527" calcext:value-type="float">
            <text:p>0.951294779777527</text:p>
          </table:table-cell>
          <table:table-cell table:style-name="ce2" table:formula="of:=([.E19]-[.A19])/[.A19]%" office:value-type="float" office:value="57.1852202889307" calcext:value-type="float">
            <text:p>57.1852202889307</text:p>
          </table:table-cell>
          <table:table-cell table:style-name="ce2" table:formula="of:=([.F19]-[.B19])/[.B19]%" office:value-type="float" office:value="49.0401246552063" calcext:value-type="float">
            <text:p>49.0401246552063</text:p>
          </table:table-cell>
          <table:table-cell office:value-type="float" office:value="-0.945677816867828" calcext:value-type="float">
            <text:p>-0.945677816867828</text:p>
          </table:table-cell>
          <table:table-cell office:value-type="float" office:value="1.1224946975708" calcext:value-type="float">
            <text:p>1.1224946975708</text:p>
          </table:table-cell>
          <table:table-cell table:style-name="ce2" table:formula="of:=([.I19]-[.E19])/[.E19]%" office:value-type="float" office:value="15.3187349176868" calcext:value-type="float">
            <text:p>15.3187349176868</text:p>
          </table:table-cell>
          <table:table-cell table:style-name="ce2" table:formula="of:=([.J19]-[.F19])/[.F19]%" office:value-type="float" office:value="17.996516057127" calcext:value-type="float">
            <text:p>17.996516057127</text:p>
          </table:table-cell>
          <table:table-cell office:value-type="float" office:value="-0.944774925708771" calcext:value-type="float">
            <text:p>-0.944774925708771</text:p>
          </table:table-cell>
          <table:table-cell office:value-type="float" office:value="1.14078330993652" calcext:value-type="float">
            <text:p>1.14078330993652</text:p>
          </table:table-cell>
          <table:table-cell table:style-name="ce3" table:formula="of:=([.M19]-[.I19])/[.I19]%" office:value-type="float" office:value="-0.095475556574621" calcext:value-type="float">
            <text:p>-0.095475556574621</text:p>
          </table:table-cell>
          <table:table-cell table:style-name="ce3" table:formula="of:=([.N19]-[.J19])/[.J19]%" office:value-type="float" office:value="1.62928274007014" calcext:value-type="float">
            <text:p>1.62928274007014</text:p>
          </table:table-cell>
          <table:table-cell table:formula="of:=([.O19] +[.O44]+[.O69]+[.O94]+[.O119])" office:value-type="float" office:value="-149.78113227251" calcext:value-type="float">
            <text:p>-149.78113227251</text:p>
          </table:table-cell>
          <table:table-cell/>
          <table:table-cell table:style-name="ce7" office:value-type="float" office:value="-0.095475556574621" calcext:value-type="float">
            <text:p>-0.095475556574621</text:p>
          </table:table-cell>
          <table:table-cell office:value-type="float" office:value="-5.40820123967924" calcext:value-type="float">
            <text:p>-5.40820123967924</text:p>
          </table:table-cell>
          <table:table-cell office:value-type="float" office:value="0.522026061615002" calcext:value-type="float">
            <text:p>0.522026061615002</text:p>
          </table:table-cell>
          <table:table-cell office:value-type="float" office:value="-144.944507041398" calcext:value-type="float">
            <text:p>-144.944507041398</text:p>
          </table:table-cell>
          <table:table-cell office:value-type="float" office:value="0.145025503527561" calcext:value-type="float">
            <text:p>0.145025503527561</text:p>
          </table:table-cell>
          <table:table-cell table:number-columns-repeated="1001"/>
        </table:table-row>
        <table:table-row table:style-name="ro1">
          <table:table-cell office:value-type="float" office:value="-0.0752690434455872" calcext:value-type="float">
            <text:p>-0.075269043445587</text:p>
          </table:table-cell>
          <table:table-cell office:value-type="float" office:value="-0.0958894044160843" calcext:value-type="float">
            <text:p>-0.095889404416084</text:p>
          </table:table-cell>
          <table:table-cell table:number-columns-repeated="2"/>
          <table:table-cell office:value-type="float" office:value="-0.0752690434455872" calcext:value-type="float">
            <text:p>-0.075269043445587</text:p>
          </table:table-cell>
          <table:table-cell office:value-type="float" office:value="-0.0958894044160843" calcext:value-type="float">
            <text:p>-0.095889404416084</text:p>
          </table:table-cell>
          <table:table-cell table:style-name="ce2" table:formula="of:=([.E20]-[.A20])/[.A20]%" office:value-type="float" office:value="-0" calcext:value-type="float">
            <text:p>0</text:p>
          </table:table-cell>
          <table:table-cell table:style-name="ce2" table:formula="of:=([.F20]-[.B20])/[.B20]%" office:value-type="float" office:value="-0" calcext:value-type="float">
            <text:p>0</text:p>
          </table:table-cell>
          <table:table-cell office:value-type="float" office:value="-0.0752690434455872" calcext:value-type="float">
            <text:p>-0.075269043445587</text:p>
          </table:table-cell>
          <table:table-cell office:value-type="float" office:value="-0.0958894044160843" calcext:value-type="float">
            <text:p>-0.095889404416084</text:p>
          </table:table-cell>
          <table:table-cell table:style-name="ce2" table:formula="of:=([.I20]-[.E20])/[.E20]%" office:value-type="float" office:value="-0" calcext:value-type="float">
            <text:p>0</text:p>
          </table:table-cell>
          <table:table-cell table:style-name="ce2" table:formula="of:=([.J20]-[.F20])/[.F20]%" office:value-type="float" office:value="-0" calcext:value-type="float">
            <text:p>0</text:p>
          </table:table-cell>
          <table:table-cell office:value-type="float" office:value="-0.0752690434455872" calcext:value-type="float">
            <text:p>-0.075269043445587</text:p>
          </table:table-cell>
          <table:table-cell office:value-type="float" office:value="-0.0958894044160843" calcext:value-type="float">
            <text:p>-0.095889404416084</text:p>
          </table:table-cell>
          <table:table-cell table:style-name="ce3" table:formula="of:=([.M20]-[.I20])/[.I20]%" office:value-type="float" office:value="-0" calcext:value-type="float">
            <text:p>0</text:p>
          </table:table-cell>
          <table:table-cell table:style-name="ce3" table:formula="of:=([.N20]-[.J20])/[.J20]%" office:value-type="float" office:value="-0" calcext:value-type="float">
            <text:p>0</text:p>
          </table:table-cell>
          <table:table-cell table:formula="of:=([.O20] +[.O45]+[.O70]+[.O95]+[.O120])" office:value-type="float" office:value="0" calcext:value-type="float">
            <text:p>0</text:p>
          </table:table-cell>
          <table:table-cell/>
          <table:table-cell table:style-name="ce7" office:value-type="float" office:value="-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.441886454820633" calcext:value-type="float">
            <text:p>0.441886454820633</text:p>
          </table:table-cell>
          <table:table-cell office:value-type="float" office:value="0.0382193885743618" calcext:value-type="float">
            <text:p>0.038219388574362</text:p>
          </table:table-cell>
          <table:table-cell table:number-columns-repeated="2"/>
          <table:table-cell office:value-type="float" office:value="0.451779782772064" calcext:value-type="float">
            <text:p>0.451779782772064</text:p>
          </table:table-cell>
          <table:table-cell office:value-type="float" office:value="0.0237412489950657" calcext:value-type="float">
            <text:p>0.023741248995066</text:p>
          </table:table-cell>
          <table:table-cell table:style-name="ce2" table:formula="of:=([.E21]-[.A21])/[.A21]%" office:value-type="float" office:value="2.23888463733224" calcext:value-type="float">
            <text:p>2.23888463733224</text:p>
          </table:table-cell>
          <table:table-cell table:style-name="ce2" table:formula="of:=([.F21]-[.B21])/[.B21]%" office:value-type="float" office:value="-37.8816619505218" calcext:value-type="float">
            <text:p>-37.8816619505218</text:p>
          </table:table-cell>
          <table:table-cell office:value-type="float" office:value="0.67143726348877" calcext:value-type="float">
            <text:p>0.67143726348877</text:p>
          </table:table-cell>
          <table:table-cell office:value-type="float" office:value="0.0653465762734413" calcext:value-type="float">
            <text:p>0.065346576273441</text:p>
          </table:table-cell>
          <table:table-cell table:style-name="ce2" table:formula="of:=([.I21]-[.E21])/[.E21]%" office:value-type="float" office:value="48.6204759692686" calcext:value-type="float">
            <text:p>48.6204759692686</text:p>
          </table:table-cell>
          <table:table-cell table:style-name="ce2" table:formula="of:=([.J21]-[.F21])/[.F21]%" office:value-type="float" office:value="175.244896707089" calcext:value-type="float">
            <text:p>175.244896707089</text:p>
          </table:table-cell>
          <table:table-cell office:value-type="float" office:value="0.671275198459625" calcext:value-type="float">
            <text:p>0.671275198459625</text:p>
          </table:table-cell>
          <table:table-cell office:value-type="float" office:value="0.0339931324124336" calcext:value-type="float">
            <text:p>0.033993132412434</text:p>
          </table:table-cell>
          <table:table-cell table:style-name="ce3" table:formula="of:=([.M21]-[.I21])/[.I21]%" office:value-type="float" office:value="-0.0241370322973671" calcext:value-type="float">
            <text:p>-0.024137032297367</text:p>
          </table:table-cell>
          <table:table-cell table:style-name="ce3" table:formula="of:=([.N21]-[.J21])/[.J21]%" office:value-type="float" office:value="-47.9802395917575" calcext:value-type="float">
            <text:p>-47.9802395917575</text:p>
          </table:table-cell>
          <table:table-cell table:formula="of:=([.O21] +[.O46]+[.O71]+[.O96]+[.O121])" office:value-type="float" office:value="-39.0043704874765" calcext:value-type="float">
            <text:p>-39.0043704874765</text:p>
          </table:table-cell>
          <table:table-cell/>
          <table:table-cell table:style-name="ce7" office:value-type="float" office:value="-0.0241370322973671" calcext:value-type="float">
            <text:p>-0.024137032297367</text:p>
          </table:table-cell>
          <table:table-cell office:value-type="float" office:value="-4.06407115933448" calcext:value-type="float">
            <text:p>-4.06407115933448</text:p>
          </table:table-cell>
          <table:table-cell office:value-type="float" office:value="84.3856279972963" calcext:value-type="float">
            <text:p>84.3856279972963</text:p>
          </table:table-cell>
          <table:table-cell office:value-type="float" office:value="-119.434118781881" calcext:value-type="float">
            <text:p>-119.434118781881</text:p>
          </table:table-cell>
          <table:table-cell office:value-type="float" office:value="0.132328488739853" calcext:value-type="float">
            <text:p>0.132328488739853</text:p>
          </table:table-cell>
          <table:table-cell table:number-columns-repeated="1001"/>
        </table:table-row>
        <table:table-row table:style-name="ro1">
          <table:table-cell office:value-type="float" office:value="0.00644641974940896" calcext:value-type="float">
            <text:p>0.006446419749409</text:p>
          </table:table-cell>
          <table:table-cell office:value-type="float" office:value="-0.0833283141255379" calcext:value-type="float">
            <text:p>-0.083328314125538</text:p>
          </table:table-cell>
          <table:table-cell table:number-columns-repeated="2"/>
          <table:table-cell office:value-type="float" office:value="0.00644641974940896" calcext:value-type="float">
            <text:p>0.006446419749409</text:p>
          </table:table-cell>
          <table:table-cell office:value-type="float" office:value="-0.0833283141255379" calcext:value-type="float">
            <text:p>-0.083328314125538</text:p>
          </table:table-cell>
          <table:table-cell table:style-name="ce2" table:formula="of:=([.E22]-[.A22])/[.A22]%" office:value-type="float" office:value="0" calcext:value-type="float">
            <text:p>0</text:p>
          </table:table-cell>
          <table:table-cell table:style-name="ce2" table:formula="of:=([.F22]-[.B22])/[.B22]%" office:value-type="float" office:value="-0" calcext:value-type="float">
            <text:p>0</text:p>
          </table:table-cell>
          <table:table-cell office:value-type="float" office:value="0.00644641974940896" calcext:value-type="float">
            <text:p>0.006446419749409</text:p>
          </table:table-cell>
          <table:table-cell office:value-type="float" office:value="-0.0833283141255379" calcext:value-type="float">
            <text:p>-0.083328314125538</text:p>
          </table:table-cell>
          <table:table-cell table:style-name="ce2" table:formula="of:=([.I22]-[.E22])/[.E22]%" office:value-type="float" office:value="0" calcext:value-type="float">
            <text:p>0</text:p>
          </table:table-cell>
          <table:table-cell table:style-name="ce2" table:formula="of:=([.J22]-[.F22])/[.F22]%" office:value-type="float" office:value="-0" calcext:value-type="float">
            <text:p>0</text:p>
          </table:table-cell>
          <table:table-cell office:value-type="float" office:value="0.00644641974940896" calcext:value-type="float">
            <text:p>0.006446419749409</text:p>
          </table:table-cell>
          <table:table-cell office:value-type="float" office:value="-0.0833283141255379" calcext:value-type="float">
            <text:p>-0.083328314125538</text:p>
          </table:table-cell>
          <table:table-cell table:style-name="ce3" table:formula="of:=([.M22]-[.I22])/[.I22]%" office:value-type="float" office:value="0" calcext:value-type="float">
            <text:p>0</text:p>
          </table:table-cell>
          <table:table-cell table:style-name="ce3" table:formula="of:=([.N22]-[.J22])/[.J22]%" office:value-type="float" office:value="-0" calcext:value-type="float">
            <text:p>0</text:p>
          </table:table-cell>
          <table:table-cell table:formula="of:=([.O22] +[.O47]+[.O72]+[.O97]+[.O122])" office:value-type="float" office:value="0" calcext:value-type="float">
            <text:p>0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number-columns-repeated="4" office:value-type="float" office:value="-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0.274864345788956" calcext:value-type="float">
            <text:p>0.274864345788956</text:p>
          </table:table-cell>
          <table:table-cell office:value-type="float" office:value="0.324969172477722" calcext:value-type="float">
            <text:p>0.324969172477722</text:p>
          </table:table-cell>
          <table:table-cell table:number-columns-repeated="2"/>
          <table:table-cell office:value-type="float" office:value="0.0000168905153259402" calcext:value-type="float">
            <text:p>1.68905153259402E-05</text:p>
          </table:table-cell>
          <table:table-cell office:value-type="float" office:value="-0.000388874585041776" calcext:value-type="float">
            <text:p>-0.000388874585042</text:p>
          </table:table-cell>
          <table:table-cell table:style-name="ce2" table:formula="of:=([.E23]-[.A23])/[.A23]%" office:value-type="float" office:value="-99.9938549631538" calcext:value-type="float">
            <text:p>-99.9938549631538</text:p>
          </table:table-cell>
          <table:table-cell table:style-name="ce2" table:formula="of:=([.F23]-[.B23])/[.B23]%" office:value-type="float" office:value="-100.119665069175" calcext:value-type="float">
            <text:p>-100.119665069175</text:p>
          </table:table-cell>
          <table:table-cell office:value-type="float" office:value="0.0000168905153259402" calcext:value-type="float">
            <text:p>1.68905153259402E-05</text:p>
          </table:table-cell>
          <table:table-cell office:value-type="float" office:value="-0.000388874585041776" calcext:value-type="float">
            <text:p>-0.000388874585042</text:p>
          </table:table-cell>
          <table:table-cell table:style-name="ce2" table:formula="of:=([.I23]-[.E23])/[.E23]%" office:value-type="float" office:value="0" calcext:value-type="float">
            <text:p>0</text:p>
          </table:table-cell>
          <table:table-cell table:style-name="ce2" table:formula="of:=([.J23]-[.F23])/[.F23]%" office:value-type="float" office:value="-0" calcext:value-type="float">
            <text:p>0</text:p>
          </table:table-cell>
          <table:table-cell office:value-type="float" office:value="0.0000168905153259402" calcext:value-type="float">
            <text:p>1.68905153259402E-05</text:p>
          </table:table-cell>
          <table:table-cell office:value-type="float" office:value="-0.000388874585041776" calcext:value-type="float">
            <text:p>-0.000388874585042</text:p>
          </table:table-cell>
          <table:table-cell table:style-name="ce3" table:formula="of:=([.M23]-[.I23])/[.I23]%" office:value-type="float" office:value="0" calcext:value-type="float">
            <text:p>0</text:p>
          </table:table-cell>
          <table:table-cell table:style-name="ce3" table:formula="of:=([.N23]-[.J23])/[.J23]%" office:value-type="float" office:value="-0" calcext:value-type="float">
            <text:p>0</text:p>
          </table:table-cell>
          <table:table-cell table:formula="of:=([.O23] +[.O48]+[.O73]+[.O98]+[.O123])" office:value-type="float" office:value="0" calcext:value-type="float">
            <text:p>0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number-columns-repeated="4" office:value-type="float" office:value="-0" calcext:value-type="float">
            <text:p>0</text:p>
          </table:table-cell>
          <table:table-cell table:number-columns-repeated="1001"/>
        </table:table-row>
        <table:table-row table:style-name="ro1">
          <table:table-cell office:value-type="float" office:value="-1.44163763523102" calcext:value-type="float">
            <text:p>-1.44163763523102</text:p>
          </table:table-cell>
          <table:table-cell office:value-type="float" office:value="0.430643290281296" calcext:value-type="float">
            <text:p>0.430643290281296</text:p>
          </table:table-cell>
          <table:table-cell table:number-columns-repeated="2"/>
          <table:table-cell office:value-type="float" office:value="-1.88707327842712" calcext:value-type="float">
            <text:p>-1.88707327842712</text:p>
          </table:table-cell>
          <table:table-cell office:value-type="float" office:value="0.568664252758026" calcext:value-type="float">
            <text:p>0.568664252758026</text:p>
          </table:table-cell>
          <table:table-cell table:style-name="ce2" table:formula="of:=([.E24]-[.A24])/[.A24]%" office:value-type="float" office:value="30.8978922518712" calcext:value-type="float">
            <text:p>30.8978922518712</text:p>
          </table:table-cell>
          <table:table-cell table:style-name="ce2" table:formula="of:=([.F24]-[.B24])/[.B24]%" office:value-type="float" office:value="32.0499507577547" calcext:value-type="float">
            <text:p>32.0499507577547</text:p>
          </table:table-cell>
          <table:table-cell office:value-type="float" office:value="-3.10876822471619" calcext:value-type="float">
            <text:p>-3.10876822471619</text:p>
          </table:table-cell>
          <table:table-cell office:value-type="float" office:value="0.992014110088348" calcext:value-type="float">
            <text:p>0.992014110088348</text:p>
          </table:table-cell>
          <table:table-cell table:style-name="ce2" table:formula="of:=([.I24]-[.E24])/[.E24]%" office:value-type="float" office:value="64.7401963800448" calcext:value-type="float">
            <text:p>64.7401963800448</text:p>
          </table:table-cell>
          <table:table-cell table:style-name="ce2" table:formula="of:=([.J24]-[.F24])/[.F24]%" office:value-type="float" office:value="74.4463636103504" calcext:value-type="float">
            <text:p>74.4463636103504</text:p>
          </table:table-cell>
          <table:table-cell office:value-type="float" office:value="-3.24702501296997" calcext:value-type="float">
            <text:p>-3.24702501296997</text:p>
          </table:table-cell>
          <table:table-cell office:value-type="float" office:value="1.02399277687073" calcext:value-type="float">
            <text:p>1.02399277687073</text:p>
          </table:table-cell>
          <table:table-cell table:style-name="ce3" table:formula="of:=([.M24]-[.I24])/[.I24]%" office:value-type="float" office:value="4.44731733792739" calcext:value-type="float">
            <text:p>4.44731733792739</text:p>
          </table:table-cell>
          <table:table-cell table:style-name="ce3" table:formula="of:=([.N24]-[.J24])/[.J24]%" office:value-type="float" office:value="3.22361007340223" calcext:value-type="float">
            <text:p>3.22361007340223</text:p>
          </table:table-cell>
          <table:table-cell table:formula="of:=([.O24] +[.O49]+[.O74]+[.O99]+[.O124])" office:value-type="float" office:value="461.014529202824" calcext:value-type="float">
            <text:p>461.014529202824</text:p>
          </table:table-cell>
          <table:table-cell/>
          <table:table-cell table:style-name="ce7" office:value-type="float" office:value="4.44731733792739" calcext:value-type="float">
            <text:p>4.44731733792739</text:p>
          </table:table-cell>
          <table:table-cell office:value-type="float" office:value="2.72853895738059" calcext:value-type="float">
            <text:p>2.72853895738059</text:p>
          </table:table-cell>
          <table:table-cell office:value-type="float" office:value="262.101393078256" calcext:value-type="float">
            <text:p>262.101393078256</text:p>
          </table:table-cell>
          <table:table-cell office:value-type="float" office:value="188.392964255901" calcext:value-type="float">
            <text:p>188.392964255901</text:p>
          </table:table-cell>
          <table:table-cell office:value-type="float" office:value="3.34431557335927" calcext:value-type="float">
            <text:p>3.34431557335927</text:p>
          </table:table-cell>
          <table:table-cell table:number-columns-repeated="1001"/>
        </table:table-row>
        <table:table-row table:style-name="ro1">
          <table:table-cell office:value-type="float" office:value="0.631032764911652" calcext:value-type="float">
            <text:p>0.631032764911652</text:p>
          </table:table-cell>
          <table:table-cell office:value-type="float" office:value="-0.659671008586883" calcext:value-type="float">
            <text:p>-0.659671008586883</text:p>
          </table:table-cell>
          <table:table-cell table:number-columns-repeated="2"/>
          <table:table-cell office:value-type="float" office:value="0.437871336936951" calcext:value-type="float">
            <text:p>0.437871336936951</text:p>
          </table:table-cell>
          <table:table-cell office:value-type="float" office:value="-0.996904969215393" calcext:value-type="float">
            <text:p>-0.996904969215393</text:p>
          </table:table-cell>
          <table:table-cell table:style-name="ce2" table:formula="of:=([.E25]-[.A25])/[.A25]%" office:value-type="float" office:value="-30.6103642655933" calcext:value-type="float">
            <text:p>-30.6103642655933</text:p>
          </table:table-cell>
          <table:table-cell table:style-name="ce2" table:formula="of:=([.F25]-[.B25])/[.B25]%" office:value-type="float" office:value="51.1215372873392" calcext:value-type="float">
            <text:p>51.1215372873392</text:p>
          </table:table-cell>
          <table:table-cell office:value-type="float" office:value="0.437871336936951" calcext:value-type="float">
            <text:p>0.437871336936951</text:p>
          </table:table-cell>
          <table:table-cell office:value-type="float" office:value="-0.996904969215393" calcext:value-type="float">
            <text:p>-0.996904969215393</text:p>
          </table:table-cell>
          <table:table-cell table:style-name="ce2" table:formula="of:=([.I25]-[.E25])/[.E25]%" office:value-type="float" office:value="0" calcext:value-type="float">
            <text:p>0</text:p>
          </table:table-cell>
          <table:table-cell table:style-name="ce2" table:formula="of:=([.J25]-[.F25])/[.F25]%" office:value-type="float" office:value="-0" calcext:value-type="float">
            <text:p>0</text:p>
          </table:table-cell>
          <table:table-cell office:value-type="float" office:value="0.437871336936951" calcext:value-type="float">
            <text:p>0.437871336936951</text:p>
          </table:table-cell>
          <table:table-cell office:value-type="float" office:value="-0.996904969215393" calcext:value-type="float">
            <text:p>-0.996904969215393</text:p>
          </table:table-cell>
          <table:table-cell table:style-name="ce3" table:formula="of:=([.M25]-[.I25])/[.I25]%" office:value-type="float" office:value="0" calcext:value-type="float">
            <text:p>0</text:p>
          </table:table-cell>
          <table:table-cell table:style-name="ce3" table:formula="of:=([.N25]-[.J25])/[.J25]%" office:value-type="float" office:value="-0" calcext:value-type="float">
            <text:p>0</text:p>
          </table:table-cell>
          <table:table-cell table:formula="of:=([.O25] +[.O50]+[.O75]+[.O100]+[.O125])" office:value-type="float" office:value="0" calcext:value-type="float">
            <text:p>0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office:value-type="float" office:value="0.0724061727523804" calcext:value-type="float">
            <text:p>0.07240617275238</text:p>
          </table:table-cell>
          <table:table-cell table:number-columns-repeated="3"/>
          <table:table-cell office:value-type="float" office:value="-0.0479966811835766" calcext:value-type="float">
            <text:p>-0.047996681183577</text:p>
          </table:table-cell>
          <table:table-cell/>
          <table:table-cell table:style-name="ce2" table:formula="of:=([.E26]-[.A26])/[.A26]%" office:value-type="float" office:value="-166.288106882432" calcext:value-type="float">
            <text:p>-166.288106882432</text:p>
          </table:table-cell>
          <table:table-cell table:style-name="ce2"/>
          <table:table-cell office:value-type="float" office:value="-0.012485540471971" calcext:value-type="float">
            <text:p>-0.012485540471971</text:p>
          </table:table-cell>
          <table:table-cell/>
          <table:table-cell table:style-name="ce2" table:formula="of:=([.I26]-[.E26])/[.E26]%" office:value-type="float" office:value="-73.9866587353892" calcext:value-type="float">
            <text:p>-73.9866587353892</text:p>
          </table:table-cell>
          <table:table-cell table:style-name="ce2"/>
          <table:table-cell office:value-type="float" office:value="-0.012485540471971" calcext:value-type="float">
            <text:p>-0.012485540471971</text:p>
          </table:table-cell>
          <table:table-cell/>
          <table:table-cell table:style-name="ce3" table:formula="of:=([.M26]-[.I26])/[.I26]%" office:value-type="float" office:value="-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-0.538972318172455" calcext:value-type="float">
            <text:p>-0.538972318172455</text:p>
          </table:table-cell>
          <table:table-cell table:number-columns-repeated="3"/>
          <table:table-cell office:value-type="float" office:value="-0.847055733203888" calcext:value-type="float">
            <text:p>-0.847055733203888</text:p>
          </table:table-cell>
          <table:table-cell/>
          <table:table-cell table:style-name="ce2" table:formula="of:=([.E27]-[.A27])/[.A27]%" office:value-type="float" office:value="57.1612687041295" calcext:value-type="float">
            <text:p>57.1612687041295</text:p>
          </table:table-cell>
          <table:table-cell table:style-name="ce2"/>
          <table:table-cell office:value-type="float" office:value="-2.82238841056824" calcext:value-type="float">
            <text:p>-2.82238841056824</text:p>
          </table:table-cell>
          <table:table-cell/>
          <table:table-cell table:style-name="ce2" table:formula="of:=([.I27]-[.E27])/[.E27]%" office:value-type="float" office:value="233.19984741652" calcext:value-type="float">
            <text:p>233.19984741652</text:p>
          </table:table-cell>
          <table:table-cell table:style-name="ce2"/>
          <table:table-cell office:value-type="float" office:value="-2.61892628669739" calcext:value-type="float">
            <text:p>-2.61892628669739</text:p>
          </table:table-cell>
          <table:table-cell/>
          <table:table-cell table:style-name="ce3" table:formula="of:=([.M27]-[.I27])/[.I27]%" office:value-type="float" office:value="-7.20886335519953" calcext:value-type="float">
            <text:p>-7.20886335519953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-0.877597332000732" calcext:value-type="float">
            <text:p>-0.877597332000732</text:p>
          </table:table-cell>
          <table:table-cell table:number-columns-repeated="3"/>
          <table:table-cell office:value-type="float" office:value="-1.34454250335693" calcext:value-type="float">
            <text:p>-1.34454250335693</text:p>
          </table:table-cell>
          <table:table-cell/>
          <table:table-cell table:style-name="ce2" table:formula="of:=([.E28]-[.A28])/[.A28]%" office:value-type="float" office:value="53.2072232138249" calcext:value-type="float">
            <text:p>53.2072232138249</text:p>
          </table:table-cell>
          <table:table-cell table:style-name="ce2"/>
          <table:table-cell office:value-type="float" office:value="0.273763716220856" calcext:value-type="float">
            <text:p>0.273763716220856</text:p>
          </table:table-cell>
          <table:table-cell/>
          <table:table-cell table:style-name="ce2" table:formula="of:=([.I28]-[.E28])/[.E28]%" office:value-type="float" office:value="-120.361105397364" calcext:value-type="float">
            <text:p>-120.361105397364</text:p>
          </table:table-cell>
          <table:table-cell table:style-name="ce2"/>
          <table:table-cell office:value-type="float" office:value="0.843500077724457" calcext:value-type="float">
            <text:p>0.843500077724457</text:p>
          </table:table-cell>
          <table:table-cell/>
          <table:table-cell table:style-name="ce3" table:formula="of:=([.M28]-[.I28])/[.I28]%" office:value-type="float" office:value="208.112444325519" calcext:value-type="float">
            <text:p>208.112444325519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-1.14323246479034" calcext:value-type="float">
            <text:p>-1.14323246479034</text:p>
          </table:table-cell>
          <table:table-cell table:number-columns-repeated="3"/>
          <table:table-cell office:value-type="float" office:value="-2.1598105430603" calcext:value-type="float">
            <text:p>-2.1598105430603</text:p>
          </table:table-cell>
          <table:table-cell/>
          <table:table-cell table:style-name="ce2" table:formula="of:=([.E29]-[.A29])/[.A29]%" office:value-type="float" office:value="88.9213794725813" calcext:value-type="float">
            <text:p>88.9213794725813</text:p>
          </table:table-cell>
          <table:table-cell table:style-name="ce2"/>
          <table:table-cell office:value-type="float" office:value="-3.35489749908447" calcext:value-type="float">
            <text:p>-3.35489749908447</text:p>
          </table:table-cell>
          <table:table-cell/>
          <table:table-cell table:style-name="ce2" table:formula="of:=([.I29]-[.E29])/[.E29]%" office:value-type="float" office:value="55.3329531548086" calcext:value-type="float">
            <text:p>55.3329531548086</text:p>
          </table:table-cell>
          <table:table-cell table:style-name="ce2"/>
          <table:table-cell office:value-type="float" office:value="-3.4005115032196" calcext:value-type="float">
            <text:p>-3.4005115032196</text:p>
          </table:table-cell>
          <table:table-cell/>
          <table:table-cell table:style-name="ce3" table:formula="of:=([.M29]-[.I29])/[.I29]%" office:value-type="float" office:value="1.3596243744431" calcext:value-type="float">
            <text:p>1.3596243744431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0.0423610508441925" calcext:value-type="float">
            <text:p>0.042361050844193</text:p>
          </table:table-cell>
          <table:table-cell table:number-columns-repeated="3"/>
          <table:table-cell office:value-type="float" office:value="-0.0300234034657478" calcext:value-type="float">
            <text:p>-0.030023403465748</text:p>
          </table:table-cell>
          <table:table-cell/>
          <table:table-cell table:style-name="ce2" table:formula="of:=([.E30]-[.A30])/[.A30]%" office:value-type="float" office:value="-170.875020490347" calcext:value-type="float">
            <text:p>-170.875020490347</text:p>
          </table:table-cell>
          <table:table-cell table:style-name="ce2"/>
          <table:table-cell office:value-type="float" office:value="-0.00627322914078832" calcext:value-type="float">
            <text:p>-0.006273229140788</text:p>
          </table:table-cell>
          <table:table-cell/>
          <table:table-cell table:style-name="ce2" table:formula="of:=([.I30]-[.E30])/[.E30]%" office:value-type="float" office:value="-79.1055362928952" calcext:value-type="float">
            <text:p>-79.1055362928952</text:p>
          </table:table-cell>
          <table:table-cell table:style-name="ce2"/>
          <table:table-cell office:value-type="float" office:value="-0.00627322914078832" calcext:value-type="float">
            <text:p>-0.006273229140788</text:p>
          </table:table-cell>
          <table:table-cell/>
          <table:table-cell table:style-name="ce3" table:formula="of:=([.M30]-[.I30])/[.I30]%" office:value-type="float" office:value="-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-0.769199013710022" calcext:value-type="float">
            <text:p>-0.769199013710022</text:p>
          </table:table-cell>
          <table:table-cell table:number-columns-repeated="3"/>
          <table:table-cell office:value-type="float" office:value="-0.297206699848175" calcext:value-type="float">
            <text:p>-0.297206699848175</text:p>
          </table:table-cell>
          <table:table-cell/>
          <table:table-cell table:style-name="ce2" table:formula="of:=([.E31]-[.A31])/[.A31]%" office:value-type="float" office:value="-61.3615339397435" calcext:value-type="float">
            <text:p>-61.3615339397435</text:p>
          </table:table-cell>
          <table:table-cell table:style-name="ce2"/>
          <table:table-cell office:value-type="float" office:value="-0.297206699848175" calcext:value-type="float">
            <text:p>-0.297206699848175</text:p>
          </table:table-cell>
          <table:table-cell/>
          <table:table-cell table:style-name="ce2" table:formula="of:=([.I31]-[.E31])/[.E31]%" office:value-type="float" office:value="-0" calcext:value-type="float">
            <text:p>0</text:p>
          </table:table-cell>
          <table:table-cell table:style-name="ce2"/>
          <table:table-cell office:value-type="float" office:value="-0.297206699848175" calcext:value-type="float">
            <text:p>-0.297206699848175</text:p>
          </table:table-cell>
          <table:table-cell/>
          <table:table-cell table:style-name="ce3" table:formula="of:=([.M31]-[.I31])/[.I31]%" office:value-type="float" office:value="-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-0.939412951469421" calcext:value-type="float">
            <text:p>-0.939412951469421</text:p>
          </table:table-cell>
          <table:table-cell table:number-columns-repeated="3"/>
          <table:table-cell office:value-type="float" office:value="-0.939412951469421" calcext:value-type="float">
            <text:p>-0.939412951469421</text:p>
          </table:table-cell>
          <table:table-cell/>
          <table:table-cell table:style-name="ce2" table:formula="of:=([.E32]-[.A32])/[.A32]%" office:value-type="float" office:value="-0" calcext:value-type="float">
            <text:p>0</text:p>
          </table:table-cell>
          <table:table-cell table:style-name="ce2"/>
          <table:table-cell office:value-type="float" office:value="-0.939412951469421" calcext:value-type="float">
            <text:p>-0.939412951469421</text:p>
          </table:table-cell>
          <table:table-cell/>
          <table:table-cell table:style-name="ce2" table:formula="of:=([.I32]-[.E32])/[.E32]%" office:value-type="float" office:value="-0" calcext:value-type="float">
            <text:p>0</text:p>
          </table:table-cell>
          <table:table-cell table:style-name="ce2"/>
          <table:table-cell office:value-type="float" office:value="-0.939412951469421" calcext:value-type="float">
            <text:p>-0.939412951469421</text:p>
          </table:table-cell>
          <table:table-cell/>
          <table:table-cell table:style-name="ce3" table:formula="of:=([.M32]-[.I32])/[.I32]%" office:value-type="float" office:value="-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0.0753443166613579" calcext:value-type="float">
            <text:p>0.075344316661358</text:p>
          </table:table-cell>
          <table:table-cell table:number-columns-repeated="3"/>
          <table:table-cell office:value-type="float" office:value="-0.0212294217199087" calcext:value-type="float">
            <text:p>-0.021229421719909</text:p>
          </table:table-cell>
          <table:table-cell/>
          <table:table-cell table:style-name="ce2" table:formula="of:=([.E33]-[.A33])/[.A33]%" office:value-type="float" office:value="-128.176540262919" calcext:value-type="float">
            <text:p>-128.176540262919</text:p>
          </table:table-cell>
          <table:table-cell table:style-name="ce2"/>
          <table:table-cell office:value-type="float" office:value="-0.00176448631100357" calcext:value-type="float">
            <text:p>-0.001764486311004</text:p>
          </table:table-cell>
          <table:table-cell/>
          <table:table-cell table:style-name="ce2" table:formula="of:=([.I33]-[.E33])/[.E33]%" office:value-type="float" office:value="-91.6884862231134" calcext:value-type="float">
            <text:p>-91.6884862231134</text:p>
          </table:table-cell>
          <table:table-cell table:style-name="ce2"/>
          <table:table-cell office:value-type="float" office:value="-0.00176448631100357" calcext:value-type="float">
            <text:p>-0.001764486311004</text:p>
          </table:table-cell>
          <table:table-cell/>
          <table:table-cell table:style-name="ce3" table:formula="of:=([.M33]-[.I33])/[.I33]%" office:value-type="float" office:value="-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0.252286732196808" calcext:value-type="float">
            <text:p>0.252286732196808</text:p>
          </table:table-cell>
          <table:table-cell table:number-columns-repeated="3"/>
          <table:table-cell office:value-type="float" office:value="0.384311884641647" calcext:value-type="float">
            <text:p>0.384311884641647</text:p>
          </table:table-cell>
          <table:table-cell/>
          <table:table-cell table:style-name="ce2" table:formula="of:=([.E34]-[.A34])/[.A34]%" office:value-type="float" office:value="52.3313894849797" calcext:value-type="float">
            <text:p>52.3313894849797</text:p>
          </table:table-cell>
          <table:table-cell table:style-name="ce2"/>
          <table:table-cell office:value-type="float" office:value="0.530116677284241" calcext:value-type="float">
            <text:p>0.530116677284241</text:p>
          </table:table-cell>
          <table:table-cell/>
          <table:table-cell table:style-name="ce2" table:formula="of:=([.I34]-[.E34])/[.E34]%" office:value-type="float" office:value="37.9391838944949" calcext:value-type="float">
            <text:p>37.9391838944949</text:p>
          </table:table-cell>
          <table:table-cell table:style-name="ce2"/>
          <table:table-cell office:value-type="float" office:value="0.50592452287674" calcext:value-type="float">
            <text:p>0.50592452287674</text:p>
          </table:table-cell>
          <table:table-cell/>
          <table:table-cell table:style-name="ce3" table:formula="of:=([.M34]-[.I34])/[.I34]%" office:value-type="float" office:value="-4.56355278831005" calcext:value-type="float">
            <text:p>-4.56355278831005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-0.487262487411499" calcext:value-type="float">
            <text:p>-0.487262487411499</text:p>
          </table:table-cell>
          <table:table-cell table:number-columns-repeated="3"/>
          <table:table-cell office:value-type="float" office:value="-1.48331606388092" calcext:value-type="float">
            <text:p>-1.48331606388092</text:p>
          </table:table-cell>
          <table:table-cell/>
          <table:table-cell table:style-name="ce2" table:formula="of:=([.E35]-[.A35])/[.A35]%" office:value-type="float" office:value="204.418276022189" calcext:value-type="float">
            <text:p>204.418276022189</text:p>
          </table:table-cell>
          <table:table-cell table:style-name="ce2"/>
          <table:table-cell office:value-type="float" office:value="0.331819355487823" calcext:value-type="float">
            <text:p>0.331819355487823</text:p>
          </table:table-cell>
          <table:table-cell/>
          <table:table-cell table:style-name="ce2" table:formula="of:=([.I35]-[.E35])/[.E35]%" office:value-type="float" office:value="-122.370104630274" calcext:value-type="float">
            <text:p>-122.370104630274</text:p>
          </table:table-cell>
          <table:table-cell table:style-name="ce2"/>
          <table:table-cell office:value-type="float" office:value="0.331819355487823" calcext:value-type="float">
            <text:p>0.331819355487823</text:p>
          </table:table-cell>
          <table:table-cell/>
          <table:table-cell table:style-name="ce3" table:formula="of:=([.M35]-[.I35])/[.I35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-1.04176867008209" calcext:value-type="float">
            <text:p>-1.04176867008209</text:p>
          </table:table-cell>
          <table:table-cell table:number-columns-repeated="3"/>
          <table:table-cell office:value-type="float" office:value="-2.09950685501099" calcext:value-type="float">
            <text:p>-2.09950685501099</text:p>
          </table:table-cell>
          <table:table-cell/>
          <table:table-cell table:style-name="ce2" table:formula="of:=([.E36]-[.A36])/[.A36]%" office:value-type="float" office:value="101.532923316416" calcext:value-type="float">
            <text:p>101.532923316416</text:p>
          </table:table-cell>
          <table:table-cell table:style-name="ce2"/>
          <table:table-cell office:value-type="float" office:value="-2.49926090240479" calcext:value-type="float">
            <text:p>-2.49926090240479</text:p>
          </table:table-cell>
          <table:table-cell/>
          <table:table-cell table:style-name="ce2" table:formula="of:=([.I36]-[.E36])/[.E36]%" office:value-type="float" office:value="19.0403782888198" calcext:value-type="float">
            <text:p>19.0403782888198</text:p>
          </table:table-cell>
          <table:table-cell table:style-name="ce2"/>
          <table:table-cell office:value-type="float" office:value="-2.49926090240479" calcext:value-type="float">
            <text:p>-2.49926090240479</text:p>
          </table:table-cell>
          <table:table-cell/>
          <table:table-cell table:style-name="ce3" table:formula="of:=([.M36]-[.I36])/[.I36]%" office:value-type="float" office:value="-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-0.188621491193771" calcext:value-type="float">
            <text:p>-0.188621491193771</text:p>
          </table:table-cell>
          <table:table-cell table:number-columns-repeated="3"/>
          <table:table-cell office:value-type="float" office:value="-0.0011630046647042" calcext:value-type="float">
            <text:p>-0.001163004664704</text:p>
          </table:table-cell>
          <table:table-cell/>
          <table:table-cell table:style-name="ce2" table:formula="of:=([.E37]-[.A37])/[.A37]%" office:value-type="float" office:value="-99.383418794251" calcext:value-type="float">
            <text:p>-99.383418794251</text:p>
          </table:table-cell>
          <table:table-cell table:style-name="ce2"/>
          <table:table-cell office:value-type="float" office:value="0.128729462623596" calcext:value-type="float">
            <text:p>0.128729462623596</text:p>
          </table:table-cell>
          <table:table-cell/>
          <table:table-cell table:style-name="ce2" table:formula="of:=([.I37]-[.E37])/[.E37]%" office:value-type="float" office:value="-11168.6970164765" calcext:value-type="float">
            <text:p>-11168.6970164765</text:p>
          </table:table-cell>
          <table:table-cell table:style-name="ce2"/>
          <table:table-cell office:value-type="float" office:value="-0.0465800687670708" calcext:value-type="float">
            <text:p>-0.046580068767071</text:p>
          </table:table-cell>
          <table:table-cell/>
          <table:table-cell table:style-name="ce3" table:formula="of:=([.M37]-[.I37])/[.I37]%" office:value-type="float" office:value="-136.184466102582" calcext:value-type="float">
            <text:p>-136.184466102582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-0.0942418351769447" calcext:value-type="float">
            <text:p>-0.094241835176945</text:p>
          </table:table-cell>
          <table:table-cell table:number-columns-repeated="3"/>
          <table:table-cell office:value-type="float" office:value="0.0802273228764534" calcext:value-type="float">
            <text:p>0.080227322876453</text:p>
          </table:table-cell>
          <table:table-cell/>
          <table:table-cell table:style-name="ce2" table:formula="of:=([.E38]-[.A38])/[.A38]%" office:value-type="float" office:value="-185.129202679279" calcext:value-type="float">
            <text:p>-185.129202679279</text:p>
          </table:table-cell>
          <table:table-cell table:style-name="ce2"/>
          <table:table-cell office:value-type="float" office:value="0.41113218665123" calcext:value-type="float">
            <text:p>0.41113218665123</text:p>
          </table:table-cell>
          <table:table-cell/>
          <table:table-cell table:style-name="ce2" table:formula="of:=([.I38]-[.E38])/[.E38]%" office:value-type="float" office:value="412.459062462243" calcext:value-type="float">
            <text:p>412.459062462243</text:p>
          </table:table-cell>
          <table:table-cell table:style-name="ce2"/>
          <table:table-cell office:value-type="float" office:value="0.258867204189301" calcext:value-type="float">
            <text:p>0.258867204189301</text:p>
          </table:table-cell>
          <table:table-cell/>
          <table:table-cell table:style-name="ce3" table:formula="of:=([.M38]-[.I38])/[.I38]%" office:value-type="float" office:value="-37.0355295463885" calcext:value-type="float">
            <text:p>-37.0355295463885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0.0465783216059208" calcext:value-type="float">
            <text:p>0.046578321605921</text:p>
          </table:table-cell>
          <table:table-cell table:number-columns-repeated="3"/>
          <table:table-cell office:value-type="float" office:value="-0.0216782409697771" calcext:value-type="float">
            <text:p>-0.021678240969777</text:p>
          </table:table-cell>
          <table:table-cell/>
          <table:table-cell table:style-name="ce2" table:formula="of:=([.E39]-[.A39])/[.A39]%" office:value-type="float" office:value="-146.541481578464" calcext:value-type="float">
            <text:p>-146.541481578464</text:p>
          </table:table-cell>
          <table:table-cell table:style-name="ce2"/>
          <table:table-cell office:value-type="float" office:value="-0.170884013175964" calcext:value-type="float">
            <text:p>-0.170884013175964</text:p>
          </table:table-cell>
          <table:table-cell/>
          <table:table-cell table:style-name="ce2" table:formula="of:=([.I39]-[.E39])/[.E39]%" office:value-type="float" office:value="688.274350369127" calcext:value-type="float">
            <text:p>688.274350369127</text:p>
          </table:table-cell>
          <table:table-cell table:style-name="ce2"/>
          <table:table-cell office:value-type="float" office:value="-0.0711252465844154" calcext:value-type="float">
            <text:p>-0.071125246584416</text:p>
          </table:table-cell>
          <table:table-cell/>
          <table:table-cell table:style-name="ce3" table:formula="of:=([.M39]-[.I39])/[.I39]%" office:value-type="float" office:value="-58.3780569858365" calcext:value-type="float">
            <text:p>-58.3780569858365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-1.09833347797394" calcext:value-type="float">
            <text:p>-1.09833347797394</text:p>
          </table:table-cell>
          <table:table-cell table:number-columns-repeated="3"/>
          <table:table-cell office:value-type="float" office:value="-1.80285155773163" calcext:value-type="float">
            <text:p>-1.80285155773163</text:p>
          </table:table-cell>
          <table:table-cell/>
          <table:table-cell table:style-name="ce2" table:formula="of:=([.E40]-[.A40])/[.A40]%" office:value-type="float" office:value="64.1442780254035" calcext:value-type="float">
            <text:p>64.1442780254035</text:p>
          </table:table-cell>
          <table:table-cell table:style-name="ce2"/>
          <table:table-cell office:value-type="float" office:value="-1.80285155773163" calcext:value-type="float">
            <text:p>-1.80285155773163</text:p>
          </table:table-cell>
          <table:table-cell/>
          <table:table-cell table:style-name="ce2" table:formula="of:=([.I40]-[.E40])/[.E40]%" office:value-type="float" office:value="-0" calcext:value-type="float">
            <text:p>0</text:p>
          </table:table-cell>
          <table:table-cell table:style-name="ce2"/>
          <table:table-cell office:value-type="float" office:value="-1.80285155773163" calcext:value-type="float">
            <text:p>-1.80285155773163</text:p>
          </table:table-cell>
          <table:table-cell/>
          <table:table-cell table:style-name="ce3" table:formula="of:=([.M40]-[.I40])/[.I40]%" office:value-type="float" office:value="-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-0.00373267638497055" calcext:value-type="float">
            <text:p>-0.003732676384971</text:p>
          </table:table-cell>
          <table:table-cell table:number-columns-repeated="3"/>
          <table:table-cell office:value-type="float" office:value="-0.00373267638497055" calcext:value-type="float">
            <text:p>-0.003732676384971</text:p>
          </table:table-cell>
          <table:table-cell/>
          <table:table-cell table:style-name="ce2" table:formula="of:=([.E41]-[.A41])/[.A41]%" office:value-type="float" office:value="-0" calcext:value-type="float">
            <text:p>0</text:p>
          </table:table-cell>
          <table:table-cell table:style-name="ce2"/>
          <table:table-cell office:value-type="float" office:value="-0.00373267638497055" calcext:value-type="float">
            <text:p>-0.003732676384971</text:p>
          </table:table-cell>
          <table:table-cell/>
          <table:table-cell table:style-name="ce2" table:formula="of:=([.I41]-[.E41])/[.E41]%" office:value-type="float" office:value="-0" calcext:value-type="float">
            <text:p>0</text:p>
          </table:table-cell>
          <table:table-cell table:style-name="ce2"/>
          <table:table-cell office:value-type="float" office:value="-0.00373267638497055" calcext:value-type="float">
            <text:p>-0.003732676384971</text:p>
          </table:table-cell>
          <table:table-cell/>
          <table:table-cell table:style-name="ce3" table:formula="of:=([.M41]-[.I41])/[.I41]%" office:value-type="float" office:value="-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-1.04286956787109" calcext:value-type="float">
            <text:p>-1.04286956787109</text:p>
          </table:table-cell>
          <table:table-cell table:number-columns-repeated="3"/>
          <table:table-cell office:value-type="float" office:value="0.0088581508025527" calcext:value-type="float">
            <text:p>0.008858150802553</text:p>
          </table:table-cell>
          <table:table-cell/>
          <table:table-cell table:style-name="ce2" table:formula="of:=([.E42]-[.A42])/[.A42]%" office:value-type="float" office:value="-100.849401600685" calcext:value-type="float">
            <text:p>-100.849401600685</text:p>
          </table:table-cell>
          <table:table-cell table:style-name="ce2"/>
          <table:table-cell office:value-type="float" office:value="0.0088581508025527" calcext:value-type="float">
            <text:p>0.008858150802553</text:p>
          </table:table-cell>
          <table:table-cell/>
          <table:table-cell table:style-name="ce2" table:formula="of:=([.I42]-[.E42])/[.E42]%" office:value-type="float" office:value="0" calcext:value-type="float">
            <text:p>0</text:p>
          </table:table-cell>
          <table:table-cell table:style-name="ce2"/>
          <table:table-cell office:value-type="float" office:value="0.0088581508025527" calcext:value-type="float">
            <text:p>0.008858150802553</text:p>
          </table:table-cell>
          <table:table-cell/>
          <table:table-cell table:style-name="ce3" table:formula="of:=([.M42]-[.I42])/[.I42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-0.299276649951935" calcext:value-type="float">
            <text:p>-0.299276649951935</text:p>
          </table:table-cell>
          <table:table-cell table:number-columns-repeated="3"/>
          <table:table-cell office:value-type="float" office:value="0.107646152377129" calcext:value-type="float">
            <text:p>0.107646152377129</text:p>
          </table:table-cell>
          <table:table-cell/>
          <table:table-cell table:style-name="ce2" table:formula="of:=([.E43]-[.A43])/[.A43]%" office:value-type="float" office:value="-135.968777515525" calcext:value-type="float">
            <text:p>-135.968777515525</text:p>
          </table:table-cell>
          <table:table-cell table:style-name="ce2"/>
          <table:table-cell office:value-type="float" office:value="0.086139976978302" calcext:value-type="float">
            <text:p>0.086139976978302</text:p>
          </table:table-cell>
          <table:table-cell/>
          <table:table-cell table:style-name="ce2" table:formula="of:=([.I43]-[.E43])/[.E43]%" office:value-type="float" office:value="-19.9785825353813" calcext:value-type="float">
            <text:p>-19.9785825353813</text:p>
          </table:table-cell>
          <table:table-cell table:style-name="ce2"/>
          <table:table-cell office:value-type="float" office:value="0.086139976978302" calcext:value-type="float">
            <text:p>0.086139976978302</text:p>
          </table:table-cell>
          <table:table-cell/>
          <table:table-cell table:style-name="ce3" table:formula="of:=([.M43]-[.I43])/[.I43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-0.13634105026722" calcext:value-type="float">
            <text:p>-0.13634105026722</text:p>
          </table:table-cell>
          <table:table-cell table:number-columns-repeated="3"/>
          <table:table-cell office:value-type="float" office:value="0.00710389157757163" calcext:value-type="float">
            <text:p>0.007103891577572</text:p>
          </table:table-cell>
          <table:table-cell/>
          <table:table-cell table:style-name="ce2" table:formula="of:=([.E44]-[.A44])/[.A44]%" office:value-type="float" office:value="-105.210383493195" calcext:value-type="float">
            <text:p>-105.210383493195</text:p>
          </table:table-cell>
          <table:table-cell table:style-name="ce2"/>
          <table:table-cell office:value-type="float" office:value="0.160483777523041" calcext:value-type="float">
            <text:p>0.160483777523041</text:p>
          </table:table-cell>
          <table:table-cell/>
          <table:table-cell table:style-name="ce2" table:formula="of:=([.I44]-[.E44])/[.E44]%" office:value-type="float" office:value="2159.09666230998" calcext:value-type="float">
            <text:p>2159.09666230998</text:p>
          </table:table-cell>
          <table:table-cell table:style-name="ce2"/>
          <table:table-cell office:value-type="float" office:value="0.151804491877556" calcext:value-type="float">
            <text:p>0.151804491877556</text:p>
          </table:table-cell>
          <table:table-cell/>
          <table:table-cell table:style-name="ce3" table:formula="of:=([.M44]-[.I44])/[.I44]%" office:value-type="float" office:value="-5.40820123967924" calcext:value-type="float">
            <text:p>-5.40820123967924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0.0094235772266984" calcext:value-type="float">
            <text:p>0.009423577226698</text:p>
          </table:table-cell>
          <table:table-cell table:number-columns-repeated="3"/>
          <table:table-cell office:value-type="float" office:value="0.0094235772266984" calcext:value-type="float">
            <text:p>0.009423577226698</text:p>
          </table:table-cell>
          <table:table-cell/>
          <table:table-cell table:style-name="ce2" table:formula="of:=([.E45]-[.A45])/[.A45]%" office:value-type="float" office:value="0" calcext:value-type="float">
            <text:p>0</text:p>
          </table:table-cell>
          <table:table-cell table:style-name="ce2"/>
          <table:table-cell office:value-type="float" office:value="0.0094235772266984" calcext:value-type="float">
            <text:p>0.009423577226698</text:p>
          </table:table-cell>
          <table:table-cell/>
          <table:table-cell table:style-name="ce2" table:formula="of:=([.I45]-[.E45])/[.E45]%" office:value-type="float" office:value="0" calcext:value-type="float">
            <text:p>0</text:p>
          </table:table-cell>
          <table:table-cell table:style-name="ce2"/>
          <table:table-cell office:value-type="float" office:value="0.0094235772266984" calcext:value-type="float">
            <text:p>0.009423577226698</text:p>
          </table:table-cell>
          <table:table-cell/>
          <table:table-cell table:style-name="ce3" table:formula="of:=([.M45]-[.I45])/[.I45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-0.0803968533873558" calcext:value-type="float">
            <text:p>-0.080396853387356</text:p>
          </table:table-cell>
          <table:table-cell table:number-columns-repeated="3"/>
          <table:table-cell office:value-type="float" office:value="-0.247389867901802" calcext:value-type="float">
            <text:p>-0.247389867901802</text:p>
          </table:table-cell>
          <table:table-cell/>
          <table:table-cell table:style-name="ce2" table:formula="of:=([.E46]-[.A46])/[.A46]%" office:value-type="float" office:value="207.710883546482" calcext:value-type="float">
            <text:p>207.710883546482</text:p>
          </table:table-cell>
          <table:table-cell table:style-name="ce2"/>
          <table:table-cell office:value-type="float" office:value="-0.437185227870941" calcext:value-type="float">
            <text:p>-0.437185227870941</text:p>
          </table:table-cell>
          <table:table-cell/>
          <table:table-cell table:style-name="ce2" table:formula="of:=([.I46]-[.E46])/[.E46]%" office:value-type="float" office:value="76.7191322663529" calcext:value-type="float">
            <text:p>76.7191322663529</text:p>
          </table:table-cell>
          <table:table-cell table:style-name="ce2"/>
          <table:table-cell office:value-type="float" office:value="-0.419417709112167" calcext:value-type="float">
            <text:p>-0.419417709112167</text:p>
          </table:table-cell>
          <table:table-cell/>
          <table:table-cell table:style-name="ce3" table:formula="of:=([.M46]-[.I46])/[.I46]%" office:value-type="float" office:value="-4.06407115933448" calcext:value-type="float">
            <text:p>-4.06407115933448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-0.0623577646911144" calcext:value-type="float">
            <text:p>-0.062357764691114</text:p>
          </table:table-cell>
          <table:table-cell table:number-columns-repeated="3"/>
          <table:table-cell office:value-type="float" office:value="-0.0623577646911144" calcext:value-type="float">
            <text:p>-0.062357764691114</text:p>
          </table:table-cell>
          <table:table-cell/>
          <table:table-cell table:style-name="ce2" table:formula="of:=([.E47]-[.A47])/[.A47]%" office:value-type="float" office:value="-0" calcext:value-type="float">
            <text:p>0</text:p>
          </table:table-cell>
          <table:table-cell table:style-name="ce2"/>
          <table:table-cell office:value-type="float" office:value="-0.0623577646911144" calcext:value-type="float">
            <text:p>-0.062357764691114</text:p>
          </table:table-cell>
          <table:table-cell/>
          <table:table-cell table:style-name="ce2" table:formula="of:=([.I47]-[.E47])/[.E47]%" office:value-type="float" office:value="-0" calcext:value-type="float">
            <text:p>0</text:p>
          </table:table-cell>
          <table:table-cell table:style-name="ce2"/>
          <table:table-cell office:value-type="float" office:value="-0.0623577646911144" calcext:value-type="float">
            <text:p>-0.062357764691115</text:p>
          </table:table-cell>
          <table:table-cell/>
          <table:table-cell table:style-name="ce3" table:formula="of:=([.M47]-[.I47])/[.I47]%" office:value-type="float" office:value="-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-0.129455134272575" calcext:value-type="float">
            <text:p>-0.129455134272575</text:p>
          </table:table-cell>
          <table:table-cell table:number-columns-repeated="3"/>
          <table:table-cell office:value-type="float" office:value="-0.0000633827730780467" calcext:value-type="float">
            <text:p>-6.33827730780467E-05</text:p>
          </table:table-cell>
          <table:table-cell/>
          <table:table-cell table:style-name="ce2" table:formula="of:=([.E48]-[.A48])/[.A48]%" office:value-type="float" office:value="-99.9510388109099" calcext:value-type="float">
            <text:p>-99.9510388109099</text:p>
          </table:table-cell>
          <table:table-cell table:style-name="ce2"/>
          <table:table-cell office:value-type="float" office:value="-0.0000633827730780467" calcext:value-type="float">
            <text:p>-6.33827730780467E-05</text:p>
          </table:table-cell>
          <table:table-cell/>
          <table:table-cell table:style-name="ce2" table:formula="of:=([.I48]-[.E48])/[.E48]%" office:value-type="float" office:value="-0" calcext:value-type="float">
            <text:p>0</text:p>
          </table:table-cell>
          <table:table-cell table:style-name="ce2"/>
          <table:table-cell office:value-type="float" office:value="-0.0000633827730780467" calcext:value-type="float">
            <text:p>-6.33827730780467E-05</text:p>
          </table:table-cell>
          <table:table-cell/>
          <table:table-cell table:style-name="ce3" table:formula="of:=([.M48]-[.I48])/[.I48]%" office:value-type="float" office:value="-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-0.750602960586548" calcext:value-type="float">
            <text:p>-0.750602960586548</text:p>
          </table:table-cell>
          <table:table-cell table:number-columns-repeated="3"/>
          <table:table-cell office:value-type="float" office:value="-0.919643402099609" calcext:value-type="float">
            <text:p>-0.919643402099609</text:p>
          </table:table-cell>
          <table:table-cell/>
          <table:table-cell table:style-name="ce2" table:formula="of:=([.E49]-[.A49])/[.A49]%" office:value-type="float" office:value="22.5206201399695" calcext:value-type="float">
            <text:p>22.5206201399695</text:p>
          </table:table-cell>
          <table:table-cell table:style-name="ce2"/>
          <table:table-cell office:value-type="float" office:value="-1.93930232524872" calcext:value-type="float">
            <text:p>-1.93930232524872</text:p>
          </table:table-cell>
          <table:table-cell/>
          <table:table-cell table:style-name="ce2" table:formula="of:=([.I49]-[.E49])/[.E49]%" office:value-type="float" office:value="110.875467689015" calcext:value-type="float">
            <text:p>110.875467689015</text:p>
          </table:table-cell>
          <table:table-cell table:style-name="ce2"/>
          <table:table-cell office:value-type="float" office:value="-1.99221694469452" calcext:value-type="float">
            <text:p>-1.99221694469452</text:p>
          </table:table-cell>
          <table:table-cell/>
          <table:table-cell table:style-name="ce3" table:formula="of:=([.M49]-[.I49])/[.I49]%" office:value-type="float" office:value="2.72853895738059" calcext:value-type="float">
            <text:p>2.72853895738059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-0.0239720717072487" calcext:value-type="float">
            <text:p>-0.023972071707249</text:p>
          </table:table-cell>
          <table:table-cell table:number-columns-repeated="3"/>
          <table:table-cell office:value-type="float" office:value="0.0343273654580116" calcext:value-type="float">
            <text:p>0.034327365458012</text:p>
          </table:table-cell>
          <table:table-cell/>
          <table:table-cell table:style-name="ce2" table:formula="of:=([.E50]-[.A50])/[.A50]%" office:value-type="float" office:value="-243.197325109084" calcext:value-type="float">
            <text:p>-243.197325109084</text:p>
          </table:table-cell>
          <table:table-cell table:style-name="ce2"/>
          <table:table-cell office:value-type="float" office:value="0.0343273654580116" calcext:value-type="float">
            <text:p>0.034327365458012</text:p>
          </table:table-cell>
          <table:table-cell/>
          <table:table-cell table:style-name="ce2" table:formula="of:=([.I50]-[.E50])/[.E50]%" office:value-type="float" office:value="0" calcext:value-type="float">
            <text:p>0</text:p>
          </table:table-cell>
          <table:table-cell table:style-name="ce2"/>
          <table:table-cell office:value-type="float" office:value="0.0343273654580116" calcext:value-type="float">
            <text:p>0.034327365458012</text:p>
          </table:table-cell>
          <table:table-cell/>
          <table:table-cell table:style-name="ce3" table:formula="of:=([.M50]-[.I50])/[.I50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-0.665574610233307" calcext:value-type="float">
            <text:p>-0.665574610233307</text:p>
          </table:table-cell>
          <table:table-cell table:number-columns-repeated="3"/>
          <table:table-cell office:value-type="float" office:value="-0.528624176979065" calcext:value-type="float">
            <text:p>-0.528624176979065</text:p>
          </table:table-cell>
          <table:table-cell/>
          <table:table-cell table:style-name="ce2" table:formula="of:=([.E51]-[.A51])/[.A51]%" office:value-type="float" office:value="-20.5762706612616" calcext:value-type="float">
            <text:p>-20.5762706612616</text:p>
          </table:table-cell>
          <table:table-cell table:style-name="ce2"/>
          <table:table-cell office:value-type="float" office:value="0.000901599647477269" calcext:value-type="float">
            <text:p>0.000901599647477</text:p>
          </table:table-cell>
          <table:table-cell/>
          <table:table-cell table:style-name="ce2" table:formula="of:=([.I51]-[.E51])/[.E51]%" office:value-type="float" office:value="-100.170555885777" calcext:value-type="float">
            <text:p>-100.170555885777</text:p>
          </table:table-cell>
          <table:table-cell table:style-name="ce2"/>
          <table:table-cell office:value-type="float" office:value="0.000901599647477269" calcext:value-type="float">
            <text:p>0.000901599647477</text:p>
          </table:table-cell>
          <table:table-cell/>
          <table:table-cell table:style-name="ce3" table:formula="of:=([.M51]-[.I51])/[.I51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0.500488579273224" calcext:value-type="float">
            <text:p>0.500488579273224</text:p>
          </table:table-cell>
          <table:table-cell table:number-columns-repeated="3"/>
          <table:table-cell office:value-type="float" office:value="-0.24267016351223" calcext:value-type="float">
            <text:p>-0.24267016351223</text:p>
          </table:table-cell>
          <table:table-cell/>
          <table:table-cell table:style-name="ce2" table:formula="of:=([.E52]-[.A52])/[.A52]%" office:value-type="float" office:value="-148.486653554537" calcext:value-type="float">
            <text:p>-148.486653554537</text:p>
          </table:table-cell>
          <table:table-cell table:style-name="ce2"/>
          <table:table-cell office:value-type="float" office:value="0.575287163257599" calcext:value-type="float">
            <text:p>0.575287163257599</text:p>
          </table:table-cell>
          <table:table-cell/>
          <table:table-cell table:style-name="ce2" table:formula="of:=([.I52]-[.E52])/[.E52]%" office:value-type="float" office:value="-337.065469825921" calcext:value-type="float">
            <text:p>-337.065469825921</text:p>
          </table:table-cell>
          <table:table-cell table:style-name="ce2"/>
          <table:table-cell office:value-type="float" office:value="0.554519951343536" calcext:value-type="float">
            <text:p>0.554519951343536</text:p>
          </table:table-cell>
          <table:table-cell/>
          <table:table-cell table:style-name="ce3" table:formula="of:=([.M52]-[.I52])/[.I52]%" office:value-type="float" office:value="-3.60988619952288" calcext:value-type="float">
            <text:p>-3.60988619952288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-0.367983222007751" calcext:value-type="float">
            <text:p>-0.367983222007751</text:p>
          </table:table-cell>
          <table:table-cell table:number-columns-repeated="3"/>
          <table:table-cell office:value-type="float" office:value="0.230547547340393" calcext:value-type="float">
            <text:p>0.230547547340393</text:p>
          </table:table-cell>
          <table:table-cell/>
          <table:table-cell table:style-name="ce2" table:formula="of:=([.E53]-[.A53])/[.A53]%" office:value-type="float" office:value="-162.651646475213" calcext:value-type="float">
            <text:p>-162.651646475213</text:p>
          </table:table-cell>
          <table:table-cell table:style-name="ce2"/>
          <table:table-cell office:value-type="float" office:value="-2.18082237243652" calcext:value-type="float">
            <text:p>-2.18082237243652</text:p>
          </table:table-cell>
          <table:table-cell/>
          <table:table-cell table:style-name="ce2" table:formula="of:=([.I53]-[.E53])/[.E53]%" office:value-type="float" office:value="-1045.93171673028" calcext:value-type="float">
            <text:p>-1045.93171673028</text:p>
          </table:table-cell>
          <table:table-cell table:style-name="ce2"/>
          <table:table-cell office:value-type="float" office:value="-2.267657995224" calcext:value-type="float">
            <text:p>-2.267657995224</text:p>
          </table:table-cell>
          <table:table-cell/>
          <table:table-cell table:style-name="ce3" table:formula="of:=([.M53]-[.I53])/[.I53]%" office:value-type="float" office:value="3.98178338066397" calcext:value-type="float">
            <text:p>3.98178338066397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-0.440405130386353" calcext:value-type="float">
            <text:p>-0.440405130386353</text:p>
          </table:table-cell>
          <table:table-cell table:number-columns-repeated="3"/>
          <table:table-cell office:value-type="float" office:value="-0.401651740074158" calcext:value-type="float">
            <text:p>-0.401651740074158</text:p>
          </table:table-cell>
          <table:table-cell/>
          <table:table-cell table:style-name="ce2" table:formula="of:=([.E54]-[.A54])/[.A54]%" office:value-type="float" office:value="-8.79948657232903" calcext:value-type="float">
            <text:p>-8.79948657232903</text:p>
          </table:table-cell>
          <table:table-cell table:style-name="ce2"/>
          <table:table-cell office:value-type="float" office:value="0.0621797330677509" calcext:value-type="float">
            <text:p>0.062179733067751</text:p>
          </table:table-cell>
          <table:table-cell/>
          <table:table-cell table:style-name="ce2" table:formula="of:=([.I54]-[.E54])/[.E54]%" office:value-type="float" office:value="-115.481006768767" calcext:value-type="float">
            <text:p>-115.481006768767</text:p>
          </table:table-cell>
          <table:table-cell table:style-name="ce2"/>
          <table:table-cell office:value-type="float" office:value="0.137438625097275" calcext:value-type="float">
            <text:p>0.137438625097275</text:p>
          </table:table-cell>
          <table:table-cell/>
          <table:table-cell table:style-name="ce3" table:formula="of:=([.M54]-[.I54])/[.I54]%" office:value-type="float" office:value="121.034440510579" calcext:value-type="float">
            <text:p>121.034440510579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-0.661171734333038" calcext:value-type="float">
            <text:p>-0.661171734333038</text:p>
          </table:table-cell>
          <table:table-cell table:number-columns-repeated="3"/>
          <table:table-cell office:value-type="float" office:value="-0.117862612009048" calcext:value-type="float">
            <text:p>-0.117862612009048</text:p>
          </table:table-cell>
          <table:table-cell/>
          <table:table-cell table:style-name="ce2" table:formula="of:=([.E55]-[.A55])/[.A55]%" office:value-type="float" office:value="-82.1736765368618" calcext:value-type="float">
            <text:p>-82.1736765368618</text:p>
          </table:table-cell>
          <table:table-cell table:style-name="ce2"/>
          <table:table-cell office:value-type="float" office:value="-0.0137314088642597" calcext:value-type="float">
            <text:p>-0.01373140886426</text:p>
          </table:table-cell>
          <table:table-cell/>
          <table:table-cell table:style-name="ce2" table:formula="of:=([.I55]-[.E55])/[.E55]%" office:value-type="float" office:value="-88.3496482640266" calcext:value-type="float">
            <text:p>-88.3496482640266</text:p>
          </table:table-cell>
          <table:table-cell table:style-name="ce2"/>
          <table:table-cell office:value-type="float" office:value="-0.0137314088642597" calcext:value-type="float">
            <text:p>-0.01373140886426</text:p>
          </table:table-cell>
          <table:table-cell/>
          <table:table-cell table:style-name="ce3" table:formula="of:=([.M55]-[.I55])/[.I55]%" office:value-type="float" office:value="-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-0.496604859828949" calcext:value-type="float">
            <text:p>-0.496604859828949</text:p>
          </table:table-cell>
          <table:table-cell table:number-columns-repeated="3"/>
          <table:table-cell office:value-type="float" office:value="-0.0927451699972153" calcext:value-type="float">
            <text:p>-0.092745169997215</text:p>
          </table:table-cell>
          <table:table-cell/>
          <table:table-cell table:style-name="ce2" table:formula="of:=([.E56]-[.A56])/[.A56]%" office:value-type="float" office:value="-81.3241517553492" calcext:value-type="float">
            <text:p>-81.3241517553492</text:p>
          </table:table-cell>
          <table:table-cell table:style-name="ce2"/>
          <table:table-cell office:value-type="float" office:value="-0.0927451699972153" calcext:value-type="float">
            <text:p>-0.092745169997215</text:p>
          </table:table-cell>
          <table:table-cell/>
          <table:table-cell table:style-name="ce2" table:formula="of:=([.I56]-[.E56])/[.E56]%" office:value-type="float" office:value="-0" calcext:value-type="float">
            <text:p>0</text:p>
          </table:table-cell>
          <table:table-cell table:style-name="ce2"/>
          <table:table-cell office:value-type="float" office:value="-0.0927451699972153" calcext:value-type="float">
            <text:p>-0.092745169997215</text:p>
          </table:table-cell>
          <table:table-cell/>
          <table:table-cell table:style-name="ce3" table:formula="of:=([.M56]-[.I56])/[.I56]%" office:value-type="float" office:value="-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-0.35876590013504" calcext:value-type="float">
            <text:p>-0.35876590013504</text:p>
          </table:table-cell>
          <table:table-cell table:number-columns-repeated="3"/>
          <table:table-cell office:value-type="float" office:value="-0.0701755732297897" calcext:value-type="float">
            <text:p>-0.07017557322979</text:p>
          </table:table-cell>
          <table:table-cell/>
          <table:table-cell table:style-name="ce2" table:formula="of:=([.E57]-[.A57])/[.A57]%" office:value-type="float" office:value="-80.4397315343026" calcext:value-type="float">
            <text:p>-80.4397315343026</text:p>
          </table:table-cell>
          <table:table-cell table:style-name="ce2"/>
          <table:table-cell office:value-type="float" office:value="-0.0701755732297897" calcext:value-type="float">
            <text:p>-0.07017557322979</text:p>
          </table:table-cell>
          <table:table-cell/>
          <table:table-cell table:style-name="ce2" table:formula="of:=([.I57]-[.E57])/[.E57]%" office:value-type="float" office:value="-0" calcext:value-type="float">
            <text:p>0</text:p>
          </table:table-cell>
          <table:table-cell table:style-name="ce2"/>
          <table:table-cell office:value-type="float" office:value="-0.0701755732297897" calcext:value-type="float">
            <text:p>-0.07017557322979</text:p>
          </table:table-cell>
          <table:table-cell/>
          <table:table-cell table:style-name="ce3" table:formula="of:=([.M57]-[.I57])/[.I57]%" office:value-type="float" office:value="-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-0.660766839981079" calcext:value-type="float">
            <text:p>-0.660766839981079</text:p>
          </table:table-cell>
          <table:table-cell table:number-columns-repeated="3"/>
          <table:table-cell office:value-type="float" office:value="-1.0795156955719" calcext:value-type="float">
            <text:p>-1.0795156955719</text:p>
          </table:table-cell>
          <table:table-cell/>
          <table:table-cell table:style-name="ce2" table:formula="of:=([.E58]-[.A58])/[.A58]%" office:value-type="float" office:value="63.3731643680563" calcext:value-type="float">
            <text:p>63.3731643680563</text:p>
          </table:table-cell>
          <table:table-cell table:style-name="ce2"/>
          <table:table-cell office:value-type="float" office:value="-1.13654601573944" calcext:value-type="float">
            <text:p>-1.13654601573944</text:p>
          </table:table-cell>
          <table:table-cell/>
          <table:table-cell table:style-name="ce2" table:formula="of:=([.I58]-[.E58])/[.E58]%" office:value-type="float" office:value="5.28295423600373" calcext:value-type="float">
            <text:p>5.28295423600373</text:p>
          </table:table-cell>
          <table:table-cell table:style-name="ce2"/>
          <table:table-cell office:value-type="float" office:value="-1.13654601573944" calcext:value-type="float">
            <text:p>-1.13654601573944</text:p>
          </table:table-cell>
          <table:table-cell/>
          <table:table-cell table:style-name="ce3" table:formula="of:=([.M58]-[.I58])/[.I58]%" office:value-type="float" office:value="-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-0.276229500770569" calcext:value-type="float">
            <text:p>-0.276229500770569</text:p>
          </table:table-cell>
          <table:table-cell table:number-columns-repeated="3"/>
          <table:table-cell office:value-type="float" office:value="-0.29799747467041" calcext:value-type="float">
            <text:p>-0.29799747467041</text:p>
          </table:table-cell>
          <table:table-cell/>
          <table:table-cell table:style-name="ce2" table:formula="of:=([.E59]-[.A59])/[.A59]%" office:value-type="float" office:value="7.88039432396513" calcext:value-type="float">
            <text:p>7.88039432396513</text:p>
          </table:table-cell>
          <table:table-cell table:style-name="ce2"/>
          <table:table-cell office:value-type="float" office:value="0.0570025891065598" calcext:value-type="float">
            <text:p>0.05700258910656</text:p>
          </table:table-cell>
          <table:table-cell/>
          <table:table-cell table:style-name="ce2" table:formula="of:=([.I59]-[.E59])/[.E59]%" office:value-type="float" office:value="-119.128547706522" calcext:value-type="float">
            <text:p>-119.128547706522</text:p>
          </table:table-cell>
          <table:table-cell table:style-name="ce2"/>
          <table:table-cell office:value-type="float" office:value="0.0596287213265896" calcext:value-type="float">
            <text:p>0.05962872132659</text:p>
          </table:table-cell>
          <table:table-cell/>
          <table:table-cell table:style-name="ce3" table:formula="of:=([.M59]-[.I59])/[.I59]%" office:value-type="float" office:value="4.60704024359409" calcext:value-type="float">
            <text:p>4.60704024359409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0.614389061927795" calcext:value-type="float">
            <text:p>0.614389061927795</text:p>
          </table:table-cell>
          <table:table-cell table:number-columns-repeated="3"/>
          <table:table-cell office:value-type="float" office:value="1.28552186489105" calcext:value-type="float">
            <text:p>1.28552186489105</text:p>
          </table:table-cell>
          <table:table-cell/>
          <table:table-cell table:style-name="ce2" table:formula="of:=([.E60]-[.A60])/[.A60]%" office:value-type="float" office:value="109.235799357725" calcext:value-type="float">
            <text:p>109.235799357725</text:p>
          </table:table-cell>
          <table:table-cell table:style-name="ce2"/>
          <table:table-cell office:value-type="float" office:value="0.679021000862122" calcext:value-type="float">
            <text:p>0.679021000862122</text:p>
          </table:table-cell>
          <table:table-cell/>
          <table:table-cell table:style-name="ce2" table:formula="of:=([.I60]-[.E60])/[.E60]%" office:value-type="float" office:value="-47.1793503162492" calcext:value-type="float">
            <text:p>-47.1793503162492</text:p>
          </table:table-cell>
          <table:table-cell table:style-name="ce2"/>
          <table:table-cell office:value-type="float" office:value="0.679021000862122" calcext:value-type="float">
            <text:p>0.679021000862122</text:p>
          </table:table-cell>
          <table:table-cell/>
          <table:table-cell table:style-name="ce3" table:formula="of:=([.M60]-[.I60])/[.I60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-0.440568387508392" calcext:value-type="float">
            <text:p>-0.440568387508392</text:p>
          </table:table-cell>
          <table:table-cell table:number-columns-repeated="3"/>
          <table:table-cell office:value-type="float" office:value="-0.329349964857101" calcext:value-type="float">
            <text:p>-0.329349964857101</text:p>
          </table:table-cell>
          <table:table-cell/>
          <table:table-cell table:style-name="ce2" table:formula="of:=([.E61]-[.A61])/[.A61]%" office:value-type="float" office:value="-25.2443039048443" calcext:value-type="float">
            <text:p>-25.2443039048443</text:p>
          </table:table-cell>
          <table:table-cell table:style-name="ce2"/>
          <table:table-cell office:value-type="float" office:value="-0.634368717670441" calcext:value-type="float">
            <text:p>-0.634368717670441</text:p>
          </table:table-cell>
          <table:table-cell/>
          <table:table-cell table:style-name="ce2" table:formula="of:=([.I61]-[.E61])/[.E61]%" office:value-type="float" office:value="92.6123532290892" calcext:value-type="float">
            <text:p>92.6123532290892</text:p>
          </table:table-cell>
          <table:table-cell table:style-name="ce2"/>
          <table:table-cell office:value-type="float" office:value="-0.634368717670441" calcext:value-type="float">
            <text:p>-0.634368717670441</text:p>
          </table:table-cell>
          <table:table-cell/>
          <table:table-cell table:style-name="ce3" table:formula="of:=([.M61]-[.I61])/[.I61]%" office:value-type="float" office:value="-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0.667789459228516" calcext:value-type="float">
            <text:p>0.667789459228516</text:p>
          </table:table-cell>
          <table:table-cell table:number-columns-repeated="3"/>
          <table:table-cell office:value-type="float" office:value="1.53088104724884" calcext:value-type="float">
            <text:p>1.53088104724884</text:p>
          </table:table-cell>
          <table:table-cell/>
          <table:table-cell table:style-name="ce2" table:formula="of:=([.E62]-[.A62])/[.A62]%" office:value-type="float" office:value="129.246063425056" calcext:value-type="float">
            <text:p>129.246063425056</text:p>
          </table:table-cell>
          <table:table-cell table:style-name="ce2"/>
          <table:table-cell office:value-type="float" office:value="2.95043087005615" calcext:value-type="float">
            <text:p>2.95043087005615</text:p>
          </table:table-cell>
          <table:table-cell/>
          <table:table-cell table:style-name="ce2" table:formula="of:=([.I62]-[.E62])/[.E62]%" office:value-type="float" office:value="92.7276371575962" calcext:value-type="float">
            <text:p>92.7276371575962</text:p>
          </table:table-cell>
          <table:table-cell table:style-name="ce2"/>
          <table:table-cell office:value-type="float" office:value="3.43374991416931" calcext:value-type="float">
            <text:p>3.43374991416931</text:p>
          </table:table-cell>
          <table:table-cell/>
          <table:table-cell table:style-name="ce3" table:formula="of:=([.M62]-[.I62])/[.I62]%" office:value-type="float" office:value="16.3813037959423" calcext:value-type="float">
            <text:p>16.3813037959423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0.667182445526123" calcext:value-type="float">
            <text:p>0.667182445526123</text:p>
          </table:table-cell>
          <table:table-cell table:number-columns-repeated="3"/>
          <table:table-cell office:value-type="float" office:value="1.61290907859802" calcext:value-type="float">
            <text:p>1.61290907859802</text:p>
          </table:table-cell>
          <table:table-cell/>
          <table:table-cell table:style-name="ce2" table:formula="of:=([.E63]-[.A63])/[.A63]%" office:value-type="float" office:value="141.749328000698" calcext:value-type="float">
            <text:p>141.749328000698</text:p>
          </table:table-cell>
          <table:table-cell table:style-name="ce2"/>
          <table:table-cell office:value-type="float" office:value="3.38068246841431" calcext:value-type="float">
            <text:p>3.38068246841431</text:p>
          </table:table-cell>
          <table:table-cell/>
          <table:table-cell table:style-name="ce2" table:formula="of:=([.I63]-[.E63])/[.E63]%" office:value-type="float" office:value="109.601552454084" calcext:value-type="float">
            <text:p>109.601552454084</text:p>
          </table:table-cell>
          <table:table-cell table:style-name="ce2"/>
          <table:table-cell office:value-type="float" office:value="3.91693425178528" calcext:value-type="float">
            <text:p>3.91693425178528</text:p>
          </table:table-cell>
          <table:table-cell/>
          <table:table-cell table:style-name="ce3" table:formula="of:=([.M63]-[.I63])/[.I63]%" office:value-type="float" office:value="15.8622345748577" calcext:value-type="float">
            <text:p>15.8622345748577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-0.651378333568573" calcext:value-type="float">
            <text:p>-0.651378333568573</text:p>
          </table:table-cell>
          <table:table-cell table:number-columns-repeated="3"/>
          <table:table-cell office:value-type="float" office:value="-1.10615110397339" calcext:value-type="float">
            <text:p>-1.10615110397339</text:p>
          </table:table-cell>
          <table:table-cell/>
          <table:table-cell table:style-name="ce2" table:formula="of:=([.E64]-[.A64])/[.A64]%" office:value-type="float" office:value="69.8169937451474" calcext:value-type="float">
            <text:p>69.8169937451474</text:p>
          </table:table-cell>
          <table:table-cell table:style-name="ce2"/>
          <table:table-cell office:value-type="float" office:value="-2.20273923873901" calcext:value-type="float">
            <text:p>-2.20273923873901</text:p>
          </table:table-cell>
          <table:table-cell/>
          <table:table-cell table:style-name="ce2" table:formula="of:=([.I64]-[.E64])/[.E64]%" office:value-type="float" office:value="99.1354735195386" calcext:value-type="float">
            <text:p>99.1354735195386</text:p>
          </table:table-cell>
          <table:table-cell table:style-name="ce2"/>
          <table:table-cell office:value-type="float" office:value="-2.20591020584106" calcext:value-type="float">
            <text:p>-2.20591020584106</text:p>
          </table:table-cell>
          <table:table-cell/>
          <table:table-cell table:style-name="ce3" table:formula="of:=([.M64]-[.I64])/[.I64]%" office:value-type="float" office:value="0.143955627896727" calcext:value-type="float">
            <text:p>0.143955627896727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-0.449762284755707" calcext:value-type="float">
            <text:p>-0.449762284755707</text:p>
          </table:table-cell>
          <table:table-cell table:number-columns-repeated="3"/>
          <table:table-cell office:value-type="float" office:value="-0.339786291122436" calcext:value-type="float">
            <text:p>-0.339786291122436</text:p>
          </table:table-cell>
          <table:table-cell/>
          <table:table-cell table:style-name="ce2" table:formula="of:=([.E65]-[.A65])/[.A65]%" office:value-type="float" office:value="-24.4520266284678" calcext:value-type="float">
            <text:p>-24.4520266284678</text:p>
          </table:table-cell>
          <table:table-cell table:style-name="ce2"/>
          <table:table-cell office:value-type="float" office:value="-0.215854749083519" calcext:value-type="float">
            <text:p>-0.215854749083519</text:p>
          </table:table-cell>
          <table:table-cell/>
          <table:table-cell table:style-name="ce2" table:formula="of:=([.I65]-[.E65])/[.E65]%" office:value-type="float" office:value="-36.4733790846966" calcext:value-type="float">
            <text:p>-36.4733790846966</text:p>
          </table:table-cell>
          <table:table-cell table:style-name="ce2"/>
          <table:table-cell office:value-type="float" office:value="-0.215854749083519" calcext:value-type="float">
            <text:p>-0.215854749083519</text:p>
          </table:table-cell>
          <table:table-cell/>
          <table:table-cell table:style-name="ce3" table:formula="of:=([.M65]-[.I65])/[.I65]%" office:value-type="float" office:value="-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-0.0129534052684903" calcext:value-type="float">
            <text:p>-0.01295340526849</text:p>
          </table:table-cell>
          <table:table-cell table:number-columns-repeated="3"/>
          <table:table-cell office:value-type="float" office:value="-0.0129534052684903" calcext:value-type="float">
            <text:p>-0.01295340526849</text:p>
          </table:table-cell>
          <table:table-cell/>
          <table:table-cell table:style-name="ce2" table:formula="of:=([.E66]-[.A66])/[.A66]%" office:value-type="float" office:value="-0" calcext:value-type="float">
            <text:p>0</text:p>
          </table:table-cell>
          <table:table-cell table:style-name="ce2"/>
          <table:table-cell office:value-type="float" office:value="-0.0129534052684903" calcext:value-type="float">
            <text:p>-0.01295340526849</text:p>
          </table:table-cell>
          <table:table-cell/>
          <table:table-cell table:style-name="ce2" table:formula="of:=([.I66]-[.E66])/[.E66]%" office:value-type="float" office:value="-0" calcext:value-type="float">
            <text:p>0</text:p>
          </table:table-cell>
          <table:table-cell table:style-name="ce2"/>
          <table:table-cell office:value-type="float" office:value="-0.0129534052684903" calcext:value-type="float">
            <text:p>-0.01295340526849</text:p>
          </table:table-cell>
          <table:table-cell/>
          <table:table-cell table:style-name="ce3" table:formula="of:=([.M66]-[.I66])/[.I66]%" office:value-type="float" office:value="-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-0.405792146921158" calcext:value-type="float">
            <text:p>-0.405792146921158</text:p>
          </table:table-cell>
          <table:table-cell table:number-columns-repeated="3"/>
          <table:table-cell office:value-type="float" office:value="-0.257880210876465" calcext:value-type="float">
            <text:p>-0.257880210876465</text:p>
          </table:table-cell>
          <table:table-cell/>
          <table:table-cell table:style-name="ce2" table:formula="of:=([.E67]-[.A67])/[.A67]%" office:value-type="float" office:value="-36.4501721304703" calcext:value-type="float">
            <text:p>-36.4501721304703</text:p>
          </table:table-cell>
          <table:table-cell table:style-name="ce2"/>
          <table:table-cell office:value-type="float" office:value="-0.257880210876465" calcext:value-type="float">
            <text:p>-0.257880210876465</text:p>
          </table:table-cell>
          <table:table-cell/>
          <table:table-cell table:style-name="ce2" table:formula="of:=([.I67]-[.E67])/[.E67]%" office:value-type="float" office:value="-0" calcext:value-type="float">
            <text:p>0</text:p>
          </table:table-cell>
          <table:table-cell table:style-name="ce2"/>
          <table:table-cell office:value-type="float" office:value="-0.257880210876465" calcext:value-type="float">
            <text:p>-0.257880210876465</text:p>
          </table:table-cell>
          <table:table-cell/>
          <table:table-cell table:style-name="ce3" table:formula="of:=([.M67]-[.I67])/[.I67]%" office:value-type="float" office:value="-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0.541009187698364" calcext:value-type="float">
            <text:p>0.541009187698364</text:p>
          </table:table-cell>
          <table:table-cell table:number-columns-repeated="3"/>
          <table:table-cell office:value-type="float" office:value="0.757203936576843" calcext:value-type="float">
            <text:p>0.757203936576843</text:p>
          </table:table-cell>
          <table:table-cell/>
          <table:table-cell table:style-name="ce2" table:formula="of:=([.E68]-[.A68])/[.A68]%" office:value-type="float" office:value="39.9613821344227" calcext:value-type="float">
            <text:p>39.9613821344227</text:p>
          </table:table-cell>
          <table:table-cell table:style-name="ce2"/>
          <table:table-cell office:value-type="float" office:value="0.734089374542236" calcext:value-type="float">
            <text:p>0.734089374542236</text:p>
          </table:table-cell>
          <table:table-cell/>
          <table:table-cell table:style-name="ce2" table:formula="of:=([.I68]-[.E68])/[.E68]%" office:value-type="float" office:value="-3.05262042602455" calcext:value-type="float">
            <text:p>-3.05262042602455</text:p>
          </table:table-cell>
          <table:table-cell table:style-name="ce2"/>
          <table:table-cell office:value-type="float" office:value="0.734089374542236" calcext:value-type="float">
            <text:p>0.734089374542236</text:p>
          </table:table-cell>
          <table:table-cell/>
          <table:table-cell table:style-name="ce3" table:formula="of:=([.M68]-[.I68])/[.I68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-1.07187378406525" calcext:value-type="float">
            <text:p>-1.07187378406525</text:p>
          </table:table-cell>
          <table:table-cell table:number-columns-repeated="3"/>
          <table:table-cell office:value-type="float" office:value="-1.72367680072784" calcext:value-type="float">
            <text:p>-1.72367680072784</text:p>
          </table:table-cell>
          <table:table-cell/>
          <table:table-cell table:style-name="ce2" table:formula="of:=([.E69]-[.A69])/[.A69]%" office:value-type="float" office:value="60.8096798664605" calcext:value-type="float">
            <text:p>60.8096798664605</text:p>
          </table:table-cell>
          <table:table-cell table:style-name="ce2"/>
          <table:table-cell office:value-type="float" office:value="-2.21069669723511" calcext:value-type="float">
            <text:p>-2.21069669723511</text:p>
          </table:table-cell>
          <table:table-cell/>
          <table:table-cell table:style-name="ce2" table:formula="of:=([.I69]-[.E69])/[.E69]%" office:value-type="float" office:value="28.2547108774463" calcext:value-type="float">
            <text:p>28.2547108774463</text:p>
          </table:table-cell>
          <table:table-cell table:style-name="ce2"/>
          <table:table-cell office:value-type="float" office:value="-2.22223711013794" calcext:value-type="float">
            <text:p>-2.22223711013794</text:p>
          </table:table-cell>
          <table:table-cell/>
          <table:table-cell table:style-name="ce3" table:formula="of:=([.M69]-[.I69])/[.I69]%" office:value-type="float" office:value="0.522026061615002" calcext:value-type="float">
            <text:p>0.522026061615002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-0.0461155660450459" calcext:value-type="float">
            <text:p>-0.046115566045046</text:p>
          </table:table-cell>
          <table:table-cell table:number-columns-repeated="3"/>
          <table:table-cell office:value-type="float" office:value="-0.0461155660450459" calcext:value-type="float">
            <text:p>-0.046115566045046</text:p>
          </table:table-cell>
          <table:table-cell/>
          <table:table-cell table:style-name="ce2" table:formula="of:=([.E70]-[.A70])/[.A70]%" office:value-type="float" office:value="-0" calcext:value-type="float">
            <text:p>0</text:p>
          </table:table-cell>
          <table:table-cell table:style-name="ce2"/>
          <table:table-cell office:value-type="float" office:value="-0.0461155660450459" calcext:value-type="float">
            <text:p>-0.046115566045046</text:p>
          </table:table-cell>
          <table:table-cell/>
          <table:table-cell table:style-name="ce2" table:formula="of:=([.I70]-[.E70])/[.E70]%" office:value-type="float" office:value="-0" calcext:value-type="float">
            <text:p>0</text:p>
          </table:table-cell>
          <table:table-cell table:style-name="ce2"/>
          <table:table-cell office:value-type="float" office:value="-0.0461155660450459" calcext:value-type="float">
            <text:p>-0.046115566045046</text:p>
          </table:table-cell>
          <table:table-cell/>
          <table:table-cell table:style-name="ce3" table:formula="of:=([.M70]-[.I70])/[.I70]%" office:value-type="float" office:value="-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-0.0721541047096252" calcext:value-type="float">
            <text:p>-0.072154104709625</text:p>
          </table:table-cell>
          <table:table-cell table:number-columns-repeated="3"/>
          <table:table-cell office:value-type="float" office:value="0.185285672545433" calcext:value-type="float">
            <text:p>0.185285672545433</text:p>
          </table:table-cell>
          <table:table-cell/>
          <table:table-cell table:style-name="ce2" table:formula="of:=([.E71]-[.A71])/[.A71]%" office:value-type="float" office:value="-356.791589738506" calcext:value-type="float">
            <text:p>-356.791589738506</text:p>
          </table:table-cell>
          <table:table-cell table:style-name="ce2"/>
          <table:table-cell office:value-type="float" office:value="-0.212505117058754" calcext:value-type="float">
            <text:p>-0.212505117058754</text:p>
          </table:table-cell>
          <table:table-cell/>
          <table:table-cell table:style-name="ce2" table:formula="of:=([.I71]-[.E71])/[.E71]%" office:value-type="float" office:value="-214.690528490079" calcext:value-type="float">
            <text:p>-214.690528490079</text:p>
          </table:table-cell>
          <table:table-cell table:style-name="ce2"/>
          <table:table-cell office:value-type="float" office:value="-0.391828894615173" calcext:value-type="float">
            <text:p>-0.391828894615173</text:p>
          </table:table-cell>
          <table:table-cell/>
          <table:table-cell table:style-name="ce3" table:formula="of:=([.M71]-[.I71])/[.I71]%" office:value-type="float" office:value="84.3856279972963" calcext:value-type="float">
            <text:p>84.3856279972963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0.0220582522451878" calcext:value-type="float">
            <text:p>0.022058252245188</text:p>
          </table:table-cell>
          <table:table-cell table:number-columns-repeated="3"/>
          <table:table-cell office:value-type="float" office:value="0.0220582522451878" calcext:value-type="float">
            <text:p>0.022058252245188</text:p>
          </table:table-cell>
          <table:table-cell/>
          <table:table-cell table:style-name="ce2" table:formula="of:=([.E72]-[.A72])/[.A72]%" office:value-type="float" office:value="0" calcext:value-type="float">
            <text:p>0</text:p>
          </table:table-cell>
          <table:table-cell table:style-name="ce2"/>
          <table:table-cell office:value-type="float" office:value="0.0220582522451878" calcext:value-type="float">
            <text:p>0.022058252245188</text:p>
          </table:table-cell>
          <table:table-cell/>
          <table:table-cell table:style-name="ce2" table:formula="of:=([.I72]-[.E72])/[.E72]%" office:value-type="float" office:value="0" calcext:value-type="float">
            <text:p>0</text:p>
          </table:table-cell>
          <table:table-cell table:style-name="ce2"/>
          <table:table-cell office:value-type="float" office:value="0.0220582522451878" calcext:value-type="float">
            <text:p>0.022058252245188</text:p>
          </table:table-cell>
          <table:table-cell/>
          <table:table-cell table:style-name="ce3" table:formula="of:=([.M72]-[.I72])/[.I72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0.00721573876217008" calcext:value-type="float">
            <text:p>0.00721573876217</text:p>
          </table:table-cell>
          <table:table-cell table:number-columns-repeated="3"/>
          <table:table-cell office:value-type="float" office:value="-0.000203214061912149" calcext:value-type="float">
            <text:p>-0.000203214061912</text:p>
          </table:table-cell>
          <table:table-cell/>
          <table:table-cell table:style-name="ce2" table:formula="of:=([.E73]-[.A73])/[.A73]%" office:value-type="float" office:value="-102.816261350501" calcext:value-type="float">
            <text:p>-102.816261350501</text:p>
          </table:table-cell>
          <table:table-cell table:style-name="ce2"/>
          <table:table-cell office:value-type="float" office:value="-0.000203214061912149" calcext:value-type="float">
            <text:p>-0.000203214061912</text:p>
          </table:table-cell>
          <table:table-cell/>
          <table:table-cell table:style-name="ce2" table:formula="of:=([.I73]-[.E73])/[.E73]%" office:value-type="float" office:value="-0" calcext:value-type="float">
            <text:p>0</text:p>
          </table:table-cell>
          <table:table-cell table:style-name="ce2"/>
          <table:table-cell office:value-type="float" office:value="-0.000203214061912149" calcext:value-type="float">
            <text:p>-0.000203214061912</text:p>
          </table:table-cell>
          <table:table-cell/>
          <table:table-cell table:style-name="ce3" table:formula="of:=([.M73]-[.I73])/[.I73]%" office:value-type="float" office:value="-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-0.0891656577587128" calcext:value-type="float">
            <text:p>-0.089165657758713</text:p>
          </table:table-cell>
          <table:table-cell table:number-columns-repeated="3"/>
          <table:table-cell office:value-type="float" office:value="-0.10184171050787" calcext:value-type="float">
            <text:p>-0.10184171050787</text:p>
          </table:table-cell>
          <table:table-cell/>
          <table:table-cell table:style-name="ce2" table:formula="of:=([.E74]-[.A74])/[.A74]%" office:value-type="float" office:value="14.2162947796101" calcext:value-type="float">
            <text:p>14.2162947796101</text:p>
          </table:table-cell>
          <table:table-cell table:style-name="ce2"/>
          <table:table-cell office:value-type="float" office:value="-0.0229420065879822" calcext:value-type="float">
            <text:p>-0.022942006587982</text:p>
          </table:table-cell>
          <table:table-cell/>
          <table:table-cell table:style-name="ce2" table:formula="of:=([.I74]-[.E74])/[.E74]%" office:value-type="float" office:value="-77.4728777889004" calcext:value-type="float">
            <text:p>-77.4728777889004</text:p>
          </table:table-cell>
          <table:table-cell table:style-name="ce2"/>
          <table:table-cell office:value-type="float" office:value="-0.0830733254551888" calcext:value-type="float">
            <text:p>-0.083073325455189</text:p>
          </table:table-cell>
          <table:table-cell/>
          <table:table-cell table:style-name="ce3" table:formula="of:=([.M74]-[.I74])/[.I74]%" office:value-type="float" office:value="262.101393078256" calcext:value-type="float">
            <text:p>262.101393078256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0.536009550094605" calcext:value-type="float">
            <text:p>0.536009550094605</text:p>
          </table:table-cell>
          <table:table-cell table:number-columns-repeated="3"/>
          <table:table-cell office:value-type="float" office:value="0.396876513957977" calcext:value-type="float">
            <text:p>0.396876513957977</text:p>
          </table:table-cell>
          <table:table-cell/>
          <table:table-cell table:style-name="ce2" table:formula="of:=([.E75]-[.A75])/[.A75]%" office:value-type="float" office:value="-25.9571935074797" calcext:value-type="float">
            <text:p>-25.9571935074797</text:p>
          </table:table-cell>
          <table:table-cell table:style-name="ce2"/>
          <table:table-cell office:value-type="float" office:value="0.396876513957977" calcext:value-type="float">
            <text:p>0.396876513957977</text:p>
          </table:table-cell>
          <table:table-cell/>
          <table:table-cell table:style-name="ce2" table:formula="of:=([.I75]-[.E75])/[.E75]%" office:value-type="float" office:value="0" calcext:value-type="float">
            <text:p>0</text:p>
          </table:table-cell>
          <table:table-cell table:style-name="ce2"/>
          <table:table-cell office:value-type="float" office:value="0.396876513957977" calcext:value-type="float">
            <text:p>0.396876513957977</text:p>
          </table:table-cell>
          <table:table-cell/>
          <table:table-cell table:style-name="ce3" table:formula="of:=([.M75]-[.I75])/[.I75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-0.90945839881897" calcext:value-type="float">
            <text:p>-0.90945839881897</text:p>
          </table:table-cell>
          <table:table-cell table:number-columns-repeated="3"/>
          <table:table-cell office:value-type="float" office:value="-0.82823121547699" calcext:value-type="float">
            <text:p>-0.82823121547699</text:p>
          </table:table-cell>
          <table:table-cell/>
          <table:table-cell table:style-name="ce2" table:formula="of:=([.E76]-[.A76])/[.A76]%" office:value-type="float" office:value="-8.9313797582674" calcext:value-type="float">
            <text:p>-8.9313797582674</text:p>
          </table:table-cell>
          <table:table-cell table:style-name="ce2"/>
          <table:table-cell office:value-type="float" office:value="-1.10570096969605" calcext:value-type="float">
            <text:p>-1.10570096969605</text:p>
          </table:table-cell>
          <table:table-cell/>
          <table:table-cell table:style-name="ce2" table:formula="of:=([.I76]-[.E76])/[.E76]%" office:value-type="float" office:value="33.5014847344598" calcext:value-type="float">
            <text:p>33.5014847344598</text:p>
          </table:table-cell>
          <table:table-cell table:style-name="ce2"/>
          <table:table-cell office:value-type="float" office:value="-1.10570096969605" calcext:value-type="float">
            <text:p>-1.10570096969605</text:p>
          </table:table-cell>
          <table:table-cell/>
          <table:table-cell table:style-name="ce3" table:formula="of:=([.M76]-[.I76])/[.I76]%" office:value-type="float" office:value="-0.000000000000461881290985899" calcext:value-type="float">
            <text:p>-4.61881290985899E-13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-0.095659077167511" calcext:value-type="float">
            <text:p>-0.095659077167511</text:p>
          </table:table-cell>
          <table:table-cell table:number-columns-repeated="3"/>
          <table:table-cell office:value-type="float" office:value="1.54662811756134" calcext:value-type="float">
            <text:p>1.54662811756134</text:p>
          </table:table-cell>
          <table:table-cell/>
          <table:table-cell table:style-name="ce2" table:formula="of:=([.E77]-[.A77])/[.A77]%" office:value-type="float" office:value="-1716.81270963236" calcext:value-type="float">
            <text:p>-1716.81270963236</text:p>
          </table:table-cell>
          <table:table-cell table:style-name="ce2"/>
          <table:table-cell office:value-type="float" office:value="-0.133318409323692" calcext:value-type="float">
            <text:p>-0.133318409323692</text:p>
          </table:table-cell>
          <table:table-cell/>
          <table:table-cell table:style-name="ce2" table:formula="of:=([.I77]-[.E77])/[.E77]%" office:value-type="float" office:value="-108.619939584048" calcext:value-type="float">
            <text:p>-108.619939584048</text:p>
          </table:table-cell>
          <table:table-cell table:style-name="ce2"/>
          <table:table-cell office:value-type="float" office:value="0.0961869284510613" calcext:value-type="float">
            <text:p>0.096186928451061</text:p>
          </table:table-cell>
          <table:table-cell/>
          <table:table-cell table:style-name="ce3" table:formula="of:=([.M77]-[.I77])/[.I77]%" office:value-type="float" office:value="-172.148271899587" calcext:value-type="float">
            <text:p>-172.148271899587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0.0735887438058853" calcext:value-type="float">
            <text:p>0.073588743805885</text:p>
          </table:table-cell>
          <table:table-cell table:number-columns-repeated="3"/>
          <table:table-cell office:value-type="float" office:value="1.68661069869995" calcext:value-type="float">
            <text:p>1.68661069869995</text:p>
          </table:table-cell>
          <table:table-cell/>
          <table:table-cell table:style-name="ce2" table:formula="of:=([.E78]-[.A78])/[.A78]%" office:value-type="float" office:value="2191.9411467995" calcext:value-type="float">
            <text:p>2191.9411467995</text:p>
          </table:table-cell>
          <table:table-cell table:style-name="ce2"/>
          <table:table-cell office:value-type="float" office:value="3.22381663322449" calcext:value-type="float">
            <text:p>3.22381663322449</text:p>
          </table:table-cell>
          <table:table-cell/>
          <table:table-cell table:style-name="ce2" table:formula="of:=([.I78]-[.E78])/[.E78]%" office:value-type="float" office:value="91.1417160883318" calcext:value-type="float">
            <text:p>91.1417160883318</text:p>
          </table:table-cell>
          <table:table-cell table:style-name="ce2"/>
          <table:table-cell office:value-type="float" office:value="4.36200284957886" calcext:value-type="float">
            <text:p>4.36200284957886</text:p>
          </table:table-cell>
          <table:table-cell/>
          <table:table-cell table:style-name="ce3" table:formula="of:=([.M78]-[.I78])/[.I78]%" office:value-type="float" office:value="35.3055507135325" calcext:value-type="float">
            <text:p>35.3055507135325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0.138512402772903" calcext:value-type="float">
            <text:p>0.138512402772903</text:p>
          </table:table-cell>
          <table:table-cell table:number-columns-repeated="3"/>
          <table:table-cell office:value-type="float" office:value="0.287590056657791" calcext:value-type="float">
            <text:p>0.287590056657791</text:p>
          </table:table-cell>
          <table:table-cell/>
          <table:table-cell table:style-name="ce2" table:formula="of:=([.E79]-[.A79])/[.A79]%" office:value-type="float" office:value="107.627657090974" calcext:value-type="float">
            <text:p>107.627657090974</text:p>
          </table:table-cell>
          <table:table-cell table:style-name="ce2"/>
          <table:table-cell office:value-type="float" office:value="0.235515773296356" calcext:value-type="float">
            <text:p>0.235515773296356</text:p>
          </table:table-cell>
          <table:table-cell/>
          <table:table-cell table:style-name="ce2" table:formula="of:=([.I79]-[.E79])/[.E79]%" office:value-type="float" office:value="-18.1071223277372" calcext:value-type="float">
            <text:p>-18.1071223277372</text:p>
          </table:table-cell>
          <table:table-cell table:style-name="ce2"/>
          <table:table-cell office:value-type="float" office:value="0.206312268972397" calcext:value-type="float">
            <text:p>0.206312268972397</text:p>
          </table:table-cell>
          <table:table-cell/>
          <table:table-cell table:style-name="ce3" table:formula="of:=([.M79]-[.I79])/[.I79]%" office:value-type="float" office:value="-12.3998082655855" calcext:value-type="float">
            <text:p>-12.3998082655855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-0.924594879150391" calcext:value-type="float">
            <text:p>-0.924594879150391</text:p>
          </table:table-cell>
          <table:table-cell table:number-columns-repeated="3"/>
          <table:table-cell office:value-type="float" office:value="-1.00943696498871" calcext:value-type="float">
            <text:p>-1.00943696498871</text:p>
          </table:table-cell>
          <table:table-cell/>
          <table:table-cell table:style-name="ce2" table:formula="of:=([.E80]-[.A80])/[.A80]%" office:value-type="float" office:value="9.17613624642601" calcext:value-type="float">
            <text:p>9.17613624642601</text:p>
          </table:table-cell>
          <table:table-cell table:style-name="ce2"/>
          <table:table-cell office:value-type="float" office:value="-1.0124945640564" calcext:value-type="float">
            <text:p>-1.0124945640564</text:p>
          </table:table-cell>
          <table:table-cell/>
          <table:table-cell table:style-name="ce2" table:formula="of:=([.I80]-[.E80])/[.E80]%" office:value-type="float" office:value="0.302901436517201" calcext:value-type="float">
            <text:p>0.302901436517201</text:p>
          </table:table-cell>
          <table:table-cell table:style-name="ce2"/>
          <table:table-cell office:value-type="float" office:value="-1.0124945640564" calcext:value-type="float">
            <text:p>-1.0124945640564</text:p>
          </table:table-cell>
          <table:table-cell/>
          <table:table-cell table:style-name="ce3" table:formula="of:=([.M80]-[.I80])/[.I80]%" office:value-type="float" office:value="-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0.325321644544601" calcext:value-type="float">
            <text:p>0.325321644544601</text:p>
          </table:table-cell>
          <table:table-cell table:number-columns-repeated="3"/>
          <table:table-cell office:value-type="float" office:value="0.0203075055032968" calcext:value-type="float">
            <text:p>0.020307505503297</text:p>
          </table:table-cell>
          <table:table-cell/>
          <table:table-cell table:style-name="ce2" table:formula="of:=([.E81]-[.A81])/[.A81]%" office:value-type="float" office:value="-93.7577146052719" calcext:value-type="float">
            <text:p>-93.7577146052719</text:p>
          </table:table-cell>
          <table:table-cell table:style-name="ce2"/>
          <table:table-cell office:value-type="float" office:value="0.0203075055032968" calcext:value-type="float">
            <text:p>0.020307505503297</text:p>
          </table:table-cell>
          <table:table-cell/>
          <table:table-cell table:style-name="ce2" table:formula="of:=([.I81]-[.E81])/[.E81]%" office:value-type="float" office:value="0" calcext:value-type="float">
            <text:p>0</text:p>
          </table:table-cell>
          <table:table-cell table:style-name="ce2"/>
          <table:table-cell office:value-type="float" office:value="0.0203075055032968" calcext:value-type="float">
            <text:p>0.020307505503297</text:p>
          </table:table-cell>
          <table:table-cell/>
          <table:table-cell table:style-name="ce3" table:formula="of:=([.M81]-[.I81])/[.I81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0.137645587325096" calcext:value-type="float">
            <text:p>0.137645587325096</text:p>
          </table:table-cell>
          <table:table-cell table:number-columns-repeated="3"/>
          <table:table-cell office:value-type="float" office:value="-0.0572931729257107" calcext:value-type="float">
            <text:p>-0.057293172925711</text:p>
          </table:table-cell>
          <table:table-cell/>
          <table:table-cell table:style-name="ce2" table:formula="of:=([.E82]-[.A82])/[.A82]%" office:value-type="float" office:value="-141.623690260694" calcext:value-type="float">
            <text:p>-141.623690260694</text:p>
          </table:table-cell>
          <table:table-cell table:style-name="ce2"/>
          <table:table-cell office:value-type="float" office:value="-0.0572931729257107" calcext:value-type="float">
            <text:p>-0.057293172925711</text:p>
          </table:table-cell>
          <table:table-cell/>
          <table:table-cell table:style-name="ce2" table:formula="of:=([.I82]-[.E82])/[.E82]%" office:value-type="float" office:value="-0" calcext:value-type="float">
            <text:p>0</text:p>
          </table:table-cell>
          <table:table-cell table:style-name="ce2"/>
          <table:table-cell office:value-type="float" office:value="-0.0572931729257107" calcext:value-type="float">
            <text:p>-0.057293172925711</text:p>
          </table:table-cell>
          <table:table-cell/>
          <table:table-cell table:style-name="ce3" table:formula="of:=([.M82]-[.I82])/[.I82]%" office:value-type="float" office:value="-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-0.983036518096924" calcext:value-type="float">
            <text:p>-0.983036518096924</text:p>
          </table:table-cell>
          <table:table-cell table:number-columns-repeated="3"/>
          <table:table-cell office:value-type="float" office:value="-2.0750617980957" calcext:value-type="float">
            <text:p>-2.0750617980957</text:p>
          </table:table-cell>
          <table:table-cell/>
          <table:table-cell table:style-name="ce2" table:formula="of:=([.E83]-[.A83])/[.A83]%" office:value-type="float" office:value="111.086949456654" calcext:value-type="float">
            <text:p>111.086949456654</text:p>
          </table:table-cell>
          <table:table-cell table:style-name="ce2"/>
          <table:table-cell office:value-type="float" office:value="-2.41822195053101" calcext:value-type="float">
            <text:p>-2.41822195053101</text:p>
          </table:table-cell>
          <table:table-cell/>
          <table:table-cell table:style-name="ce2" table:formula="of:=([.I83]-[.E83])/[.E83]%" office:value-type="float" office:value="16.5373461527857" calcext:value-type="float">
            <text:p>16.5373461527857</text:p>
          </table:table-cell>
          <table:table-cell table:style-name="ce2"/>
          <table:table-cell office:value-type="float" office:value="-2.41822195053101" calcext:value-type="float">
            <text:p>-2.41822195053101</text:p>
          </table:table-cell>
          <table:table-cell/>
          <table:table-cell table:style-name="ce3" table:formula="of:=([.M83]-[.I83])/[.I83]%" office:value-type="float" office:value="-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0.0832441821694374" calcext:value-type="float">
            <text:p>0.083244182169437</text:p>
          </table:table-cell>
          <table:table-cell table:number-columns-repeated="3"/>
          <table:table-cell office:value-type="float" office:value="-0.0286047291010618" calcext:value-type="float">
            <text:p>-0.028604729101062</text:p>
          </table:table-cell>
          <table:table-cell/>
          <table:table-cell table:style-name="ce2" table:formula="of:=([.E84]-[.A84])/[.A84]%" office:value-type="float" office:value="-134.362436335598" calcext:value-type="float">
            <text:p>-134.362436335598</text:p>
          </table:table-cell>
          <table:table-cell table:style-name="ce2"/>
          <table:table-cell office:value-type="float" office:value="0.0171426329761744" calcext:value-type="float">
            <text:p>0.017142632976174</text:p>
          </table:table-cell>
          <table:table-cell/>
          <table:table-cell table:style-name="ce2" table:formula="of:=([.I84]-[.E84])/[.E84]%" office:value-type="float" office:value="-159.929366628884" calcext:value-type="float">
            <text:p>-159.929366628884</text:p>
          </table:table-cell>
          <table:table-cell table:style-name="ce2"/>
          <table:table-cell office:value-type="float" office:value="0.0452900119125843" calcext:value-type="float">
            <text:p>0.045290011912584</text:p>
          </table:table-cell>
          <table:table-cell/>
          <table:table-cell table:style-name="ce3" table:formula="of:=([.M84]-[.I84])/[.I84]%" office:value-type="float" office:value="164.195190876048" calcext:value-type="float">
            <text:p>164.195190876048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-0.237217590212822" calcext:value-type="float">
            <text:p>-0.237217590212822</text:p>
          </table:table-cell>
          <table:table-cell table:number-columns-repeated="3"/>
          <table:table-cell office:value-type="float" office:value="-0.860974848270416" calcext:value-type="float">
            <text:p>-0.860974848270416</text:p>
          </table:table-cell>
          <table:table-cell/>
          <table:table-cell table:style-name="ce2" table:formula="of:=([.E85]-[.A85])/[.A85]%" office:value-type="float" office:value="262.947303991236" calcext:value-type="float">
            <text:p>262.947303991236</text:p>
          </table:table-cell>
          <table:table-cell table:style-name="ce2"/>
          <table:table-cell office:value-type="float" office:value="-2.19939160346985" calcext:value-type="float">
            <text:p>-2.19939160346985</text:p>
          </table:table-cell>
          <table:table-cell/>
          <table:table-cell table:style-name="ce2" table:formula="of:=([.I85]-[.E85])/[.E85]%" office:value-type="float" office:value="155.453641635192" calcext:value-type="float">
            <text:p>155.453641635192</text:p>
          </table:table-cell>
          <table:table-cell table:style-name="ce2"/>
          <table:table-cell office:value-type="float" office:value="-2.19939160346985" calcext:value-type="float">
            <text:p>-2.19939160346985</text:p>
          </table:table-cell>
          <table:table-cell/>
          <table:table-cell table:style-name="ce3" table:formula="of:=([.M85]-[.I85])/[.I85]%" office:value-type="float" office:value="-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0.140496924519539" calcext:value-type="float">
            <text:p>0.140496924519539</text:p>
          </table:table-cell>
          <table:table-cell table:number-columns-repeated="3"/>
          <table:table-cell office:value-type="float" office:value="0.267802059650421" calcext:value-type="float">
            <text:p>0.267802059650421</text:p>
          </table:table-cell>
          <table:table-cell/>
          <table:table-cell table:style-name="ce2" table:formula="of:=([.E86]-[.A86])/[.A86]%" office:value-type="float" office:value="90.6106205286919" calcext:value-type="float">
            <text:p>90.6106205286919</text:p>
          </table:table-cell>
          <table:table-cell table:style-name="ce2"/>
          <table:table-cell office:value-type="float" office:value="0.0131942220032215" calcext:value-type="float">
            <text:p>0.013194222003222</text:p>
          </table:table-cell>
          <table:table-cell/>
          <table:table-cell table:style-name="ce2" table:formula="of:=([.I86]-[.E86])/[.E86]%" office:value-type="float" office:value="-95.0731439405489" calcext:value-type="float">
            <text:p>-95.0731439405489</text:p>
          </table:table-cell>
          <table:table-cell table:style-name="ce2"/>
          <table:table-cell office:value-type="float" office:value="0.0131942220032215" calcext:value-type="float">
            <text:p>0.013194222003222</text:p>
          </table:table-cell>
          <table:table-cell/>
          <table:table-cell table:style-name="ce3" table:formula="of:=([.M86]-[.I86])/[.I86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-0.748215198516846" calcext:value-type="float">
            <text:p>-0.748215198516846</text:p>
          </table:table-cell>
          <table:table-cell table:number-columns-repeated="3"/>
          <table:table-cell office:value-type="float" office:value="-0.59498405456543" calcext:value-type="float">
            <text:p>-0.59498405456543</text:p>
          </table:table-cell>
          <table:table-cell/>
          <table:table-cell table:style-name="ce2" table:formula="of:=([.E87]-[.A87])/[.A87]%" office:value-type="float" office:value="-20.4795551139779" calcext:value-type="float">
            <text:p>-20.4795551139779</text:p>
          </table:table-cell>
          <table:table-cell table:style-name="ce2"/>
          <table:table-cell office:value-type="float" office:value="-1.18110120296478" calcext:value-type="float">
            <text:p>-1.18110120296478</text:p>
          </table:table-cell>
          <table:table-cell/>
          <table:table-cell table:style-name="ce2" table:formula="of:=([.I87]-[.E87])/[.E87]%" office:value-type="float" office:value="98.5097237315791" calcext:value-type="float">
            <text:p>98.5097237315791</text:p>
          </table:table-cell>
          <table:table-cell table:style-name="ce2"/>
          <table:table-cell office:value-type="float" office:value="-1.45128381252289" calcext:value-type="float">
            <text:p>-1.45128381252289</text:p>
          </table:table-cell>
          <table:table-cell/>
          <table:table-cell table:style-name="ce3" table:formula="of:=([.M87]-[.I87])/[.I87]%" office:value-type="float" office:value="22.8754833946406" calcext:value-type="float">
            <text:p>22.8754833946406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-0.385980725288391" calcext:value-type="float">
            <text:p>-0.385980725288391</text:p>
          </table:table-cell>
          <table:table-cell table:number-columns-repeated="3"/>
          <table:table-cell office:value-type="float" office:value="-0.980440139770508" calcext:value-type="float">
            <text:p>-0.980440139770508</text:p>
          </table:table-cell>
          <table:table-cell/>
          <table:table-cell table:style-name="ce2" table:formula="of:=([.E88]-[.A88])/[.A88]%" office:value-type="float" office:value="154.012720204606" calcext:value-type="float">
            <text:p>154.012720204606</text:p>
          </table:table-cell>
          <table:table-cell table:style-name="ce2"/>
          <table:table-cell office:value-type="float" office:value="-1.06247234344482" calcext:value-type="float">
            <text:p>-1.06247234344482</text:p>
          </table:table-cell>
          <table:table-cell/>
          <table:table-cell table:style-name="ce2" table:formula="of:=([.I88]-[.E88])/[.E88]%" office:value-type="float" office:value="8.36687527843541" calcext:value-type="float">
            <text:p>8.36687527843541</text:p>
          </table:table-cell>
          <table:table-cell table:style-name="ce2"/>
          <table:table-cell office:value-type="float" office:value="-0.597185254096985" calcext:value-type="float">
            <text:p>-0.597185254096985</text:p>
          </table:table-cell>
          <table:table-cell/>
          <table:table-cell table:style-name="ce3" table:formula="of:=([.M88]-[.I88])/[.I88]%" office:value-type="float" office:value="-43.7928659713861" calcext:value-type="float">
            <text:p>-43.7928659713861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-0.93161940574646" calcext:value-type="float">
            <text:p>-0.93161940574646</text:p>
          </table:table-cell>
          <table:table-cell table:number-columns-repeated="3"/>
          <table:table-cell office:value-type="float" office:value="-1.31587862968445" calcext:value-type="float">
            <text:p>-1.31587862968445</text:p>
          </table:table-cell>
          <table:table-cell/>
          <table:table-cell table:style-name="ce2" table:formula="of:=([.E89]-[.A89])/[.A89]%" office:value-type="float" office:value="41.2463739556928" calcext:value-type="float">
            <text:p>41.2463739556928</text:p>
          </table:table-cell>
          <table:table-cell table:style-name="ce2"/>
          <table:table-cell office:value-type="float" office:value="-0.766240060329437" calcext:value-type="float">
            <text:p>-0.766240060329437</text:p>
          </table:table-cell>
          <table:table-cell/>
          <table:table-cell table:style-name="ce2" table:formula="of:=([.I89]-[.E89])/[.E89]%" office:value-type="float" office:value="-41.7697010161809" calcext:value-type="float">
            <text:p>-41.7697010161809</text:p>
          </table:table-cell>
          <table:table-cell table:style-name="ce2"/>
          <table:table-cell office:value-type="float" office:value="-0.227341383695602" calcext:value-type="float">
            <text:p>-0.227341383695602</text:p>
          </table:table-cell>
          <table:table-cell/>
          <table:table-cell table:style-name="ce3" table:formula="of:=([.M89]-[.I89])/[.I89]%" office:value-type="float" office:value="-70.330266522758" calcext:value-type="float">
            <text:p>-70.330266522758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0.132196083664894" calcext:value-type="float">
            <text:p>0.132196083664894</text:p>
          </table:table-cell>
          <table:table-cell table:number-columns-repeated="3"/>
          <table:table-cell office:value-type="float" office:value="0.213483273983002" calcext:value-type="float">
            <text:p>0.213483273983002</text:p>
          </table:table-cell>
          <table:table-cell/>
          <table:table-cell table:style-name="ce2" table:formula="of:=([.E90]-[.A90])/[.A90]%" office:value-type="float" office:value="61.4898626831971" calcext:value-type="float">
            <text:p>61.4898626831971</text:p>
          </table:table-cell>
          <table:table-cell table:style-name="ce2"/>
          <table:table-cell office:value-type="float" office:value="-0.00536357890814543" calcext:value-type="float">
            <text:p>-0.005363578908145</text:p>
          </table:table-cell>
          <table:table-cell/>
          <table:table-cell table:style-name="ce2" table:formula="of:=([.I90]-[.E90])/[.E90]%" office:value-type="float" office:value="-102.51241177263" calcext:value-type="float">
            <text:p>-102.51241177263</text:p>
          </table:table-cell>
          <table:table-cell table:style-name="ce2"/>
          <table:table-cell office:value-type="float" office:value="-0.00536357890814543" calcext:value-type="float">
            <text:p>-0.005363578908145</text:p>
          </table:table-cell>
          <table:table-cell/>
          <table:table-cell table:style-name="ce3" table:formula="of:=([.M90]-[.I90])/[.I90]%" office:value-type="float" office:value="-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-0.0193656459450722" calcext:value-type="float">
            <text:p>-0.019365645945072</text:p>
          </table:table-cell>
          <table:table-cell table:number-columns-repeated="3"/>
          <table:table-cell office:value-type="float" office:value="-0.0193656459450722" calcext:value-type="float">
            <text:p>-0.019365645945072</text:p>
          </table:table-cell>
          <table:table-cell/>
          <table:table-cell table:style-name="ce2" table:formula="of:=([.E91]-[.A91])/[.A91]%" office:value-type="float" office:value="-0" calcext:value-type="float">
            <text:p>0</text:p>
          </table:table-cell>
          <table:table-cell table:style-name="ce2"/>
          <table:table-cell office:value-type="float" office:value="-0.0193656459450722" calcext:value-type="float">
            <text:p>-0.019365645945072</text:p>
          </table:table-cell>
          <table:table-cell/>
          <table:table-cell table:style-name="ce2" table:formula="of:=([.I91]-[.E91])/[.E91]%" office:value-type="float" office:value="-0" calcext:value-type="float">
            <text:p>0</text:p>
          </table:table-cell>
          <table:table-cell table:style-name="ce2"/>
          <table:table-cell office:value-type="float" office:value="-0.0193656459450722" calcext:value-type="float">
            <text:p>-0.019365645945072</text:p>
          </table:table-cell>
          <table:table-cell/>
          <table:table-cell table:style-name="ce3" table:formula="of:=([.M91]-[.I91])/[.I91]%" office:value-type="float" office:value="-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0.138054087758064" calcext:value-type="float">
            <text:p>0.138054087758064</text:p>
          </table:table-cell>
          <table:table-cell table:number-columns-repeated="3"/>
          <table:table-cell office:value-type="float" office:value="-0.0493877939879894" calcext:value-type="float">
            <text:p>-0.049387793987989</text:p>
          </table:table-cell>
          <table:table-cell/>
          <table:table-cell table:style-name="ce2" table:formula="of:=([.E92]-[.A92])/[.A92]%" office:value-type="float" office:value="-135.774235149444" calcext:value-type="float">
            <text:p>-135.774235149444</text:p>
          </table:table-cell>
          <table:table-cell table:style-name="ce2"/>
          <table:table-cell office:value-type="float" office:value="-0.0493877939879894" calcext:value-type="float">
            <text:p>-0.049387793987989</text:p>
          </table:table-cell>
          <table:table-cell/>
          <table:table-cell table:style-name="ce2" table:formula="of:=([.I92]-[.E92])/[.E92]%" office:value-type="float" office:value="-0" calcext:value-type="float">
            <text:p>0</text:p>
          </table:table-cell>
          <table:table-cell table:style-name="ce2"/>
          <table:table-cell office:value-type="float" office:value="-0.0493877939879894" calcext:value-type="float">
            <text:p>-0.04938779398799</text:p>
          </table:table-cell>
          <table:table-cell/>
          <table:table-cell table:style-name="ce3" table:formula="of:=([.M92]-[.I92])/[.I92]%" office:value-type="float" office:value="-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-0.41323247551918" calcext:value-type="float">
            <text:p>-0.41323247551918</text:p>
          </table:table-cell>
          <table:table-cell table:number-columns-repeated="3"/>
          <table:table-cell office:value-type="float" office:value="-1.19139134883881" calcext:value-type="float">
            <text:p>-1.19139134883881</text:p>
          </table:table-cell>
          <table:table-cell/>
          <table:table-cell table:style-name="ce2" table:formula="of:=([.E93]-[.A93])/[.A93]%" office:value-type="float" office:value="188.310193273643" calcext:value-type="float">
            <text:p>188.310193273643</text:p>
          </table:table-cell>
          <table:table-cell table:style-name="ce2"/>
          <table:table-cell office:value-type="float" office:value="-1.19139134883881" calcext:value-type="float">
            <text:p>-1.19139134883881</text:p>
          </table:table-cell>
          <table:table-cell/>
          <table:table-cell table:style-name="ce2" table:formula="of:=([.I93]-[.E93])/[.E93]%" office:value-type="float" office:value="-0" calcext:value-type="float">
            <text:p>0</text:p>
          </table:table-cell>
          <table:table-cell table:style-name="ce2"/>
          <table:table-cell office:value-type="float" office:value="-1.19139134883881" calcext:value-type="float">
            <text:p>-1.19139134883881</text:p>
          </table:table-cell>
          <table:table-cell/>
          <table:table-cell table:style-name="ce3" table:formula="of:=([.M93]-[.I93])/[.I93]%" office:value-type="float" office:value="-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0.0659080967307091" calcext:value-type="float">
            <text:p>0.065908096730709</text:p>
          </table:table-cell>
          <table:table-cell table:number-columns-repeated="3"/>
          <table:table-cell office:value-type="float" office:value="-0.086177758872509" calcext:value-type="float">
            <text:p>-0.086177758872509</text:p>
          </table:table-cell>
          <table:table-cell/>
          <table:table-cell table:style-name="ce2" table:formula="of:=([.E94]-[.A94])/[.A94]%" office:value-type="float" office:value="-230.754434048701" calcext:value-type="float">
            <text:p>-230.754434048701</text:p>
          </table:table-cell>
          <table:table-cell table:style-name="ce2"/>
          <table:table-cell office:value-type="float" office:value="0.0711701288819313" calcext:value-type="float">
            <text:p>0.071170128881931</text:p>
          </table:table-cell>
          <table:table-cell/>
          <table:table-cell table:style-name="ce2" table:formula="of:=([.I94]-[.E94])/[.E94]%" office:value-type="float" office:value="-182.585263080721" calcext:value-type="float">
            <text:p>-182.585263080721</text:p>
          </table:table-cell>
          <table:table-cell table:style-name="ce2"/>
          <table:table-cell office:value-type="float" office:value="-0.0319870635867119" calcext:value-type="float">
            <text:p>-0.031987063586712</text:p>
          </table:table-cell>
          <table:table-cell/>
          <table:table-cell table:style-name="ce3" table:formula="of:=([.M94]-[.I94])/[.I94]%" office:value-type="float" office:value="-144.944507041398" calcext:value-type="float">
            <text:p>-144.944507041398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-0.025545896962285" calcext:value-type="float">
            <text:p>-0.025545896962285</text:p>
          </table:table-cell>
          <table:table-cell table:number-columns-repeated="3"/>
          <table:table-cell office:value-type="float" office:value="-0.025545896962285" calcext:value-type="float">
            <text:p>-0.025545896962285</text:p>
          </table:table-cell>
          <table:table-cell/>
          <table:table-cell table:style-name="ce2" table:formula="of:=([.E95]-[.A95])/[.A95]%" office:value-type="float" office:value="-0" calcext:value-type="float">
            <text:p>0</text:p>
          </table:table-cell>
          <table:table-cell table:style-name="ce2"/>
          <table:table-cell office:value-type="float" office:value="-0.025545896962285" calcext:value-type="float">
            <text:p>-0.025545896962285</text:p>
          </table:table-cell>
          <table:table-cell/>
          <table:table-cell table:style-name="ce2" table:formula="of:=([.I95]-[.E95])/[.E95]%" office:value-type="float" office:value="-0" calcext:value-type="float">
            <text:p>0</text:p>
          </table:table-cell>
          <table:table-cell table:style-name="ce2"/>
          <table:table-cell office:value-type="float" office:value="-0.025545896962285" calcext:value-type="float">
            <text:p>-0.025545896962285</text:p>
          </table:table-cell>
          <table:table-cell/>
          <table:table-cell table:style-name="ce3" table:formula="of:=([.M95]-[.I95])/[.I95]%" office:value-type="float" office:value="-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-0.56665700674057" calcext:value-type="float">
            <text:p>-0.56665700674057</text:p>
          </table:table-cell>
          <table:table-cell table:number-columns-repeated="3"/>
          <table:table-cell office:value-type="float" office:value="-0.954435706138611" calcext:value-type="float">
            <text:p>-0.954435706138611</text:p>
          </table:table-cell>
          <table:table-cell/>
          <table:table-cell table:style-name="ce2" table:formula="of:=([.E96]-[.A96])/[.A96]%" office:value-type="float" office:value="68.432701755257" calcext:value-type="float">
            <text:p>68.432701755257</text:p>
          </table:table-cell>
          <table:table-cell table:style-name="ce2"/>
          <table:table-cell office:value-type="float" office:value="-0.327251315116882" calcext:value-type="float">
            <text:p>-0.327251315116882</text:p>
          </table:table-cell>
          <table:table-cell/>
          <table:table-cell table:style-name="ce2" table:formula="of:=([.I96]-[.E96])/[.E96]%" office:value-type="float" office:value="-65.7125867135826" calcext:value-type="float">
            <text:p>-65.7125867135826</text:p>
          </table:table-cell>
          <table:table-cell table:style-name="ce2"/>
          <table:table-cell office:value-type="float" office:value="0.0635984092950821" calcext:value-type="float">
            <text:p>0.063598409295082</text:p>
          </table:table-cell>
          <table:table-cell/>
          <table:table-cell table:style-name="ce3" table:formula="of:=([.M96]-[.I96])/[.I96]%" office:value-type="float" office:value="-119.434118781881" calcext:value-type="float">
            <text:p>-119.434118781881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-0.0114977275952697" calcext:value-type="float">
            <text:p>-0.01149772759527</text:p>
          </table:table-cell>
          <table:table-cell table:number-columns-repeated="3"/>
          <table:table-cell office:value-type="float" office:value="-0.0114977275952697" calcext:value-type="float">
            <text:p>-0.01149772759527</text:p>
          </table:table-cell>
          <table:table-cell/>
          <table:table-cell table:style-name="ce2" table:formula="of:=([.E97]-[.A97])/[.A97]%" office:value-type="float" office:value="-0" calcext:value-type="float">
            <text:p>0</text:p>
          </table:table-cell>
          <table:table-cell table:style-name="ce2"/>
          <table:table-cell office:value-type="float" office:value="-0.0114977275952697" calcext:value-type="float">
            <text:p>-0.01149772759527</text:p>
          </table:table-cell>
          <table:table-cell/>
          <table:table-cell table:style-name="ce2" table:formula="of:=([.I97]-[.E97])/[.E97]%" office:value-type="float" office:value="-0" calcext:value-type="float">
            <text:p>0</text:p>
          </table:table-cell>
          <table:table-cell table:style-name="ce2"/>
          <table:table-cell office:value-type="float" office:value="-0.0114977275952697" calcext:value-type="float">
            <text:p>-0.01149772759527</text:p>
          </table:table-cell>
          <table:table-cell/>
          <table:table-cell table:style-name="ce3" table:formula="of:=([.M97]-[.I97])/[.I97]%" office:value-type="float" office:value="-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-0.847114384174347" calcext:value-type="float">
            <text:p>-0.847114384174347</text:p>
          </table:table-cell>
          <table:table-cell table:number-columns-repeated="3"/>
          <table:table-cell office:value-type="float" office:value="-1.17704105377197" calcext:value-type="float">
            <text:p>-1.17704105377197</text:p>
          </table:table-cell>
          <table:table-cell/>
          <table:table-cell table:style-name="ce2" table:formula="of:=([.E98]-[.A98])/[.A98]%" office:value-type="float" office:value="38.9471216356683" calcext:value-type="float">
            <text:p>38.9471216356683</text:p>
          </table:table-cell>
          <table:table-cell table:style-name="ce2"/>
          <table:table-cell office:value-type="float" office:value="-1.17704105377197" calcext:value-type="float">
            <text:p>-1.17704105377197</text:p>
          </table:table-cell>
          <table:table-cell/>
          <table:table-cell table:style-name="ce2" table:formula="of:=([.I98]-[.E98])/[.E98]%" office:value-type="float" office:value="-0" calcext:value-type="float">
            <text:p>0</text:p>
          </table:table-cell>
          <table:table-cell table:style-name="ce2"/>
          <table:table-cell office:value-type="float" office:value="-1.17704105377197" calcext:value-type="float">
            <text:p>-1.17704105377197</text:p>
          </table:table-cell>
          <table:table-cell/>
          <table:table-cell table:style-name="ce3" table:formula="of:=([.M98]-[.I98])/[.I98]%" office:value-type="float" office:value="-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-0.158384650945663" calcext:value-type="float">
            <text:p>-0.158384650945663</text:p>
          </table:table-cell>
          <table:table-cell table:number-columns-repeated="3"/>
          <table:table-cell office:value-type="float" office:value="-0.0060449093580246" calcext:value-type="float">
            <text:p>-0.006044909358025</text:p>
          </table:table-cell>
          <table:table-cell/>
          <table:table-cell table:style-name="ce2" table:formula="of:=([.E99]-[.A99])/[.A99]%" office:value-type="float" office:value="-96.1833995138213" calcext:value-type="float">
            <text:p>-96.1833995138213</text:p>
          </table:table-cell>
          <table:table-cell table:style-name="ce2"/>
          <table:table-cell office:value-type="float" office:value="-0.0237863883376122" calcext:value-type="float">
            <text:p>-0.023786388337612</text:p>
          </table:table-cell>
          <table:table-cell/>
          <table:table-cell table:style-name="ce2" table:formula="of:=([.I99]-[.E99])/[.E99]%" office:value-type="float" office:value="293.49454108912" calcext:value-type="float">
            <text:p>293.49454108912</text:p>
          </table:table-cell>
          <table:table-cell table:style-name="ce2"/>
          <table:table-cell office:value-type="float" office:value="-0.0685982704162598" calcext:value-type="float">
            <text:p>-0.06859827041626</text:p>
          </table:table-cell>
          <table:table-cell/>
          <table:table-cell table:style-name="ce3" table:formula="of:=([.M99]-[.I99])/[.I99]%" office:value-type="float" office:value="188.392964255901" calcext:value-type="float">
            <text:p>188.392964255901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-0.165217638015747" calcext:value-type="float">
            <text:p>-0.165217638015747</text:p>
          </table:table-cell>
          <table:table-cell table:number-columns-repeated="3"/>
          <table:table-cell office:value-type="float" office:value="-0.11370450258255" calcext:value-type="float">
            <text:p>-0.11370450258255</text:p>
          </table:table-cell>
          <table:table-cell/>
          <table:table-cell table:style-name="ce2" table:formula="of:=([.E100]-[.A100])/[.A100]%" office:value-type="float" office:value="-31.1789564672794" calcext:value-type="float">
            <text:p>-31.1789564672794</text:p>
          </table:table-cell>
          <table:table-cell table:style-name="ce2"/>
          <table:table-cell office:value-type="float" office:value="-0.11370450258255" calcext:value-type="float">
            <text:p>-0.11370450258255</text:p>
          </table:table-cell>
          <table:table-cell/>
          <table:table-cell table:style-name="ce2" table:formula="of:=([.I100]-[.E100])/[.E100]%" office:value-type="float" office:value="-0" calcext:value-type="float">
            <text:p>0</text:p>
          </table:table-cell>
          <table:table-cell table:style-name="ce2"/>
          <table:table-cell office:value-type="float" office:value="-0.11370450258255" calcext:value-type="float">
            <text:p>-0.11370450258255</text:p>
          </table:table-cell>
          <table:table-cell/>
          <table:table-cell table:style-name="ce3" table:formula="of:=([.M100]-[.I100])/[.I100]%" office:value-type="float" office:value="-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0.566177010536194" calcext:value-type="float">
            <text:p>0.566177010536194</text:p>
          </table:table-cell>
          <table:table-cell table:number-columns-repeated="3"/>
          <table:table-cell office:value-type="float" office:value="0.944568634033203" calcext:value-type="float">
            <text:p>0.944568634033203</text:p>
          </table:table-cell>
          <table:table-cell/>
          <table:table-cell table:style-name="ce2" table:formula="of:=([.E101]-[.A101])/[.A101]%" office:value-type="float" office:value="66.8327424913731" calcext:value-type="float">
            <text:p>66.8327424913731</text:p>
          </table:table-cell>
          <table:table-cell table:style-name="ce2"/>
          <table:table-cell office:value-type="float" office:value="0.000455578847322613" calcext:value-type="float">
            <text:p>0.000455578847323</text:p>
          </table:table-cell>
          <table:table-cell/>
          <table:table-cell table:style-name="ce2" table:formula="of:=([.I101]-[.E101])/[.E101]%" office:value-type="float" office:value="-99.9517685818788" calcext:value-type="float">
            <text:p>-99.9517685818788</text:p>
          </table:table-cell>
          <table:table-cell table:style-name="ce2"/>
          <table:table-cell office:value-type="float" office:value="0.000455578847322613" calcext:value-type="float">
            <text:p>0.000455578847323</text:p>
          </table:table-cell>
          <table:table-cell/>
          <table:table-cell table:style-name="ce3" table:formula="of:=([.M101]-[.I101])/[.I101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0.476146548986435" calcext:value-type="float">
            <text:p>0.476146548986435</text:p>
          </table:table-cell>
          <table:table-cell table:number-columns-repeated="3"/>
          <table:table-cell office:value-type="float" office:value="0.989981353282928" calcext:value-type="float">
            <text:p>0.989981353282928</text:p>
          </table:table-cell>
          <table:table-cell/>
          <table:table-cell table:style-name="ce2" table:formula="of:=([.E102]-[.A102])/[.A102]%" office:value-type="float" office:value="107.915263775467" calcext:value-type="float">
            <text:p>107.915263775467</text:p>
          </table:table-cell>
          <table:table-cell table:style-name="ce2"/>
          <table:table-cell office:value-type="float" office:value="2.46780753135681" calcext:value-type="float">
            <text:p>2.46780753135681</text:p>
          </table:table-cell>
          <table:table-cell/>
          <table:table-cell table:style-name="ce2" table:formula="of:=([.I102]-[.E102])/[.E102]%" office:value-type="float" office:value="149.278183187308" calcext:value-type="float">
            <text:p>149.278183187308</text:p>
          </table:table-cell>
          <table:table-cell table:style-name="ce2"/>
          <table:table-cell office:value-type="float" office:value="2.45817470550537" calcext:value-type="float">
            <text:p>2.45817470550537</text:p>
          </table:table-cell>
          <table:table-cell/>
          <table:table-cell table:style-name="ce3" table:formula="of:=([.M102]-[.I102])/[.I102]%" office:value-type="float" office:value="-0.390339430001777" calcext:value-type="float">
            <text:p>-0.390339430001777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-0.116068035364151" calcext:value-type="float">
            <text:p>-0.116068035364151</text:p>
          </table:table-cell>
          <table:table-cell table:number-columns-repeated="3"/>
          <table:table-cell office:value-type="float" office:value="-0.0377787128090858" calcext:value-type="float">
            <text:p>-0.037778712809086</text:p>
          </table:table-cell>
          <table:table-cell/>
          <table:table-cell table:style-name="ce2" table:formula="of:=([.E103]-[.A103])/[.A103]%" office:value-type="float" office:value="-67.4512343639149" calcext:value-type="float">
            <text:p>-67.4512343639149</text:p>
          </table:table-cell>
          <table:table-cell table:style-name="ce2"/>
          <table:table-cell office:value-type="float" office:value="-0.554208278656006" calcext:value-type="float">
            <text:p>-0.554208278656006</text:p>
          </table:table-cell>
          <table:table-cell/>
          <table:table-cell table:style-name="ce2" table:formula="of:=([.I103]-[.E103])/[.E103]%" office:value-type="float" office:value="1366.98560497995" calcext:value-type="float">
            <text:p>1366.98560497995</text:p>
          </table:table-cell>
          <table:table-cell table:style-name="ce2"/>
          <table:table-cell office:value-type="float" office:value="-0.393736600875854" calcext:value-type="float">
            <text:p>-0.393736600875854</text:p>
          </table:table-cell>
          <table:table-cell/>
          <table:table-cell table:style-name="ce3" table:formula="of:=([.M103]-[.I103])/[.I103]%" office:value-type="float" office:value="-28.955121018637" calcext:value-type="float">
            <text:p>-28.955121018637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0.0266711357980967" calcext:value-type="float">
            <text:p>0.026671135798097</text:p>
          </table:table-cell>
          <table:table-cell table:number-columns-repeated="3"/>
          <table:table-cell office:value-type="float" office:value="-0.0892659872770309" calcext:value-type="float">
            <text:p>-0.089265987277031</text:p>
          </table:table-cell>
          <table:table-cell/>
          <table:table-cell table:style-name="ce2" table:formula="of:=([.E104]-[.A104])/[.A104]%" office:value-type="float" office:value="-434.691360550911" calcext:value-type="float">
            <text:p>-434.691360550911</text:p>
          </table:table-cell>
          <table:table-cell table:style-name="ce2"/>
          <table:table-cell office:value-type="float" office:value="-1.09334921836853" calcext:value-type="float">
            <text:p>-1.09334921836853</text:p>
          </table:table-cell>
          <table:table-cell/>
          <table:table-cell table:style-name="ce2" table:formula="of:=([.I104]-[.E104])/[.E104]%" office:value-type="float" office:value="1124.82173974662" calcext:value-type="float">
            <text:p>1124.82173974662</text:p>
          </table:table-cell>
          <table:table-cell table:style-name="ce2"/>
          <table:table-cell office:value-type="float" office:value="-1.12687575817108" calcext:value-type="float">
            <text:p>-1.12687575817108</text:p>
          </table:table-cell>
          <table:table-cell/>
          <table:table-cell table:style-name="ce3" table:formula="of:=([.M104]-[.I104])/[.I104]%" office:value-type="float" office:value="3.06640725939138" calcext:value-type="float">
            <text:p>3.06640725939138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0.555865705013275" calcext:value-type="float">
            <text:p>0.555865705013275</text:p>
          </table:table-cell>
          <table:table-cell table:number-columns-repeated="3"/>
          <table:table-cell office:value-type="float" office:value="0.679441630840302" calcext:value-type="float">
            <text:p>0.679441630840302</text:p>
          </table:table-cell>
          <table:table-cell/>
          <table:table-cell table:style-name="ce2" table:formula="of:=([.E105]-[.A105])/[.A105]%" office:value-type="float" office:value="22.2312556274856" calcext:value-type="float">
            <text:p>22.2312556274856</text:p>
          </table:table-cell>
          <table:table-cell table:style-name="ce2"/>
          <table:table-cell office:value-type="float" office:value="-0.000133570254547521" calcext:value-type="float">
            <text:p>-0.000133570254548</text:p>
          </table:table-cell>
          <table:table-cell/>
          <table:table-cell table:style-name="ce2" table:formula="of:=([.I105]-[.E105])/[.E105]%" office:value-type="float" office:value="-100.019658826967" calcext:value-type="float">
            <text:p>-100.019658826967</text:p>
          </table:table-cell>
          <table:table-cell table:style-name="ce2"/>
          <table:table-cell office:value-type="float" office:value="-0.000133570254547521" calcext:value-type="float">
            <text:p>-0.000133570254548</text:p>
          </table:table-cell>
          <table:table-cell/>
          <table:table-cell table:style-name="ce3" table:formula="of:=([.M105]-[.I105])/[.I105]%" office:value-type="float" office:value="-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-0.422161877155304" calcext:value-type="float">
            <text:p>-0.422161877155304</text:p>
          </table:table-cell>
          <table:table-cell table:number-columns-repeated="3"/>
          <table:table-cell office:value-type="float" office:value="-0.00643527880311012" calcext:value-type="float">
            <text:p>-0.00643527880311</text:p>
          </table:table-cell>
          <table:table-cell/>
          <table:table-cell table:style-name="ce2" table:formula="of:=([.E106]-[.A106])/[.A106]%" office:value-type="float" office:value="-98.4756371545262" calcext:value-type="float">
            <text:p>-98.4756371545262</text:p>
          </table:table-cell>
          <table:table-cell table:style-name="ce2"/>
          <table:table-cell office:value-type="float" office:value="-0.00643527880311012" calcext:value-type="float">
            <text:p>-0.00643527880311</text:p>
          </table:table-cell>
          <table:table-cell/>
          <table:table-cell table:style-name="ce2" table:formula="of:=([.I106]-[.E106])/[.E106]%" office:value-type="float" office:value="-0" calcext:value-type="float">
            <text:p>0</text:p>
          </table:table-cell>
          <table:table-cell table:style-name="ce2"/>
          <table:table-cell office:value-type="float" office:value="-0.00643527880311012" calcext:value-type="float">
            <text:p>-0.00643527880311</text:p>
          </table:table-cell>
          <table:table-cell/>
          <table:table-cell table:style-name="ce3" table:formula="of:=([.M106]-[.I106])/[.I106]%" office:value-type="float" office:value="-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0.0307726860046387" calcext:value-type="float">
            <text:p>0.030772686004639</text:p>
          </table:table-cell>
          <table:table-cell table:number-columns-repeated="3"/>
          <table:table-cell office:value-type="float" office:value="0.0576225146651268" calcext:value-type="float">
            <text:p>0.057622514665127</text:p>
          </table:table-cell>
          <table:table-cell/>
          <table:table-cell table:style-name="ce2" table:formula="of:=([.E107]-[.A107])/[.A107]%" office:value-type="float" office:value="87.2521451537923" calcext:value-type="float">
            <text:p>87.2521451537923</text:p>
          </table:table-cell>
          <table:table-cell table:style-name="ce2"/>
          <table:table-cell office:value-type="float" office:value="0.0576225146651268" calcext:value-type="float">
            <text:p>0.057622514665127</text:p>
          </table:table-cell>
          <table:table-cell/>
          <table:table-cell table:style-name="ce2" table:formula="of:=([.I107]-[.E107])/[.E107]%" office:value-type="float" office:value="0" calcext:value-type="float">
            <text:p>0</text:p>
          </table:table-cell>
          <table:table-cell table:style-name="ce2"/>
          <table:table-cell office:value-type="float" office:value="0.0576225146651268" calcext:value-type="float">
            <text:p>0.057622514665127</text:p>
          </table:table-cell>
          <table:table-cell/>
          <table:table-cell table:style-name="ce3" table:formula="of:=([.M107]-[.I107])/[.I107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0.571013927459717" calcext:value-type="float">
            <text:p>0.571013927459717</text:p>
          </table:table-cell>
          <table:table-cell table:number-columns-repeated="3"/>
          <table:table-cell office:value-type="float" office:value="0.925947248935699" calcext:value-type="float">
            <text:p>0.925947248935699</text:p>
          </table:table-cell>
          <table:table-cell/>
          <table:table-cell table:style-name="ce2" table:formula="of:=([.E108]-[.A108])/[.A108]%" office:value-type="float" office:value="62.1584350936907" calcext:value-type="float">
            <text:p>62.1584350936907</text:p>
          </table:table-cell>
          <table:table-cell table:style-name="ce2"/>
          <table:table-cell office:value-type="float" office:value="0.0000617716286797076" calcext:value-type="float">
            <text:p>6.17716286797076E-05</text:p>
          </table:table-cell>
          <table:table-cell/>
          <table:table-cell table:style-name="ce2" table:formula="of:=([.I108]-[.E108])/[.E108]%" office:value-type="float" office:value="-99.9933288177322" calcext:value-type="float">
            <text:p>-99.9933288177322</text:p>
          </table:table-cell>
          <table:table-cell table:style-name="ce2"/>
          <table:table-cell office:value-type="float" office:value="0.0000617716286797076" calcext:value-type="float">
            <text:p>6.17716286797076E-05</text:p>
          </table:table-cell>
          <table:table-cell/>
          <table:table-cell table:style-name="ce3" table:formula="of:=([.M108]-[.I108])/[.I108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1.09721791744232" calcext:value-type="float">
            <text:p>1.09721791744232</text:p>
          </table:table-cell>
          <table:table-cell table:number-columns-repeated="3"/>
          <table:table-cell office:value-type="float" office:value="1.92262732982636" calcext:value-type="float">
            <text:p>1.92262732982636</text:p>
          </table:table-cell>
          <table:table-cell/>
          <table:table-cell table:style-name="ce2" table:formula="of:=([.E109]-[.A109])/[.A109]%" office:value-type="float" office:value="75.2274820947249" calcext:value-type="float">
            <text:p>75.2274820947249</text:p>
          </table:table-cell>
          <table:table-cell table:style-name="ce2"/>
          <table:table-cell office:value-type="float" office:value="3.32407331466675" calcext:value-type="float">
            <text:p>3.32407331466675</text:p>
          </table:table-cell>
          <table:table-cell/>
          <table:table-cell table:style-name="ce2" table:formula="of:=([.I109]-[.E109])/[.E109]%" office:value-type="float" office:value="72.8922325767084" calcext:value-type="float">
            <text:p>72.8922325767084</text:p>
          </table:table-cell>
          <table:table-cell table:style-name="ce2"/>
          <table:table-cell office:value-type="float" office:value="3.33472442626953" calcext:value-type="float">
            <text:p>3.33472442626953</text:p>
          </table:table-cell>
          <table:table-cell/>
          <table:table-cell table:style-name="ce3" table:formula="of:=([.M109]-[.I109])/[.I109]%" office:value-type="float" office:value="0.320423486322811" calcext:value-type="float">
            <text:p>0.320423486322811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0.435706287622452" calcext:value-type="float">
            <text:p>0.435706287622452</text:p>
          </table:table-cell>
          <table:table-cell table:number-columns-repeated="3"/>
          <table:table-cell office:value-type="float" office:value="1.10281002521515" calcext:value-type="float">
            <text:p>1.10281002521515</text:p>
          </table:table-cell>
          <table:table-cell/>
          <table:table-cell table:style-name="ce2" table:formula="of:=([.E110]-[.A110])/[.A110]%" office:value-type="float" office:value="153.108586344468" calcext:value-type="float">
            <text:p>153.108586344468</text:p>
          </table:table-cell>
          <table:table-cell table:style-name="ce2"/>
          <table:table-cell office:value-type="float" office:value="-0.0170379690825939" calcext:value-type="float">
            <text:p>-0.017037969082594</text:p>
          </table:table-cell>
          <table:table-cell/>
          <table:table-cell table:style-name="ce2" table:formula="of:=([.I110]-[.E110])/[.E110]%" office:value-type="float" office:value="-101.54495957536" calcext:value-type="float">
            <text:p>-101.54495957536</text:p>
          </table:table-cell>
          <table:table-cell table:style-name="ce2"/>
          <table:table-cell office:value-type="float" office:value="-0.0170379690825939" calcext:value-type="float">
            <text:p>-0.017037969082594</text:p>
          </table:table-cell>
          <table:table-cell/>
          <table:table-cell table:style-name="ce3" table:formula="of:=([.M110]-[.I110])/[.I110]%" office:value-type="float" office:value="-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0.031865905970335" calcext:value-type="float">
            <text:p>0.031865905970335</text:p>
          </table:table-cell>
          <table:table-cell table:number-columns-repeated="3"/>
          <table:table-cell office:value-type="float" office:value="-0.101893216371536" calcext:value-type="float">
            <text:p>-0.101893216371536</text:p>
          </table:table-cell>
          <table:table-cell/>
          <table:table-cell table:style-name="ce2" table:formula="of:=([.E111]-[.A111])/[.A111]%" office:value-type="float" office:value="-419.756219912253" calcext:value-type="float">
            <text:p>-419.756219912253</text:p>
          </table:table-cell>
          <table:table-cell table:style-name="ce2"/>
          <table:table-cell office:value-type="float" office:value="-0.00632645515725017" calcext:value-type="float">
            <text:p>-0.00632645515725</text:p>
          </table:table-cell>
          <table:table-cell/>
          <table:table-cell table:style-name="ce2" table:formula="of:=([.I111]-[.E111])/[.E111]%" office:value-type="float" office:value="-93.7910928886749" calcext:value-type="float">
            <text:p>-93.7910928886749</text:p>
          </table:table-cell>
          <table:table-cell table:style-name="ce2"/>
          <table:table-cell office:value-type="float" office:value="-0.00632645515725017" calcext:value-type="float">
            <text:p>-0.00632645515725</text:p>
          </table:table-cell>
          <table:table-cell/>
          <table:table-cell table:style-name="ce3" table:formula="of:=([.M111]-[.I111])/[.I111]%" office:value-type="float" office:value="-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-0.0234612561762333" calcext:value-type="float">
            <text:p>-0.023461256176233</text:p>
          </table:table-cell>
          <table:table-cell table:number-columns-repeated="3"/>
          <table:table-cell office:value-type="float" office:value="0.0879053100943566" calcext:value-type="float">
            <text:p>0.087905310094357</text:p>
          </table:table-cell>
          <table:table-cell/>
          <table:table-cell table:style-name="ce2" table:formula="of:=([.E112]-[.A112])/[.A112]%" office:value-type="float" office:value="-474.682879015687" calcext:value-type="float">
            <text:p>-474.682879015687</text:p>
          </table:table-cell>
          <table:table-cell table:style-name="ce2"/>
          <table:table-cell office:value-type="float" office:value="-0.144161283969879" calcext:value-type="float">
            <text:p>-0.144161283969879</text:p>
          </table:table-cell>
          <table:table-cell/>
          <table:table-cell table:style-name="ce2" table:formula="of:=([.I112]-[.E112])/[.E112]%" office:value-type="float" office:value="-263.996104234361" calcext:value-type="float">
            <text:p>-263.996104234361</text:p>
          </table:table-cell>
          <table:table-cell table:style-name="ce2"/>
          <table:table-cell office:value-type="float" office:value="-0.208620235323906" calcext:value-type="float">
            <text:p>-0.208620235323906</text:p>
          </table:table-cell>
          <table:table-cell/>
          <table:table-cell table:style-name="ce3" table:formula="of:=([.M112]-[.I112])/[.I112]%" office:value-type="float" office:value="44.7130807793686" calcext:value-type="float">
            <text:p>44.7130807793686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-0.46565717458725" calcext:value-type="float">
            <text:p>-0.46565717458725</text:p>
          </table:table-cell>
          <table:table-cell table:number-columns-repeated="3"/>
          <table:table-cell office:value-type="float" office:value="-0.722704648971558" calcext:value-type="float">
            <text:p>-0.722704648971558</text:p>
          </table:table-cell>
          <table:table-cell/>
          <table:table-cell table:style-name="ce2" table:formula="of:=([.E113]-[.A113])/[.A113]%" office:value-type="float" office:value="55.2010123353409" calcext:value-type="float">
            <text:p>55.2010123353409</text:p>
          </table:table-cell>
          <table:table-cell table:style-name="ce2"/>
          <table:table-cell office:value-type="float" office:value="-0.937322795391083" calcext:value-type="float">
            <text:p>-0.937322795391083</text:p>
          </table:table-cell>
          <table:table-cell/>
          <table:table-cell table:style-name="ce2" table:formula="of:=([.I113]-[.E113])/[.E113]%" office:value-type="float" office:value="29.6965221857831" calcext:value-type="float">
            <text:p>29.6965221857831</text:p>
          </table:table-cell>
          <table:table-cell table:style-name="ce2"/>
          <table:table-cell office:value-type="float" office:value="-1.09500432014465" calcext:value-type="float">
            <text:p>-1.09500432014465</text:p>
          </table:table-cell>
          <table:table-cell/>
          <table:table-cell table:style-name="ce3" table:formula="of:=([.M113]-[.I113])/[.I113]%" office:value-type="float" office:value="16.8225424078991" calcext:value-type="float">
            <text:p>16.8225424078991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0.564745783805847" calcext:value-type="float">
            <text:p>0.564745783805847</text:p>
          </table:table-cell>
          <table:table-cell table:number-columns-repeated="3"/>
          <table:table-cell office:value-type="float" office:value="0.957857310771942" calcext:value-type="float">
            <text:p>0.957857310771942</text:p>
          </table:table-cell>
          <table:table-cell/>
          <table:table-cell table:style-name="ce2" table:formula="of:=([.E114]-[.A114])/[.A114]%" office:value-type="float" office:value="69.6085811065112" calcext:value-type="float">
            <text:p>69.6085811065112</text:p>
          </table:table-cell>
          <table:table-cell table:style-name="ce2"/>
          <table:table-cell office:value-type="float" office:value="1.9012463092804" calcext:value-type="float">
            <text:p>1.9012463092804</text:p>
          </table:table-cell>
          <table:table-cell/>
          <table:table-cell table:style-name="ce2" table:formula="of:=([.I114]-[.E114])/[.E114]%" office:value-type="float" office:value="98.4895127801626" calcext:value-type="float">
            <text:p>98.4895127801626</text:p>
          </table:table-cell>
          <table:table-cell table:style-name="ce2"/>
          <table:table-cell office:value-type="float" office:value="1.9067919254303" calcext:value-type="float">
            <text:p>1.9067919254303</text:p>
          </table:table-cell>
          <table:table-cell/>
          <table:table-cell table:style-name="ce3" table:formula="of:=([.M114]-[.I114])/[.I114]%" office:value-type="float" office:value="0.291683203950405" calcext:value-type="float">
            <text:p>0.291683203950405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0.0186653360724449" calcext:value-type="float">
            <text:p>0.018665336072445</text:p>
          </table:table-cell>
          <table:table-cell table:number-columns-repeated="3"/>
          <table:table-cell office:value-type="float" office:value="-0.0722012594342232" calcext:value-type="float">
            <text:p>-0.072201259434223</text:p>
          </table:table-cell>
          <table:table-cell/>
          <table:table-cell table:style-name="ce2" table:formula="of:=([.E115]-[.A115])/[.A115]%" office:value-type="float" office:value="-486.820034495987" calcext:value-type="float">
            <text:p>-486.820034495987</text:p>
          </table:table-cell>
          <table:table-cell table:style-name="ce2"/>
          <table:table-cell office:value-type="float" office:value="0.023898720741272" calcext:value-type="float">
            <text:p>0.023898720741272</text:p>
          </table:table-cell>
          <table:table-cell/>
          <table:table-cell table:style-name="ce2" table:formula="of:=([.I115]-[.E115])/[.E115]%" office:value-type="float" office:value="-133.10014385974" calcext:value-type="float">
            <text:p>-133.10014385974</text:p>
          </table:table-cell>
          <table:table-cell table:style-name="ce2"/>
          <table:table-cell office:value-type="float" office:value="0.023898720741272" calcext:value-type="float">
            <text:p>0.023898720741272</text:p>
          </table:table-cell>
          <table:table-cell/>
          <table:table-cell table:style-name="ce3" table:formula="of:=([.M115]-[.I115])/[.I115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-0.0203045420348644" calcext:value-type="float">
            <text:p>-0.020304542034864</text:p>
          </table:table-cell>
          <table:table-cell table:number-columns-repeated="3"/>
          <table:table-cell office:value-type="float" office:value="-0.0203045420348644" calcext:value-type="float">
            <text:p>-0.020304542034864</text:p>
          </table:table-cell>
          <table:table-cell/>
          <table:table-cell table:style-name="ce2" table:formula="of:=([.E116]-[.A116])/[.A116]%" office:value-type="float" office:value="-0" calcext:value-type="float">
            <text:p>0</text:p>
          </table:table-cell>
          <table:table-cell table:style-name="ce2"/>
          <table:table-cell office:value-type="float" office:value="-0.0203045420348644" calcext:value-type="float">
            <text:p>-0.020304542034864</text:p>
          </table:table-cell>
          <table:table-cell/>
          <table:table-cell table:style-name="ce2" table:formula="of:=([.I116]-[.E116])/[.E116]%" office:value-type="float" office:value="-0" calcext:value-type="float">
            <text:p>0</text:p>
          </table:table-cell>
          <table:table-cell table:style-name="ce2"/>
          <table:table-cell office:value-type="float" office:value="-0.0203045420348644" calcext:value-type="float">
            <text:p>-0.020304542034865</text:p>
          </table:table-cell>
          <table:table-cell/>
          <table:table-cell table:style-name="ce3" table:formula="of:=([.M116]-[.I116])/[.I116]%" office:value-type="float" office:value="-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0.0216675512492657" calcext:value-type="float">
            <text:p>0.021667551249266</text:p>
          </table:table-cell>
          <table:table-cell table:number-columns-repeated="3"/>
          <table:table-cell office:value-type="float" office:value="0.0765252411365509" calcext:value-type="float">
            <text:p>0.076525241136551</text:p>
          </table:table-cell>
          <table:table-cell/>
          <table:table-cell table:style-name="ce2" table:formula="of:=([.E117]-[.A117])/[.A117]%" office:value-type="float" office:value="253.179001430281" calcext:value-type="float">
            <text:p>253.179001430281</text:p>
          </table:table-cell>
          <table:table-cell table:style-name="ce2"/>
          <table:table-cell office:value-type="float" office:value="0.0765252411365509" calcext:value-type="float">
            <text:p>0.076525241136551</text:p>
          </table:table-cell>
          <table:table-cell/>
          <table:table-cell table:style-name="ce2" table:formula="of:=([.I117]-[.E117])/[.E117]%" office:value-type="float" office:value="0" calcext:value-type="float">
            <text:p>0</text:p>
          </table:table-cell>
          <table:table-cell table:style-name="ce2"/>
          <table:table-cell office:value-type="float" office:value="0.0765252411365509" calcext:value-type="float">
            <text:p>0.076525241136551</text:p>
          </table:table-cell>
          <table:table-cell/>
          <table:table-cell table:style-name="ce3" table:formula="of:=([.M117]-[.I117])/[.I117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-0.114046514034271" calcext:value-type="float">
            <text:p>-0.114046514034271</text:p>
          </table:table-cell>
          <table:table-cell table:number-columns-repeated="3"/>
          <table:table-cell office:value-type="float" office:value="0.0455626212060452" calcext:value-type="float">
            <text:p>0.045562621206045</text:p>
          </table:table-cell>
          <table:table-cell/>
          <table:table-cell table:style-name="ce2" table:formula="of:=([.E118]-[.A118])/[.A118]%" office:value-type="float" office:value="-139.9509108997" calcext:value-type="float">
            <text:p>-139.9509108997</text:p>
          </table:table-cell>
          <table:table-cell table:style-name="ce2"/>
          <table:table-cell office:value-type="float" office:value="0.022410225123167" calcext:value-type="float">
            <text:p>0.022410225123167</text:p>
          </table:table-cell>
          <table:table-cell/>
          <table:table-cell table:style-name="ce2" table:formula="of:=([.I118]-[.E118])/[.E118]%" office:value-type="float" office:value="-50.8144515614618" calcext:value-type="float">
            <text:p>-50.8144515614618</text:p>
          </table:table-cell>
          <table:table-cell table:style-name="ce2"/>
          <table:table-cell office:value-type="float" office:value="0.022410225123167" calcext:value-type="float">
            <text:p>0.022410225123167</text:p>
          </table:table-cell>
          <table:table-cell/>
          <table:table-cell table:style-name="ce3" table:formula="of:=([.M118]-[.I118])/[.I118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-1.00539493560791" calcext:value-type="float">
            <text:p>-1.00539493560791</text:p>
          </table:table-cell>
          <table:table-cell table:number-columns-repeated="3"/>
          <table:table-cell office:value-type="float" office:value="-1.53887128829956" calcext:value-type="float">
            <text:p>-1.53887128829956</text:p>
          </table:table-cell>
          <table:table-cell/>
          <table:table-cell table:style-name="ce2" table:formula="of:=([.E119]-[.A119])/[.A119]%" office:value-type="float" office:value="53.0613725808242" calcext:value-type="float">
            <text:p>53.0613725808242</text:p>
          </table:table-cell>
          <table:table-cell table:style-name="ce2"/>
          <table:table-cell office:value-type="float" office:value="-2.01781725883484" calcext:value-type="float">
            <text:p>-2.01781725883484</text:p>
          </table:table-cell>
          <table:table-cell/>
          <table:table-cell table:style-name="ce2" table:formula="of:=([.I119]-[.E119])/[.E119]%" office:value-type="float" office:value="31.1231988131061" calcext:value-type="float">
            <text:p>31.1231988131061</text:p>
          </table:table-cell>
          <table:table-cell table:style-name="ce2"/>
          <table:table-cell office:value-type="float" office:value="-2.02074360847473" calcext:value-type="float">
            <text:p>-2.02074360847473</text:p>
          </table:table-cell>
          <table:table-cell/>
          <table:table-cell table:style-name="ce3" table:formula="of:=([.M119]-[.I119])/[.I119]%" office:value-type="float" office:value="0.145025503527561" calcext:value-type="float">
            <text:p>0.145025503527561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0.00285434909164906" calcext:value-type="float">
            <text:p>0.002854349091649</text:p>
          </table:table-cell>
          <table:table-cell table:number-columns-repeated="3"/>
          <table:table-cell office:value-type="float" office:value="0.00285434909164906" calcext:value-type="float">
            <text:p>0.002854349091649</text:p>
          </table:table-cell>
          <table:table-cell/>
          <table:table-cell table:style-name="ce2" table:formula="of:=([.E120]-[.A120])/[.A120]%" office:value-type="float" office:value="0" calcext:value-type="float">
            <text:p>0</text:p>
          </table:table-cell>
          <table:table-cell table:style-name="ce2"/>
          <table:table-cell office:value-type="float" office:value="0.00285434909164906" calcext:value-type="float">
            <text:p>0.002854349091649</text:p>
          </table:table-cell>
          <table:table-cell/>
          <table:table-cell table:style-name="ce2" table:formula="of:=([.I120]-[.E120])/[.E120]%" office:value-type="float" office:value="0" calcext:value-type="float">
            <text:p>0</text:p>
          </table:table-cell>
          <table:table-cell table:style-name="ce2"/>
          <table:table-cell office:value-type="float" office:value="0.00285434909164906" calcext:value-type="float">
            <text:p>0.002854349091649</text:p>
          </table:table-cell>
          <table:table-cell/>
          <table:table-cell table:style-name="ce3" table:formula="of:=([.M120]-[.I120])/[.I120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2.02409482002258" calcext:value-type="float">
            <text:p>2.02409482002258</text:p>
          </table:table-cell>
          <table:table-cell table:number-columns-repeated="3"/>
          <table:table-cell office:value-type="float" office:value="2.58709764480591" calcext:value-type="float">
            <text:p>2.58709764480591</text:p>
          </table:table-cell>
          <table:table-cell/>
          <table:table-cell table:style-name="ce2" table:formula="of:=([.E121]-[.A121])/[.A121]%" office:value-type="float" office:value="27.8150420234289" calcext:value-type="float">
            <text:p>27.8150420234289</text:p>
          </table:table-cell>
          <table:table-cell table:style-name="ce2"/>
          <table:table-cell office:value-type="float" office:value="3.76504945755005" calcext:value-type="float">
            <text:p>3.76504945755005</text:p>
          </table:table-cell>
          <table:table-cell/>
          <table:table-cell table:style-name="ce2" table:formula="of:=([.I121]-[.E121])/[.E121]%" office:value-type="float" office:value="45.5317879133438" calcext:value-type="float">
            <text:p>45.5317879133438</text:p>
          </table:table-cell>
          <table:table-cell table:style-name="ce2"/>
          <table:table-cell office:value-type="float" office:value="3.77003169059753" calcext:value-type="float">
            <text:p>3.77003169059753</text:p>
          </table:table-cell>
          <table:table-cell/>
          <table:table-cell table:style-name="ce3" table:formula="of:=([.M121]-[.I121])/[.I121]%" office:value-type="float" office:value="0.132328488739853" calcext:value-type="float">
            <text:p>0.132328488739853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0.00300872372463346" calcext:value-type="float">
            <text:p>0.003008723724633</text:p>
          </table:table-cell>
          <table:table-cell table:number-columns-repeated="3"/>
          <table:table-cell office:value-type="float" office:value="0.00300872372463346" calcext:value-type="float">
            <text:p>0.003008723724633</text:p>
          </table:table-cell>
          <table:table-cell/>
          <table:table-cell table:style-name="ce2" table:formula="of:=([.E122]-[.A122])/[.A122]%" office:value-type="float" office:value="0" calcext:value-type="float">
            <text:p>0</text:p>
          </table:table-cell>
          <table:table-cell table:style-name="ce2"/>
          <table:table-cell office:value-type="float" office:value="0.00300872372463346" calcext:value-type="float">
            <text:p>0.003008723724633</text:p>
          </table:table-cell>
          <table:table-cell/>
          <table:table-cell table:style-name="ce2" table:formula="of:=([.I122]-[.E122])/[.E122]%" office:value-type="float" office:value="0" calcext:value-type="float">
            <text:p>0</text:p>
          </table:table-cell>
          <table:table-cell table:style-name="ce2"/>
          <table:table-cell office:value-type="float" office:value="0.00300872372463346" calcext:value-type="float">
            <text:p>0.003008723724633</text:p>
          </table:table-cell>
          <table:table-cell/>
          <table:table-cell table:style-name="ce3" table:formula="of:=([.M122]-[.I122])/[.I122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0.511010229587555" calcext:value-type="float">
            <text:p>0.511010229587555</text:p>
          </table:table-cell>
          <table:table-cell table:number-columns-repeated="3"/>
          <table:table-cell office:value-type="float" office:value="0.000273379468126222" calcext:value-type="float">
            <text:p>0.000273379468126</text:p>
          </table:table-cell>
          <table:table-cell/>
          <table:table-cell table:style-name="ce2" table:formula="of:=([.E123]-[.A123])/[.A123]%" office:value-type="float" office:value="-99.9465021535191" calcext:value-type="float">
            <text:p>-99.9465021535191</text:p>
          </table:table-cell>
          <table:table-cell table:style-name="ce2"/>
          <table:table-cell office:value-type="float" office:value="0.000273379468126222" calcext:value-type="float">
            <text:p>0.000273379468126</text:p>
          </table:table-cell>
          <table:table-cell/>
          <table:table-cell table:style-name="ce2" table:formula="of:=([.I123]-[.E123])/[.E123]%" office:value-type="float" office:value="0" calcext:value-type="float">
            <text:p>0</text:p>
          </table:table-cell>
          <table:table-cell table:style-name="ce2"/>
          <table:table-cell office:value-type="float" office:value="0.000273379468126222" calcext:value-type="float">
            <text:p>0.000273379468126</text:p>
          </table:table-cell>
          <table:table-cell/>
          <table:table-cell table:style-name="ce3" table:formula="of:=([.M123]-[.I123])/[.I123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-1.17907822132111" calcext:value-type="float">
            <text:p>-1.17907822132111</text:p>
          </table:table-cell>
          <table:table-cell table:number-columns-repeated="3"/>
          <table:table-cell office:value-type="float" office:value="-1.49753534793854" calcext:value-type="float">
            <text:p>-1.49753534793854</text:p>
          </table:table-cell>
          <table:table-cell/>
          <table:table-cell table:style-name="ce2" table:formula="of:=([.E124]-[.A124])/[.A124]%" office:value-type="float" office:value="27.0089906554808" calcext:value-type="float">
            <text:p>27.0089906554808</text:p>
          </table:table-cell>
          <table:table-cell table:style-name="ce2"/>
          <table:table-cell office:value-type="float" office:value="-2.40034341812134" calcext:value-type="float">
            <text:p>-2.40034341812134</text:p>
          </table:table-cell>
          <table:table-cell/>
          <table:table-cell table:style-name="ce2" table:formula="of:=([.I124]-[.E124])/[.E124]%" office:value-type="float" office:value="60.2862611173469" calcext:value-type="float">
            <text:p>60.2862611173469</text:p>
          </table:table-cell>
          <table:table-cell table:style-name="ce2"/>
          <table:table-cell office:value-type="float" office:value="-2.48061847686768" calcext:value-type="float">
            <text:p>-2.48061847686768</text:p>
          </table:table-cell>
          <table:table-cell/>
          <table:table-cell table:style-name="ce3" table:formula="of:=([.M124]-[.I124])/[.I124]%" office:value-type="float" office:value="3.34431557335927" calcext:value-type="float">
            <text:p>3.34431557335927</text:p>
          </table:table-cell>
          <table:table-cell table:style-name="ce3"/>
          <table:table-cell table:number-columns-repeated="1008"/>
        </table:table-row>
        <table:table-row table:style-name="ro2">
          <table:table-cell office:value-type="float" office:value="0.354626536369324" calcext:value-type="float">
            <text:p>0.354626536369324</text:p>
          </table:table-cell>
          <table:table-cell table:number-columns-repeated="3"/>
          <table:table-cell office:value-type="float" office:value="0.0878913477063179" calcext:value-type="float">
            <text:p>0.087891347706318</text:p>
          </table:table-cell>
          <table:table-cell/>
          <table:table-cell table:style-name="ce2" table:formula="of:=([.E125]-[.A125])/[.A125]%" office:value-type="float" office:value="-75.2158006543583" calcext:value-type="float">
            <text:p>-75.2158006543583</text:p>
          </table:table-cell>
          <table:table-cell table:style-name="ce2"/>
          <table:table-cell office:value-type="float" office:value="0.0878913477063179" calcext:value-type="float">
            <text:p>0.087891347706318</text:p>
          </table:table-cell>
          <table:table-cell/>
          <table:table-cell table:style-name="ce2" table:formula="of:=([.I125]-[.E125])/[.E125]%" office:value-type="float" office:value="0" calcext:value-type="float">
            <text:p>0</text:p>
          </table:table-cell>
          <table:table-cell table:style-name="ce2"/>
          <table:table-cell office:value-type="float" office:value="0.0878913477063179" calcext:value-type="float">
            <text:p>0.087891347706318</text:p>
          </table:table-cell>
          <table:table-cell/>
          <table:table-cell table:style-name="ce3" table:formula="of:=([.M125]-[.I125])/[.I125]%" office:value-type="float" office:value="0" calcext:value-type="float">
            <text:p>0</text:p>
          </table:table-cell>
          <table:table-cell table:style-name="ce3"/>
          <table:table-cell table:number-columns-repeated="1008"/>
        </table:table-row>
        <table:table-row table:style-name="ro2" table:number-rows-repeated="10484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9">00/00/0000</text:date>, <text:time style:data-style-name="N2" text:time-value="21:46:16.6199067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Linux_X86_64 LibreOffice_project/40m0$Build-2</meta:generator>
    <meta:creation-date>2017-12-14T12:40:41Z</meta:creation-date>
    <dc:date>2017-12-19T21:51:29.510948130</dc:date>
    <meta:editing-cycles>5</meta:editing-cycles>
    <meta:editing-duration>PT18M39S</meta:editing-duration>
    <meta:document-statistic meta:table-count="1" meta:cell-count="1200" meta:object-count="0"/>
  </office:meta>
</office:document-meta>
</file>